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62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99" fo:border="0.0008in solid #000000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map style:condition="cell-content()=&quot;Sun&quot;" style:apply-style-name="Không_20_tên4" style:base-cell-address="'Cover Page'.AH1"/>
    </style:style>
    <style:style style:name="ce9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9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287in" draw:caption-point-x="-0.7689in" draw:caption-point-y="0.93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264in" draw:caption-point-x="-0.2402in" draw:caption-point-y="0.637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264in" draw:caption-point-x="-0.2622in" draw:caption-point-y="0.637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264in" draw:caption-point-x="-0.2402in" draw:caption-point-y="0.637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264in" draw:caption-point-x="-0.2402in" draw:caption-point-y="0.637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8602in" draw:caption-point-x="-1.4484in" draw:caption-point-y="0.503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03-22T10:07:32.11">
            <text:p>03/22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3">
            <text:p>3</text:p>
          </table:table-cell>
          <table:table-cell table:style-name="ce55" table:formula="of:=SUMPRODUCT([Thong_Tin_Ngay_Nghi_201701.$B$3:.$B$68]=[.$B7];[Thong_Tin_Ngay_Nghi_201701.$C$3:.$C$68]) +  SUMPRODUCT([Thong_Tin_Ngay_Nghi_201702.$B$3:.$B$69]=[.$B7];[Thong_Tin_Ngay_Nghi_201702.$C$3:.$C$69]) + SUMPRODUCT([Thong_Tin_Ngay_Nghi_201703.$B$3:.$B$72]=[.$B7];[Thong_Tin_Ngay_Nghi_201703.$C$3:.$C$72])" office:value-type="float" office:value="3.5">
            <text:p>3.5</text:p>
          </table:table-cell>
          <table:table-cell table:style-name="ce60" table:formula="of:=SUMPRODUCT([Thong_Tin_Ngay_Nghi_201701.$B$3:.$B$68]=[.$B7];[Thong_Tin_Ngay_Nghi_201701.$C$3:.$C$68]) +  SUMPRODUCT([Thong_Tin_Ngay_Nghi_201702.$B$3:.$B$69]=[.$B7];[Thong_Tin_Ngay_Nghi_201702.$C$3:.$C$69]) + SUMPRODUCT([Thong_Tin_Ngay_Nghi_201703.$B$3:.$B$72]=[.$B7];[Thong_Tin_Ngay_Nghi_201703.$C$3:.$C$72])" office:value-type="float" office:value="3.5">
            <text:p>3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8"/>
          <table:table-cell table:style-name="ce48" table:formula="of:=[.I7]+[.K7] +[.J7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8]);DATE(YEAR([.D8]);12;31);NOW())" office:value-type="date" office:date-value="2017-03-22T10:14:16.68">
            <text:p>03/22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3">
            <text:p>3</text:p>
          </table:table-cell>
          <table:table-cell table:style-name="ce56" table:formula="of:=SUMPRODUCT([Thong_Tin_Ngay_Nghi_201701.$B$3:.$B$68]=[.$B8];[Thong_Tin_Ngay_Nghi_201701.$C$3:.$C$68]) +  SUMPRODUCT([Thong_Tin_Ngay_Nghi_201702.$B$3:.$B$69]=[.$B8];[Thong_Tin_Ngay_Nghi_201702.$C$3:.$C$69]) + SUMPRODUCT([Thong_Tin_Ngay_Nghi_201703.$B$3:.$B$72]=[.$B8];[Thong_Tin_Ngay_Nghi_201703.$C$3:.$C$72])" office:value-type="float" office:value="7.5">
            <text:p>7.5</text:p>
          </table:table-cell>
          <table:table-cell table:style-name="ce61" table:formula="of:=SUMPRODUCT([Thong_Tin_Ngay_Nghi_201701.$B$3:.$B$68]=[.$B8];[Thong_Tin_Ngay_Nghi_201701.$C$3:.$C$68]) +  SUMPRODUCT([Thong_Tin_Ngay_Nghi_201702.$B$3:.$B$69]=[.$B8];[Thong_Tin_Ngay_Nghi_201702.$C$3:.$C$69]) + SUMPRODUCT([Thong_Tin_Ngay_Nghi_201703.$B$3:.$B$72]=[.$B8];[Thong_Tin_Ngay_Nghi_201703.$C$3:.$C$72])" office:value-type="float" office:value="7.5">
            <text:p>7.5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-3.5">
            <text:p>-3.5</text:p>
          </table:table-cell>
          <table:table-cell table:number-columns-repeated="2" table:style-name="ce48"/>
          <table:table-cell table:style-name="ce48" table:formula="of:=[.I8]+[.K8] +[.J8]" office:value-type="float" office:value="-3.5">
            <text:p>-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03-22T10:14:16.68">
            <text:p>03/22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3">
            <text:p>3</text:p>
          </table:table-cell>
          <table:table-cell table:style-name="ce56" table:formula="of:=SUMPRODUCT([Thong_Tin_Ngay_Nghi_201701.$B$3:.$B$68]=[.$B9];[Thong_Tin_Ngay_Nghi_201701.$C$3:.$C$68]) +  SUMPRODUCT([Thong_Tin_Ngay_Nghi_201702.$B$3:.$B$69]=[.$B9];[Thong_Tin_Ngay_Nghi_201702.$C$3:.$C$69]) + SUMPRODUCT([Thong_Tin_Ngay_Nghi_201703.$B$3:.$B$72]=[.$B9];[Thong_Tin_Ngay_Nghi_201703.$C$3:.$C$72])" office:value-type="float" office:value="4">
            <text:p>4</text:p>
          </table:table-cell>
          <table:table-cell table:style-name="ce61" table:formula="of:=SUMPRODUCT([Thong_Tin_Ngay_Nghi_201701.$B$3:.$B$68]=[.$B9];[Thong_Tin_Ngay_Nghi_201701.$C$3:.$C$68]) +  SUMPRODUCT([Thong_Tin_Ngay_Nghi_201702.$B$3:.$B$69]=[.$B9];[Thong_Tin_Ngay_Nghi_201702.$C$3:.$C$69]) + SUMPRODUCT([Thong_Tin_Ngay_Nghi_201703.$B$3:.$B$72]=[.$B9];[Thong_Tin_Ngay_Nghi_201703.$C$3:.$C$72])" office:value-type="float" office:value="4">
            <text:p>4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3">
            <text:p>3</text:p>
          </table:table-cell>
          <table:table-cell table:number-columns-repeated="2" table:style-name="ce48"/>
          <table:table-cell table:style-name="ce48" table:formula="of:=[.I9]+[.K9] +[.J9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0]);DATE(YEAR([.D10]);12;31);NOW())" office:value-type="date" office:date-value="2017-03-22T10:14:16.68">
            <text:p>03/22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3">
            <text:p>3</text:p>
          </table:table-cell>
          <table:table-cell table:style-name="ce56" table:formula="of:=SUMPRODUCT([Thong_Tin_Ngay_Nghi_201701.$B$3:.$B$68]=[.$B10];[Thong_Tin_Ngay_Nghi_201701.$C$3:.$C$68]) +  SUMPRODUCT([Thong_Tin_Ngay_Nghi_201702.$B$3:.$B$69]=[.$B10];[Thong_Tin_Ngay_Nghi_201702.$C$3:.$C$69]) + SUMPRODUCT([Thong_Tin_Ngay_Nghi_201703.$B$3:.$B$72]=[.$B10];[Thong_Tin_Ngay_Nghi_201703.$C$3:.$C$72])" office:value-type="float" office:value="5">
            <text:p>5</text:p>
          </table:table-cell>
          <table:table-cell table:style-name="ce61" table:formula="of:=SUMPRODUCT([Thong_Tin_Ngay_Nghi_201701.$B$3:.$B$68]=[.$B10];[Thong_Tin_Ngay_Nghi_201701.$C$3:.$C$68]) +  SUMPRODUCT([Thong_Tin_Ngay_Nghi_201702.$B$3:.$B$69]=[.$B10];[Thong_Tin_Ngay_Nghi_201702.$C$3:.$C$69]) + SUMPRODUCT([Thong_Tin_Ngay_Nghi_201703.$B$3:.$B$72]=[.$B10];[Thong_Tin_Ngay_Nghi_201703.$C$3:.$C$72])" office:value-type="float" office:value="5">
            <text:p>5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8"/>
          <table:table-cell table:style-name="ce48" table:formula="of:=[.I10]+[.K10] +[.J10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03-22T10:14:16.69">
            <text:p>03/22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3">
            <text:p>3</text:p>
          </table:table-cell>
          <table:table-cell table:style-name="ce56" table:formula="of:=SUMPRODUCT([Thong_Tin_Ngay_Nghi_201701.$B$3:.$B$68]=[.$B11];[Thong_Tin_Ngay_Nghi_201701.$C$3:.$C$68]) +  SUMPRODUCT([Thong_Tin_Ngay_Nghi_201702.$B$3:.$B$69]=[.$B11];[Thong_Tin_Ngay_Nghi_201702.$C$3:.$C$69]) + SUMPRODUCT([Thong_Tin_Ngay_Nghi_201703.$B$3:.$B$72]=[.$B11];[Thong_Tin_Ngay_Nghi_201703.$C$3:.$C$72])" office:value-type="float" office:value="11.5">
            <text:p>11.5</text:p>
          </table:table-cell>
          <table:table-cell table:style-name="ce61" table:formula="of:=SUMPRODUCT([Thong_Tin_Ngay_Nghi_201701.$B$3:.$B$68]=[.$B11];[Thong_Tin_Ngay_Nghi_201701.$C$3:.$C$68]) +  SUMPRODUCT([Thong_Tin_Ngay_Nghi_201702.$B$3:.$B$69]=[.$B11];[Thong_Tin_Ngay_Nghi_201702.$C$3:.$C$69]) + SUMPRODUCT([Thong_Tin_Ngay_Nghi_201703.$B$3:.$B$72]=[.$B11];[Thong_Tin_Ngay_Nghi_201703.$C$3:.$C$72])" office:value-type="float" office:value="11.5">
            <text:p>11.5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-3.5">
            <text:p>-3.5</text:p>
          </table:table-cell>
          <table:table-cell table:number-columns-repeated="2" table:style-name="ce48"/>
          <table:table-cell table:style-name="ce48" table:formula="of:=[.I11]+[.K11] +[.J11]" office:value-type="float" office:value="-3.5">
            <text:p>-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3-22T10:14:16.69">
            <text:p>03/22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3">
            <text:p>3</text:p>
          </table:table-cell>
          <table:table-cell table:style-name="ce56" table:formula="of:=SUMPRODUCT([Thong_Tin_Ngay_Nghi_201701.$B$3:.$B$68]=[.$B12];[Thong_Tin_Ngay_Nghi_201701.$C$3:.$C$68]) +  SUMPRODUCT([Thong_Tin_Ngay_Nghi_201702.$B$3:.$B$69]=[.$B12];[Thong_Tin_Ngay_Nghi_201702.$C$3:.$C$69]) + SUMPRODUCT([Thong_Tin_Ngay_Nghi_201703.$B$3:.$B$72]=[.$B12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12];[Thong_Tin_Ngay_Nghi_201701.$C$3:.$C$68]) +  SUMPRODUCT([Thong_Tin_Ngay_Nghi_201702.$B$3:.$B$69]=[.$B12];[Thong_Tin_Ngay_Nghi_201702.$C$3:.$C$69]) + SUMPRODUCT([Thong_Tin_Ngay_Nghi_201703.$B$3:.$B$72]=[.$B12];[Thong_Tin_Ngay_Nghi_201703.$C$3:.$C$72])" office:value-type="float" office:value="6.5">
            <text:p>6.5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3.5">
            <text:p>-3.5</text:p>
          </table:table-cell>
          <table:table-cell table:number-columns-repeated="2" table:style-name="ce49"/>
          <table:table-cell table:style-name="ce49" table:formula="of:=[.I12]+[.K12] +[.J12]" office:value-type="float" office:value="-3.5">
            <text:p>-3.5</text:p>
          </table:table-cell>
          <table:table-cell table:style-name="ce63"/>
          <table:table-cell table:style-name="ce64"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3]);DATE(YEAR([.D13]);12;31);NOW())" office:value-type="date" office:date-value="2017-03-22T10:14:16.69">
            <text:p>03/22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3">
            <text:p>3</text:p>
          </table:table-cell>
          <table:table-cell table:style-name="ce56" table:formula="of:=SUMPRODUCT([Thong_Tin_Ngay_Nghi_201701.$B$3:.$B$68]=[.$B13];[Thong_Tin_Ngay_Nghi_201701.$C$3:.$C$68]) +  SUMPRODUCT([Thong_Tin_Ngay_Nghi_201702.$B$3:.$B$69]=[.$B13];[Thong_Tin_Ngay_Nghi_201702.$C$3:.$C$69]) + SUMPRODUCT([Thong_Tin_Ngay_Nghi_201703.$B$3:.$B$72]=[.$B13];[Thong_Tin_Ngay_Nghi_201703.$C$3:.$C$72])" office:value-type="float" office:value="2.5">
            <text:p>2.5</text:p>
          </table:table-cell>
          <table:table-cell table:style-name="ce61" table:formula="of:=SUMPRODUCT([Thong_Tin_Ngay_Nghi_201701.$B$3:.$B$68]=[.$B13];[Thong_Tin_Ngay_Nghi_201701.$C$3:.$C$68]) +  SUMPRODUCT([Thong_Tin_Ngay_Nghi_201702.$B$3:.$B$69]=[.$B13];[Thong_Tin_Ngay_Nghi_201702.$C$3:.$C$69]) + SUMPRODUCT([Thong_Tin_Ngay_Nghi_201703.$B$3:.$B$72]=[.$B13];[Thong_Tin_Ngay_Nghi_201703.$C$3:.$C$72])" office:value-type="float" office:value="2.5">
            <text:p>2.5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1.5">
            <text:p>1.5</text:p>
          </table:table-cell>
          <table:table-cell table:number-columns-repeated="2" table:style-name="ce48"/>
          <table:table-cell table:style-name="ce48" table:formula="of:=[.I13]+[.K13] +[.J13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3-22T10:14:16.69">
            <text:p>03/22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3">
            <text:p>3</text:p>
          </table:table-cell>
          <table:table-cell table:style-name="ce56" table:formula="of:=SUMPRODUCT([Thong_Tin_Ngay_Nghi_201701.$B$3:.$B$68]=[.$B14];[Thong_Tin_Ngay_Nghi_201701.$C$3:.$C$68]) +  SUMPRODUCT([Thong_Tin_Ngay_Nghi_201702.$B$3:.$B$69]=[.$B14];[Thong_Tin_Ngay_Nghi_201702.$C$3:.$C$69]) + SUMPRODUCT([Thong_Tin_Ngay_Nghi_201703.$B$3:.$B$72]=[.$B14];[Thong_Tin_Ngay_Nghi_201703.$C$3:.$C$72])" office:value-type="float" office:value="7">
            <text:p>7</text:p>
          </table:table-cell>
          <table:table-cell table:style-name="ce61" table:formula="of:=SUMPRODUCT([Thong_Tin_Ngay_Nghi_201701.$B$3:.$B$68]=[.$B14];[Thong_Tin_Ngay_Nghi_201701.$C$3:.$C$68]) +  SUMPRODUCT([Thong_Tin_Ngay_Nghi_201702.$B$3:.$B$69]=[.$B14];[Thong_Tin_Ngay_Nghi_201702.$C$3:.$C$69]) + SUMPRODUCT([Thong_Tin_Ngay_Nghi_201703.$B$3:.$B$72]=[.$B14];[Thong_Tin_Ngay_Nghi_201703.$C$3:.$C$72])" office:value-type="float" office:value="7">
            <text:p>7</text:p>
          </table:table-cell>
          <table:table-cell table:style-name="ce49" table:formula="of:=IF(DATE(YEAR([.E14]);MONTH([.E14]);DAY([.E14]))&lt;=DATE(YEAR([.E14]);3;31); [.C14]-[.G14] + [.F14]; IF([.G14]-[.C13]&lt;0;[.G14] + [.F14] -[.H14];[.F14]+[.C116]-[.H14]))" office:value-type="float" office:value="-1">
            <text:p>-1</text:p>
          </table:table-cell>
          <table:table-cell table:number-columns-repeated="2" table:style-name="ce49"/>
          <table:table-cell table:style-name="ce49" table:formula="of:=[.I14]+[.K14] +[.J14]" office:value-type="float" office:value="-1">
            <text:p>-1</text:p>
          </table:table-cell>
          <table:table-cell table:style-name="ce63"/>
          <table:table-cell table:style-name="ce64" table:number-columns-repeated="1011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5]);DATE(YEAR([.D15]);12;31);NOW())" office:value-type="date" office:date-value="2017-03-22T10:14:16.69">
            <text:p>03/22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3">
            <text:p>3</text:p>
          </table:table-cell>
          <table:table-cell table:style-name="ce56" table:formula="of:=SUMPRODUCT([Thong_Tin_Ngay_Nghi_201701.$B$3:.$B$68]=[.$B15];[Thong_Tin_Ngay_Nghi_201701.$C$3:.$C$68]) +  SUMPRODUCT([Thong_Tin_Ngay_Nghi_201702.$B$3:.$B$69]=[.$B15];[Thong_Tin_Ngay_Nghi_201702.$C$3:.$C$69]) + SUMPRODUCT([Thong_Tin_Ngay_Nghi_201703.$B$3:.$B$72]=[.$B15];[Thong_Tin_Ngay_Nghi_201703.$C$3:.$C$72])" office:value-type="float" office:value="3">
            <text:p>3</text:p>
          </table:table-cell>
          <table:table-cell table:style-name="ce61" table:formula="of:=SUMPRODUCT([Thong_Tin_Ngay_Nghi_201701.$B$3:.$B$68]=[.$B15];[Thong_Tin_Ngay_Nghi_201701.$C$3:.$C$68]) +  SUMPRODUCT([Thong_Tin_Ngay_Nghi_201702.$B$3:.$B$69]=[.$B15];[Thong_Tin_Ngay_Nghi_201702.$C$3:.$C$69]) + SUMPRODUCT([Thong_Tin_Ngay_Nghi_201703.$B$3:.$B$72]=[.$B15];[Thong_Tin_Ngay_Nghi_201703.$C$3:.$C$72])" office:value-type="float" office:value="3">
            <text:p>3</text:p>
          </table:table-cell>
          <table:table-cell table:style-name="ce48" table:formula="of:=IF(DATE(YEAR([.E15]);MONTH([.E15]);DAY([.E15]))&lt;=DATE(YEAR([.E15]);3;31); [.C15]-[.G15] + [.F15]; IF([.G15]-[.C14]&lt;0;[.G15] + [.F15] -[.H15];[.F15]+[.C15]-[.H15]))" office:value-type="float" office:value="0">
            <text:p>0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5]+[.K15] +[.J15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03-22T10:14:16.69">
            <text:p>03/22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3">
            <text:p>3</text:p>
          </table:table-cell>
          <table:table-cell table:style-name="ce56" table:formula="of:=SUMPRODUCT([Thong_Tin_Ngay_Nghi_201701.$B$3:.$B$68]=[.$B16];[Thong_Tin_Ngay_Nghi_201701.$C$3:.$C$68]) +  SUMPRODUCT([Thong_Tin_Ngay_Nghi_201702.$B$3:.$B$69]=[.$B16];[Thong_Tin_Ngay_Nghi_201702.$C$3:.$C$69]) + SUMPRODUCT([Thong_Tin_Ngay_Nghi_201703.$B$3:.$B$72]=[.$B16];[Thong_Tin_Ngay_Nghi_201703.$C$3:.$C$72])" office:value-type="float" office:value="3.5">
            <text:p>3.5</text:p>
          </table:table-cell>
          <table:table-cell table:style-name="ce61" table:formula="of:=SUMPRODUCT([Thong_Tin_Ngay_Nghi_201701.$B$3:.$B$68]=[.$B16];[Thong_Tin_Ngay_Nghi_201701.$C$3:.$C$68]) +  SUMPRODUCT([Thong_Tin_Ngay_Nghi_201702.$B$3:.$B$69]=[.$B16];[Thong_Tin_Ngay_Nghi_201702.$C$3:.$C$69]) + SUMPRODUCT([Thong_Tin_Ngay_Nghi_201703.$B$3:.$B$72]=[.$B16];[Thong_Tin_Ngay_Nghi_201703.$C$3:.$C$72])" office:value-type="float" office:value="3.5">
            <text:p>3.5</text:p>
          </table:table-cell>
          <table:table-cell table:style-name="ce48" table:formula="of:=IF(DATE(YEAR([.E16]);MONTH([.E16]);DAY([.E16]))&lt;=DATE(YEAR([.E16]);3;31); [.C16]-[.G16] + [.F16]; IF([.G16]-[.C16]&lt;0;[.G16] + [.F16] -[.H16];[.F16]+[.C16]-[.H16]))" office:value-type="float" office:value="-0.5">
            <text:p>-0.5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48" table:formula="of:=[.I16]+[.K16] +[.J16]" office:value-type="float" office:value="1">
            <text:p>1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03-22T10:14:16.7">
            <text:p>03/22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3">
            <text:p>3</text:p>
          </table:table-cell>
          <table:table-cell table:style-name="ce56" table:formula="of:=SUMPRODUCT([Thong_Tin_Ngay_Nghi_201701.$B$3:.$B$68]=[.$B17];[Thong_Tin_Ngay_Nghi_201701.$C$3:.$C$68]) +  SUMPRODUCT([Thong_Tin_Ngay_Nghi_201702.$B$3:.$B$69]=[.$B17];[Thong_Tin_Ngay_Nghi_201702.$C$3:.$C$69]) + SUMPRODUCT([Thong_Tin_Ngay_Nghi_201703.$B$3:.$B$72]=[.$B17];[Thong_Tin_Ngay_Nghi_201703.$C$3:.$C$72])" office:value-type="float" office:value="2">
            <text:p>2</text:p>
          </table:table-cell>
          <table:table-cell table:style-name="ce61" table:formula="of:=SUMPRODUCT([Thong_Tin_Ngay_Nghi_201701.$B$3:.$B$68]=[.$B17];[Thong_Tin_Ngay_Nghi_201701.$C$3:.$C$68]) +  SUMPRODUCT([Thong_Tin_Ngay_Nghi_201702.$B$3:.$B$69]=[.$B17];[Thong_Tin_Ngay_Nghi_201702.$C$3:.$C$69]) + SUMPRODUCT([Thong_Tin_Ngay_Nghi_201703.$B$3:.$B$72]=[.$B17];[Thong_Tin_Ngay_Nghi_201703.$C$3:.$C$72])" office:value-type="float" office:value="2">
            <text:p>2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3.5">
            <text:p>3.5</text:p>
          </table:table-cell>
          <table:table-cell table:number-columns-repeated="2" table:style-name="ce48"/>
          <table:table-cell table:style-name="ce48" table:formula="of:=[.I17]+[.K17] +[.J17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03-22T10:14:16.7">
            <text:p>03/22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3">
            <text:p>3</text:p>
          </table:table-cell>
          <table:table-cell table:style-name="ce56" table:formula="of:=SUMPRODUCT([Thong_Tin_Ngay_Nghi_201701.$B$3:.$B$68]=[.$B18];[Thong_Tin_Ngay_Nghi_201701.$C$3:.$C$68]) +  SUMPRODUCT([Thong_Tin_Ngay_Nghi_201702.$B$3:.$B$69]=[.$B18];[Thong_Tin_Ngay_Nghi_201702.$C$3:.$C$69]) + SUMPRODUCT([Thong_Tin_Ngay_Nghi_201703.$B$3:.$B$72]=[.$B18];[Thong_Tin_Ngay_Nghi_201703.$C$3:.$C$72])" office:value-type="float" office:value="8">
            <text:p>8</text:p>
          </table:table-cell>
          <table:table-cell table:style-name="ce61" table:formula="of:=SUMPRODUCT([Thong_Tin_Ngay_Nghi_201701.$B$3:.$B$68]=[.$B18];[Thong_Tin_Ngay_Nghi_201701.$C$3:.$C$68]) +  SUMPRODUCT([Thong_Tin_Ngay_Nghi_201702.$B$3:.$B$69]=[.$B18];[Thong_Tin_Ngay_Nghi_201702.$C$3:.$C$69]) + SUMPRODUCT([Thong_Tin_Ngay_Nghi_201703.$B$3:.$B$72]=[.$B18];[Thong_Tin_Ngay_Nghi_201703.$C$3:.$C$72])" office:value-type="float" office:value="8">
            <text:p>8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-5">
            <text:p>-5</text:p>
          </table:table-cell>
          <table:table-cell table:number-columns-repeated="2" table:style-name="ce48"/>
          <table:table-cell table:style-name="ce48" table:formula="of:=[.I18]+[.K18] +[.J18]" office:value-type="float" office:value="-5">
            <text:p>-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03-22T10:14:16.7">
            <text:p>03/22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3">
            <text:p>3</text:p>
          </table:table-cell>
          <table:table-cell table:style-name="ce56" table:formula="of:=SUMPRODUCT([Thong_Tin_Ngay_Nghi_201701.$B$3:.$B$68]=[.$B19];[Thong_Tin_Ngay_Nghi_201701.$C$3:.$C$68]) +  SUMPRODUCT([Thong_Tin_Ngay_Nghi_201702.$B$3:.$B$69]=[.$B19];[Thong_Tin_Ngay_Nghi_201702.$C$3:.$C$69]) + SUMPRODUCT([Thong_Tin_Ngay_Nghi_201703.$B$3:.$B$72]=[.$B19];[Thong_Tin_Ngay_Nghi_201703.$C$3:.$C$72])" office:value-type="float" office:value="3">
            <text:p>3</text:p>
          </table:table-cell>
          <table:table-cell table:style-name="ce61" table:formula="of:=SUMPRODUCT([Thong_Tin_Ngay_Nghi_201701.$B$3:.$B$68]=[.$B19];[Thong_Tin_Ngay_Nghi_201701.$C$3:.$C$68]) +  SUMPRODUCT([Thong_Tin_Ngay_Nghi_201702.$B$3:.$B$69]=[.$B19];[Thong_Tin_Ngay_Nghi_201702.$C$3:.$C$69]) + SUMPRODUCT([Thong_Tin_Ngay_Nghi_201703.$B$3:.$B$72]=[.$B19];[Thong_Tin_Ngay_Nghi_201703.$C$3:.$C$72])" office:value-type="float" office:value="3">
            <text:p>3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2.5">
            <text:p>2.5</text:p>
          </table:table-cell>
          <table:table-cell table:number-columns-repeated="2" table:style-name="ce48"/>
          <table:table-cell table:style-name="ce48" table:formula="of:=[.I19]+[.K19] +[.J19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0]);DATE(YEAR([.D20]);12;31);NOW())" office:value-type="date" office:date-value="2017-03-22T10:14:16.7">
            <text:p>03/22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2">
            <text:p>2</text:p>
          </table:table-cell>
          <table:table-cell table:style-name="ce56" table:formula="of:=SUMPRODUCT([Thong_Tin_Ngay_Nghi_201701.$B$3:.$B$68]=[.$B20];[Thong_Tin_Ngay_Nghi_201701.$C$3:.$C$68]) +  SUMPRODUCT([Thong_Tin_Ngay_Nghi_201702.$B$3:.$B$69]=[.$B20];[Thong_Tin_Ngay_Nghi_201702.$C$3:.$C$69]) + SUMPRODUCT([Thong_Tin_Ngay_Nghi_201703.$B$3:.$B$72]=[.$B20];[Thong_Tin_Ngay_Nghi_201703.$C$3:.$C$72])" office:value-type="float" office:value="0.5">
            <text:p>0.5</text:p>
          </table:table-cell>
          <table:table-cell table:style-name="ce61" table:formula="of:=SUMPRODUCT([Thong_Tin_Ngay_Nghi_201701.$B$3:.$B$68]=[.$B20];[Thong_Tin_Ngay_Nghi_201701.$C$3:.$C$68]) +  SUMPRODUCT([Thong_Tin_Ngay_Nghi_201702.$B$3:.$B$69]=[.$B20];[Thong_Tin_Ngay_Nghi_201702.$C$3:.$C$69]) + SUMPRODUCT([Thong_Tin_Ngay_Nghi_201703.$B$3:.$B$72]=[.$B20];[Thong_Tin_Ngay_Nghi_201703.$C$3:.$C$72])" office:value-type="float" office:value="0.5">
            <text:p>0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1.5">
            <text:p>1.5</text:p>
          </table:table-cell>
          <table:table-cell table:number-columns-repeated="2" table:style-name="ce48"/>
          <table:table-cell table:style-name="ce48" table:formula="of:=[.I20]+[.K20] +[.J20]" office:value-type="float" office:value="1.5">
            <text:p>1.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48" office:value-type="float" office:value="7.5">
            <text:p>7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03-22T10:14:16.7">
            <text:p>03/22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56" table:formula="of:=SUMPRODUCT([Thong_Tin_Ngay_Nghi_201701.$B$3:.$B$68]=[.$B21];[Thong_Tin_Ngay_Nghi_201701.$C$3:.$C$68]) +  SUMPRODUCT([Thong_Tin_Ngay_Nghi_201702.$B$3:.$B$69]=[.$B21];[Thong_Tin_Ngay_Nghi_201702.$C$3:.$C$69]) + SUMPRODUCT([Thong_Tin_Ngay_Nghi_201703.$B$3:.$B$72]=[.$B21];[Thong_Tin_Ngay_Nghi_201703.$C$3:.$C$72])" office:value-type="float" office:value="3.5">
            <text:p>3.5</text:p>
          </table:table-cell>
          <table:table-cell table:style-name="ce61" table:formula="of:=SUMPRODUCT([Thong_Tin_Ngay_Nghi_201701.$B$3:.$B$68]=[.$B21];[Thong_Tin_Ngay_Nghi_201701.$C$3:.$C$68]) +  SUMPRODUCT([Thong_Tin_Ngay_Nghi_201702.$B$3:.$B$69]=[.$B21];[Thong_Tin_Ngay_Nghi_201702.$C$3:.$C$69]) + SUMPRODUCT([Thong_Tin_Ngay_Nghi_201703.$B$3:.$B$72]=[.$B21];[Thong_Tin_Ngay_Nghi_201703.$C$3:.$C$72])" office:value-type="float" office:value="3.5">
            <text:p>3.5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7">
            <text:p>7</text:p>
          </table:table-cell>
          <table:table-cell table:number-columns-repeated="2" table:style-name="ce48"/>
          <table:table-cell table:style-name="ce48" table:formula="of:=[.I21]+[.K21] +[.J21]" office:value-type="float" office:value="7">
            <text:p>7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03-22T10:14:16.7">
            <text:p>03/22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3">
            <text:p>3</text:p>
          </table:table-cell>
          <table:table-cell table:style-name="ce56" table:formula="of:=SUMPRODUCT([Thong_Tin_Ngay_Nghi_201701.$B$3:.$B$68]=[.$B22];[Thong_Tin_Ngay_Nghi_201701.$C$3:.$C$68]) +  SUMPRODUCT([Thong_Tin_Ngay_Nghi_201702.$B$3:.$B$69]=[.$B22];[Thong_Tin_Ngay_Nghi_201702.$C$3:.$C$69]) + SUMPRODUCT([Thong_Tin_Ngay_Nghi_201703.$B$3:.$B$72]=[.$B22];[Thong_Tin_Ngay_Nghi_201703.$C$3:.$C$72])" office:value-type="float" office:value="11">
            <text:p>11</text:p>
          </table:table-cell>
          <table:table-cell table:style-name="ce61" table:formula="of:=SUMPRODUCT([Thong_Tin_Ngay_Nghi_201701.$B$3:.$B$68]=[.$B22];[Thong_Tin_Ngay_Nghi_201701.$C$3:.$C$68]) +  SUMPRODUCT([Thong_Tin_Ngay_Nghi_201702.$B$3:.$B$69]=[.$B22];[Thong_Tin_Ngay_Nghi_201702.$C$3:.$C$69]) + SUMPRODUCT([Thong_Tin_Ngay_Nghi_201703.$B$3:.$B$72]=[.$B22];[Thong_Tin_Ngay_Nghi_201703.$C$3:.$C$72])" office:value-type="float" office:value="11">
            <text:p>11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-5">
            <text:p>-5</text:p>
          </table:table-cell>
          <table:table-cell table:number-columns-repeated="2" table:style-name="ce48"/>
          <table:table-cell table:style-name="ce48" table:formula="of:=[.I22]+[.K22] +[.J22]" office:value-type="float" office:value="-5">
            <text:p>-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03-22T10:14:16.71">
            <text:p>03/22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3">
            <text:p>3</text:p>
          </table:table-cell>
          <table:table-cell table:style-name="ce56" table:formula="of:=SUMPRODUCT([Thong_Tin_Ngay_Nghi_201701.$B$3:.$B$68]=[.$B23];[Thong_Tin_Ngay_Nghi_201701.$C$3:.$C$68]) +  SUMPRODUCT([Thong_Tin_Ngay_Nghi_201702.$B$3:.$B$69]=[.$B23];[Thong_Tin_Ngay_Nghi_201702.$C$3:.$C$69]) + SUMPRODUCT([Thong_Tin_Ngay_Nghi_201703.$B$3:.$B$72]=[.$B23];[Thong_Tin_Ngay_Nghi_201703.$C$3:.$C$72])" office:value-type="float" office:value="0">
            <text:p>0</text:p>
          </table:table-cell>
          <table:table-cell table:style-name="ce61" table:formula="of:=SUMPRODUCT([Thong_Tin_Ngay_Nghi_201701.$B$3:.$B$68]=[.$B23];[Thong_Tin_Ngay_Nghi_201701.$C$3:.$C$68]) +  SUMPRODUCT([Thong_Tin_Ngay_Nghi_201702.$B$3:.$B$69]=[.$B23];[Thong_Tin_Ngay_Nghi_201702.$C$3:.$C$69]) + SUMPRODUCT([Thong_Tin_Ngay_Nghi_201703.$B$3:.$B$72]=[.$B23];[Thong_Tin_Ngay_Nghi_201703.$C$3:.$C$72])" office:value-type="float" office:value="0">
            <text:p>0</text:p>
          </table:table-cell>
          <table:table-cell table:style-name="ce48" table:formula="of:=IF(DATE(YEAR([.E23]);MONTH([.E23]);DAY([.E23]))&lt;=DATE(YEAR([.E23]);3;31); [.C23]-[.G23] + [.F23]; IF([.G23]-[.C22]&lt;0;[.G23] + [.F23] -[.H23];[.F23]+[.C23]-[.H23]))" office:value-type="float" office:value="5">
            <text:p>5</text:p>
          </table:table-cell>
          <table:table-cell table:number-columns-repeated="2" table:style-name="ce48"/>
          <table:table-cell table:style-name="ce48" table:formula="of:=[.I23]+[.K23] +[.J23]" office:value-type="float" office:value="5">
            <text:p>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03-22T10:14:16.71">
            <text:p>03/22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3">
            <text:p>3</text:p>
          </table:table-cell>
          <table:table-cell table:style-name="ce56" table:formula="of:=SUMPRODUCT([Thong_Tin_Ngay_Nghi_201701.$B$3:.$B$68]=[.$B24];[Thong_Tin_Ngay_Nghi_201701.$C$3:.$C$68]) +  SUMPRODUCT([Thong_Tin_Ngay_Nghi_201702.$B$3:.$B$69]=[.$B24];[Thong_Tin_Ngay_Nghi_201702.$C$3:.$C$69]) + SUMPRODUCT([Thong_Tin_Ngay_Nghi_201703.$B$3:.$B$72]=[.$B24];[Thong_Tin_Ngay_Nghi_201703.$C$3:.$C$72])" office:value-type="float" office:value="3">
            <text:p>3</text:p>
          </table:table-cell>
          <table:table-cell table:style-name="ce61" table:formula="of:=SUMPRODUCT([Thong_Tin_Ngay_Nghi_201701.$B$3:.$B$68]=[.$B24];[Thong_Tin_Ngay_Nghi_201701.$C$3:.$C$68]) +  SUMPRODUCT([Thong_Tin_Ngay_Nghi_201702.$B$3:.$B$69]=[.$B24];[Thong_Tin_Ngay_Nghi_201702.$C$3:.$C$69]) + SUMPRODUCT([Thong_Tin_Ngay_Nghi_201703.$B$3:.$B$72]=[.$B24];[Thong_Tin_Ngay_Nghi_201703.$C$3:.$C$72])" office:value-type="float" office:value="3">
            <text:p>3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8"/>
          <table:table-cell table:style-name="ce48" table:formula="of:=[.I24]+[.K24] +[.J24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03-22T10:14:16.71">
            <text:p>03/22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3">
            <text:p>3</text:p>
          </table:table-cell>
          <table:table-cell table:style-name="ce56" table:formula="of:=SUMPRODUCT([Thong_Tin_Ngay_Nghi_201701.$B$3:.$B$68]=[.$B25];[Thong_Tin_Ngay_Nghi_201701.$C$3:.$C$68]) +  SUMPRODUCT([Thong_Tin_Ngay_Nghi_201702.$B$3:.$B$69]=[.$B25];[Thong_Tin_Ngay_Nghi_201702.$C$3:.$C$69]) + SUMPRODUCT([Thong_Tin_Ngay_Nghi_201703.$B$3:.$B$72]=[.$B25];[Thong_Tin_Ngay_Nghi_201703.$C$3:.$C$72])" office:value-type="float" office:value="6">
            <text:p>6</text:p>
          </table:table-cell>
          <table:table-cell table:style-name="ce61" table:formula="of:=SUMPRODUCT([Thong_Tin_Ngay_Nghi_201701.$B$3:.$B$68]=[.$B25];[Thong_Tin_Ngay_Nghi_201701.$C$3:.$C$68]) +  SUMPRODUCT([Thong_Tin_Ngay_Nghi_201702.$B$3:.$B$69]=[.$B25];[Thong_Tin_Ngay_Nghi_201702.$C$3:.$C$69]) + SUMPRODUCT([Thong_Tin_Ngay_Nghi_201703.$B$3:.$B$72]=[.$B25];[Thong_Tin_Ngay_Nghi_201703.$C$3:.$C$72])" office:value-type="float" office:value="6">
            <text:p>6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3">
            <text:p>-3</text:p>
          </table:table-cell>
          <table:table-cell table:number-columns-repeated="2" table:style-name="ce48"/>
          <table:table-cell table:style-name="ce48" table:formula="of:=[.I25]+[.K25] +[.J25]" office:value-type="float" office:value="-3">
            <text:p>-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03-22T10:14:16.71">
            <text:p>03/22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3">
            <text:p>3</text:p>
          </table:table-cell>
          <table:table-cell table:style-name="ce56" table:formula="of:=SUMPRODUCT([Thong_Tin_Ngay_Nghi_201701.$B$3:.$B$68]=[.$B26];[Thong_Tin_Ngay_Nghi_201701.$C$3:.$C$68]) +  SUMPRODUCT([Thong_Tin_Ngay_Nghi_201702.$B$3:.$B$69]=[.$B26];[Thong_Tin_Ngay_Nghi_201702.$C$3:.$C$69]) + SUMPRODUCT([Thong_Tin_Ngay_Nghi_201703.$B$3:.$B$72]=[.$B26];[Thong_Tin_Ngay_Nghi_201703.$C$3:.$C$72])" office:value-type="float" office:value="0.5">
            <text:p>0.5</text:p>
          </table:table-cell>
          <table:table-cell table:style-name="ce61" table:formula="of:=SUMPRODUCT([Thong_Tin_Ngay_Nghi_201701.$B$3:.$B$68]=[.$B26];[Thong_Tin_Ngay_Nghi_201701.$C$3:.$C$68]) +  SUMPRODUCT([Thong_Tin_Ngay_Nghi_201702.$B$3:.$B$69]=[.$B26];[Thong_Tin_Ngay_Nghi_201702.$C$3:.$C$69]) + SUMPRODUCT([Thong_Tin_Ngay_Nghi_201703.$B$3:.$B$72]=[.$B26];[Thong_Tin_Ngay_Nghi_201703.$C$3:.$C$72])" office:value-type="float" office:value="0.5">
            <text:p>0.5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4.5">
            <text:p>4.5</text:p>
          </table:table-cell>
          <table:table-cell table:number-columns-repeated="2" table:style-name="ce48"/>
          <table:table-cell table:style-name="ce48" table:formula="of:=[.I26]+[.K26] +[.J26]" office:value-type="float" office:value="4.5">
            <text:p>4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03-22T10:14:16.71">
            <text:p>03/22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3">
            <text:p>3</text:p>
          </table:table-cell>
          <table:table-cell table:style-name="ce56" table:formula="of:=SUMPRODUCT([Thong_Tin_Ngay_Nghi_201701.$B$3:.$B$68]=[.$B27];[Thong_Tin_Ngay_Nghi_201701.$C$3:.$C$68]) +  SUMPRODUCT([Thong_Tin_Ngay_Nghi_201702.$B$3:.$B$69]=[.$B27];[Thong_Tin_Ngay_Nghi_201702.$C$3:.$C$69]) + SUMPRODUCT([Thong_Tin_Ngay_Nghi_201703.$B$3:.$B$72]=[.$B27];[Thong_Tin_Ngay_Nghi_201703.$C$3:.$C$72])" office:value-type="float" office:value="5">
            <text:p>5</text:p>
          </table:table-cell>
          <table:table-cell table:style-name="ce61" table:formula="of:=SUMPRODUCT([Thong_Tin_Ngay_Nghi_201701.$B$3:.$B$68]=[.$B27];[Thong_Tin_Ngay_Nghi_201701.$C$3:.$C$68]) +  SUMPRODUCT([Thong_Tin_Ngay_Nghi_201702.$B$3:.$B$69]=[.$B27];[Thong_Tin_Ngay_Nghi_201702.$C$3:.$C$69]) + SUMPRODUCT([Thong_Tin_Ngay_Nghi_201703.$B$3:.$B$72]=[.$B27];[Thong_Tin_Ngay_Nghi_201703.$C$3:.$C$72])" office:value-type="float" office:value="5">
            <text:p>5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-1">
            <text:p>-1</text:p>
          </table:table-cell>
          <table:table-cell table:number-columns-repeated="2" table:style-name="ce48"/>
          <table:table-cell table:style-name="ce48" table:formula="of:=[.I27]+[.K27] +[.J27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03-22T10:14:16.71">
            <text:p>03/22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3">
            <text:p>3</text:p>
          </table:table-cell>
          <table:table-cell table:style-name="ce56" table:formula="of:=SUMPRODUCT([Thong_Tin_Ngay_Nghi_201701.$B$3:.$B$68]=[.$B28];[Thong_Tin_Ngay_Nghi_201701.$C$3:.$C$68]) +  SUMPRODUCT([Thong_Tin_Ngay_Nghi_201702.$B$3:.$B$69]=[.$B28];[Thong_Tin_Ngay_Nghi_201702.$C$3:.$C$69]) + SUMPRODUCT([Thong_Tin_Ngay_Nghi_201703.$B$3:.$B$72]=[.$B28];[Thong_Tin_Ngay_Nghi_201703.$C$3:.$C$72])" office:value-type="float" office:value="5">
            <text:p>5</text:p>
          </table:table-cell>
          <table:table-cell table:style-name="ce61" table:formula="of:=SUMPRODUCT([Thong_Tin_Ngay_Nghi_201701.$B$3:.$B$68]=[.$B28];[Thong_Tin_Ngay_Nghi_201701.$C$3:.$C$68]) +  SUMPRODUCT([Thong_Tin_Ngay_Nghi_201702.$B$3:.$B$69]=[.$B28];[Thong_Tin_Ngay_Nghi_201702.$C$3:.$C$69]) + SUMPRODUCT([Thong_Tin_Ngay_Nghi_201703.$B$3:.$B$72]=[.$B28];[Thong_Tin_Ngay_Nghi_201703.$C$3:.$C$72])" office:value-type="float" office:value="5">
            <text:p>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0">
            <text:p>0</text:p>
          </table:table-cell>
          <table:table-cell table:number-columns-repeated="2" table:style-name="ce48"/>
          <table:table-cell table:style-name="ce48" table:formula="of:=[.I28]+[.K28] +[.J28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03-22T10:14:16.71">
            <text:p>03/22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3">
            <text:p>3</text:p>
          </table:table-cell>
          <table:table-cell table:style-name="ce56" table:formula="of:=SUMPRODUCT([Thong_Tin_Ngay_Nghi_201701.$B$3:.$B$68]=[.$B29];[Thong_Tin_Ngay_Nghi_201701.$C$3:.$C$68]) +  SUMPRODUCT([Thong_Tin_Ngay_Nghi_201702.$B$3:.$B$69]=[.$B29];[Thong_Tin_Ngay_Nghi_201702.$C$3:.$C$69]) + SUMPRODUCT([Thong_Tin_Ngay_Nghi_201703.$B$3:.$B$72]=[.$B29];[Thong_Tin_Ngay_Nghi_201703.$C$3:.$C$72])" office:value-type="float" office:value="0">
            <text:p>0</text:p>
          </table:table-cell>
          <table:table-cell table:style-name="ce61" table:formula="of:=SUMPRODUCT([Thong_Tin_Ngay_Nghi_201701.$B$3:.$B$68]=[.$B29];[Thong_Tin_Ngay_Nghi_201701.$C$3:.$C$68]) +  SUMPRODUCT([Thong_Tin_Ngay_Nghi_201702.$B$3:.$B$69]=[.$B29];[Thong_Tin_Ngay_Nghi_201702.$C$3:.$C$69]) + SUMPRODUCT([Thong_Tin_Ngay_Nghi_201703.$B$3:.$B$72]=[.$B29];[Thong_Tin_Ngay_Nghi_201703.$C$3:.$C$72])" office:value-type="float" office:value="0">
            <text:p>0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5">
            <text:p>5</text:p>
          </table:table-cell>
          <table:table-cell table:number-columns-repeated="2" table:style-name="ce48"/>
          <table:table-cell table:style-name="ce48" table:formula="of:=[.I29]+[.K29] +[.J29]" office:value-type="float" office:value="5">
            <text:p>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03-22T10:14:16.72">
            <text:p>03/22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3">
            <text:p>3</text:p>
          </table:table-cell>
          <table:table-cell table:style-name="ce56" table:formula="of:=SUMPRODUCT([Thong_Tin_Ngay_Nghi_201701.$B$3:.$B$68]=[.$B30];[Thong_Tin_Ngay_Nghi_201701.$C$3:.$C$68]) +  SUMPRODUCT([Thong_Tin_Ngay_Nghi_201702.$B$3:.$B$69]=[.$B30];[Thong_Tin_Ngay_Nghi_201702.$C$3:.$C$69]) + SUMPRODUCT([Thong_Tin_Ngay_Nghi_201703.$B$3:.$B$72]=[.$B30];[Thong_Tin_Ngay_Nghi_201703.$C$3:.$C$72])" office:value-type="float" office:value="5">
            <text:p>5</text:p>
          </table:table-cell>
          <table:table-cell table:style-name="ce61" table:formula="of:=SUMPRODUCT([Thong_Tin_Ngay_Nghi_201701.$B$3:.$B$68]=[.$B30];[Thong_Tin_Ngay_Nghi_201701.$C$3:.$C$68]) +  SUMPRODUCT([Thong_Tin_Ngay_Nghi_201702.$B$3:.$B$69]=[.$B30];[Thong_Tin_Ngay_Nghi_201702.$C$3:.$C$69]) + SUMPRODUCT([Thong_Tin_Ngay_Nghi_201703.$B$3:.$B$72]=[.$B30];[Thong_Tin_Ngay_Nghi_201703.$C$3:.$C$72])" office:value-type="float" office:value="5">
            <text:p>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2.5">
            <text:p>2.5</text:p>
          </table:table-cell>
          <table:table-cell table:number-columns-repeated="2" table:style-name="ce48"/>
          <table:table-cell table:style-name="ce48" table:formula="of:=[.I30]+[.K30] +[.J30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03-22T10:14:16.72">
            <text:p>03/22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3">
            <text:p>3</text:p>
          </table:table-cell>
          <table:table-cell table:style-name="ce56" table:formula="of:=SUMPRODUCT([Thong_Tin_Ngay_Nghi_201701.$B$3:.$B$68]=[.$B31];[Thong_Tin_Ngay_Nghi_201701.$C$3:.$C$68]) +  SUMPRODUCT([Thong_Tin_Ngay_Nghi_201702.$B$3:.$B$69]=[.$B31];[Thong_Tin_Ngay_Nghi_201702.$C$3:.$C$69]) + SUMPRODUCT([Thong_Tin_Ngay_Nghi_201703.$B$3:.$B$72]=[.$B31];[Thong_Tin_Ngay_Nghi_201703.$C$3:.$C$72])" office:value-type="float" office:value="9.5">
            <text:p>9.5</text:p>
          </table:table-cell>
          <table:table-cell table:style-name="ce61" table:formula="of:=SUMPRODUCT([Thong_Tin_Ngay_Nghi_201701.$B$3:.$B$68]=[.$B31];[Thong_Tin_Ngay_Nghi_201701.$C$3:.$C$68]) +  SUMPRODUCT([Thong_Tin_Ngay_Nghi_201702.$B$3:.$B$69]=[.$B31];[Thong_Tin_Ngay_Nghi_201702.$C$3:.$C$69]) + SUMPRODUCT([Thong_Tin_Ngay_Nghi_201703.$B$3:.$B$72]=[.$B31];[Thong_Tin_Ngay_Nghi_201703.$C$3:.$C$72])" office:value-type="float" office:value="9.5">
            <text:p>9.5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5">
            <text:p>-5</text:p>
          </table:table-cell>
          <table:table-cell table:number-columns-repeated="2" table:style-name="ce48"/>
          <table:table-cell table:style-name="ce48" table:formula="of:=[.I31]+[.K31] +[.J31]" office:value-type="float" office:value="-5">
            <text:p>-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03-22T10:14:16.72">
            <text:p>03/22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56" table:formula="of:=SUMPRODUCT([Thong_Tin_Ngay_Nghi_201701.$B$3:.$B$68]=[.$B32];[Thong_Tin_Ngay_Nghi_201701.$C$3:.$C$68]) +  SUMPRODUCT([Thong_Tin_Ngay_Nghi_201702.$B$3:.$B$69]=[.$B32];[Thong_Tin_Ngay_Nghi_201702.$C$3:.$C$69]) + SUMPRODUCT([Thong_Tin_Ngay_Nghi_201703.$B$3:.$B$72]=[.$B32];[Thong_Tin_Ngay_Nghi_201703.$C$3:.$C$72])" office:value-type="float" office:value="2">
            <text:p>2</text:p>
          </table:table-cell>
          <table:table-cell table:style-name="ce61" table:formula="of:=SUMPRODUCT([Thong_Tin_Ngay_Nghi_201701.$B$3:.$B$68]=[.$B32];[Thong_Tin_Ngay_Nghi_201701.$C$3:.$C$68]) +  SUMPRODUCT([Thong_Tin_Ngay_Nghi_201702.$B$3:.$B$69]=[.$B32];[Thong_Tin_Ngay_Nghi_201702.$C$3:.$C$69]) + SUMPRODUCT([Thong_Tin_Ngay_Nghi_201703.$B$3:.$B$72]=[.$B32];[Thong_Tin_Ngay_Nghi_201703.$C$3:.$C$72])" office:value-type="float" office:value="2">
            <text:p>2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5">
            <text:p>5</text:p>
          </table:table-cell>
          <table:table-cell table:number-columns-repeated="2" table:style-name="ce48"/>
          <table:table-cell table:style-name="ce48" table:formula="of:=[.I32]+[.K32] +[.J32]" office:value-type="float" office:value="5">
            <text:p>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03-22T10:14:16.72">
            <text:p>03/22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3">
            <text:p>3</text:p>
          </table:table-cell>
          <table:table-cell table:style-name="ce56" table:formula="of:=SUMPRODUCT([Thong_Tin_Ngay_Nghi_201701.$B$3:.$B$68]=[.$B33];[Thong_Tin_Ngay_Nghi_201701.$C$3:.$C$68]) +  SUMPRODUCT([Thong_Tin_Ngay_Nghi_201702.$B$3:.$B$69]=[.$B33];[Thong_Tin_Ngay_Nghi_201702.$C$3:.$C$69]) + SUMPRODUCT([Thong_Tin_Ngay_Nghi_201703.$B$3:.$B$72]=[.$B33];[Thong_Tin_Ngay_Nghi_201703.$C$3:.$C$72])" office:value-type="float" office:value="6">
            <text:p>6</text:p>
          </table:table-cell>
          <table:table-cell table:style-name="ce61" table:formula="of:=SUMPRODUCT([Thong_Tin_Ngay_Nghi_201701.$B$3:.$B$68]=[.$B33];[Thong_Tin_Ngay_Nghi_201701.$C$3:.$C$68]) +  SUMPRODUCT([Thong_Tin_Ngay_Nghi_201702.$B$3:.$B$69]=[.$B33];[Thong_Tin_Ngay_Nghi_201702.$C$3:.$C$69]) + SUMPRODUCT([Thong_Tin_Ngay_Nghi_201703.$B$3:.$B$72]=[.$B33];[Thong_Tin_Ngay_Nghi_201703.$C$3:.$C$72])" office:value-type="float" office:value="6">
            <text:p>6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-1">
            <text:p>-1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3]+[.K33] +[.J33]" office:value-type="float" office:value="2">
            <text:p>2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03-22T10:14:16.72">
            <text:p>03/22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3">
            <text:p>3</text:p>
          </table:table-cell>
          <table:table-cell table:style-name="ce56" table:formula="of:=SUMPRODUCT([Thong_Tin_Ngay_Nghi_201701.$B$3:.$B$68]=[.$B34];[Thong_Tin_Ngay_Nghi_201701.$C$3:.$C$68]) +  SUMPRODUCT([Thong_Tin_Ngay_Nghi_201702.$B$3:.$B$69]=[.$B34];[Thong_Tin_Ngay_Nghi_201702.$C$3:.$C$69]) + SUMPRODUCT([Thong_Tin_Ngay_Nghi_201703.$B$3:.$B$72]=[.$B34];[Thong_Tin_Ngay_Nghi_201703.$C$3:.$C$72])" office:value-type="float" office:value="5">
            <text:p>5</text:p>
          </table:table-cell>
          <table:table-cell table:style-name="ce61" table:formula="of:=SUMPRODUCT([Thong_Tin_Ngay_Nghi_201701.$B$3:.$B$68]=[.$B34];[Thong_Tin_Ngay_Nghi_201701.$C$3:.$C$68]) +  SUMPRODUCT([Thong_Tin_Ngay_Nghi_201702.$B$3:.$B$69]=[.$B34];[Thong_Tin_Ngay_Nghi_201702.$C$3:.$C$69]) + SUMPRODUCT([Thong_Tin_Ngay_Nghi_201703.$B$3:.$B$72]=[.$B34];[Thong_Tin_Ngay_Nghi_201703.$C$3:.$C$72])" office:value-type="float" office:value="5">
            <text:p>5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number-columns-repeated="2" table:style-name="ce48"/>
          <table:table-cell table:style-name="ce48" table:formula="of:=[.I34]+[.K34] +[.J34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03-22T10:07:45.81">
            <text:p>03/22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3">
            <text:p>3</text:p>
          </table:table-cell>
          <table:table-cell table:style-name="ce56" table:formula="of:=SUMPRODUCT([Thong_Tin_Ngay_Nghi_201701.$B$3:.$B$68]=[.$B35];[Thong_Tin_Ngay_Nghi_201701.$C$3:.$C$68]) +  SUMPRODUCT([Thong_Tin_Ngay_Nghi_201702.$B$3:.$B$69]=[.$B35];[Thong_Tin_Ngay_Nghi_201702.$C$3:.$C$69]) + SUMPRODUCT([Thong_Tin_Ngay_Nghi_201703.$B$3:.$B$72]=[.$B35];[Thong_Tin_Ngay_Nghi_201703.$C$3:.$C$72])" office:value-type="float" office:value="3">
            <text:p>3</text:p>
          </table:table-cell>
          <table:table-cell table:style-name="ce61" table:formula="of:=SUMPRODUCT([Thong_Tin_Ngay_Nghi_201701.$B$3:.$B$68]=[.$B35];[Thong_Tin_Ngay_Nghi_201701.$C$3:.$C$68]) +  SUMPRODUCT([Thong_Tin_Ngay_Nghi_201702.$B$3:.$B$69]=[.$B35];[Thong_Tin_Ngay_Nghi_201702.$C$3:.$C$69]) + SUMPRODUCT([Thong_Tin_Ngay_Nghi_201703.$B$3:.$B$72]=[.$B35];[Thong_Tin_Ngay_Nghi_201703.$C$3:.$C$72])" office:value-type="float" office:value="3">
            <text:p>3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1.5">
            <text:p>1.5</text:p>
          </table:table-cell>
          <table:table-cell table:number-columns-repeated="2" table:style-name="ce48"/>
          <table:table-cell table:style-name="ce48" table:formula="of:=[.I35]+[.K35] +[.J35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36]);DATE(YEAR([.D36]);12;31);NOW())" office:value-type="date" office:date-value="2017-03-22T10:07:45.81">
            <text:p>03/22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0">
            <text:p>0</text:p>
          </table:table-cell>
          <table:table-cell table:style-name="ce56" table:formula="of:=SUMPRODUCT([Thong_Tin_Ngay_Nghi_201701.$B$3:.$B$68]=[.$B36];[Thong_Tin_Ngay_Nghi_201701.$C$3:.$C$68]) +  SUMPRODUCT([Thong_Tin_Ngay_Nghi_201702.$B$3:.$B$69]=[.$B36];[Thong_Tin_Ngay_Nghi_201702.$C$3:.$C$69]) + SUMPRODUCT([Thong_Tin_Ngay_Nghi_201703.$B$3:.$B$72]=[.$B36];[Thong_Tin_Ngay_Nghi_201703.$C$3:.$C$72])" office:value-type="float" office:value="0">
            <text:p>0</text:p>
          </table:table-cell>
          <table:table-cell table:style-name="ce61" table:formula="of:=SUMPRODUCT([Thong_Tin_Ngay_Nghi_201701.$B$3:.$B$68]=[.$B36];[Thong_Tin_Ngay_Nghi_201701.$C$3:.$C$68]) +  SUMPRODUCT([Thong_Tin_Ngay_Nghi_201702.$B$3:.$B$69]=[.$B36];[Thong_Tin_Ngay_Nghi_201702.$C$3:.$C$69]) + SUMPRODUCT([Thong_Tin_Ngay_Nghi_201703.$B$3:.$B$72]=[.$B36];[Thong_Tin_Ngay_Nghi_201703.$C$3:.$C$72])" office:value-type="float" office:value="0">
            <text:p>0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number-columns-repeated="2" table:style-name="ce48"/>
          <table:table-cell table:style-name="ce48" table:formula="of:=[.I36]+[.K36] +[.J36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03-22T10:07:45.81">
            <text:p>03/22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3">
            <text:p>3</text:p>
          </table:table-cell>
          <table:table-cell table:style-name="ce56" table:formula="of:=SUMPRODUCT([Thong_Tin_Ngay_Nghi_201701.$B$3:.$B$68]=[.$B37];[Thong_Tin_Ngay_Nghi_201701.$C$3:.$C$68]) +  SUMPRODUCT([Thong_Tin_Ngay_Nghi_201702.$B$3:.$B$69]=[.$B37];[Thong_Tin_Ngay_Nghi_201702.$C$3:.$C$69]) + SUMPRODUCT([Thong_Tin_Ngay_Nghi_201703.$B$3:.$B$72]=[.$B37];[Thong_Tin_Ngay_Nghi_201703.$C$3:.$C$72])" office:value-type="float" office:value="2.5">
            <text:p>2.5</text:p>
          </table:table-cell>
          <table:table-cell table:style-name="ce61" table:formula="of:=SUMPRODUCT([Thong_Tin_Ngay_Nghi_201701.$B$3:.$B$68]=[.$B37];[Thong_Tin_Ngay_Nghi_201701.$C$3:.$C$68]) +  SUMPRODUCT([Thong_Tin_Ngay_Nghi_201702.$B$3:.$B$69]=[.$B37];[Thong_Tin_Ngay_Nghi_201702.$C$3:.$C$69]) + SUMPRODUCT([Thong_Tin_Ngay_Nghi_201703.$B$3:.$B$72]=[.$B37];[Thong_Tin_Ngay_Nghi_201703.$C$3:.$C$72])" office:value-type="float" office:value="2.5">
            <text:p>2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2.5">
            <text:p>2.5</text:p>
          </table:table-cell>
          <table:table-cell table:number-columns-repeated="2" table:style-name="ce48"/>
          <table:table-cell table:style-name="ce48" table:formula="of:=[.I37]+[.K37] +[.J37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03-22T10:07:45.71">
            <text:p>03/22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3">
            <text:p>3</text:p>
          </table:table-cell>
          <table:table-cell table:style-name="ce56" table:formula="of:=SUMPRODUCT([Thong_Tin_Ngay_Nghi_201701.$B$3:.$B$68]=[.$B38];[Thong_Tin_Ngay_Nghi_201701.$C$3:.$C$68]) +  SUMPRODUCT([Thong_Tin_Ngay_Nghi_201702.$B$3:.$B$69]=[.$B38];[Thong_Tin_Ngay_Nghi_201702.$C$3:.$C$69]) + SUMPRODUCT([Thong_Tin_Ngay_Nghi_201703.$B$3:.$B$72]=[.$B38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38];[Thong_Tin_Ngay_Nghi_201701.$C$3:.$C$68]) +  SUMPRODUCT([Thong_Tin_Ngay_Nghi_201702.$B$3:.$B$69]=[.$B38];[Thong_Tin_Ngay_Nghi_201702.$C$3:.$C$69]) + SUMPRODUCT([Thong_Tin_Ngay_Nghi_201703.$B$3:.$B$72]=[.$B38];[Thong_Tin_Ngay_Nghi_201703.$C$3:.$C$72])" office:value-type="float" office:value="6.5">
            <text:p>6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-0.5">
            <text:p>-0.5</text:p>
          </table:table-cell>
          <table:table-cell table:number-columns-repeated="2" table:style-name="ce48"/>
          <table:table-cell table:style-name="ce48" table:formula="of:=[.I38]+[.K38] +[.J38]" office:value-type="float" office:value="-0.5">
            <text:p>-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03-22T10:07:45.71">
            <text:p>03/22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3">
            <text:p>3</text:p>
          </table:table-cell>
          <table:table-cell table:style-name="ce56" table:formula="of:=SUMPRODUCT([Thong_Tin_Ngay_Nghi_201701.$B$3:.$B$68]=[.$B39];[Thong_Tin_Ngay_Nghi_201701.$C$3:.$C$68]) +  SUMPRODUCT([Thong_Tin_Ngay_Nghi_201702.$B$3:.$B$69]=[.$B39];[Thong_Tin_Ngay_Nghi_201702.$C$3:.$C$69]) + SUMPRODUCT([Thong_Tin_Ngay_Nghi_201703.$B$3:.$B$72]=[.$B39];[Thong_Tin_Ngay_Nghi_201703.$C$3:.$C$72])" office:value-type="float" office:value="5">
            <text:p>5</text:p>
          </table:table-cell>
          <table:table-cell table:style-name="ce61" table:formula="of:=SUMPRODUCT([Thong_Tin_Ngay_Nghi_201701.$B$3:.$B$68]=[.$B39];[Thong_Tin_Ngay_Nghi_201701.$C$3:.$C$68]) +  SUMPRODUCT([Thong_Tin_Ngay_Nghi_201702.$B$3:.$B$69]=[.$B39];[Thong_Tin_Ngay_Nghi_201702.$C$3:.$C$69]) + SUMPRODUCT([Thong_Tin_Ngay_Nghi_201703.$B$3:.$B$72]=[.$B39];[Thong_Tin_Ngay_Nghi_201703.$C$3:.$C$72])" office:value-type="float" office:value="5">
            <text:p>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3">
            <text:p>3</text:p>
          </table:table-cell>
          <table:table-cell table:number-columns-repeated="2" table:style-name="ce48"/>
          <table:table-cell table:style-name="ce48" table:formula="of:=[.I39]+[.K39] +[.J39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03-22T10:07:45.71">
            <text:p>03/22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3">
            <text:p>3</text:p>
          </table:table-cell>
          <table:table-cell table:style-name="ce56" table:formula="of:=SUMPRODUCT([Thong_Tin_Ngay_Nghi_201701.$B$3:.$B$68]=[.$B40];[Thong_Tin_Ngay_Nghi_201701.$C$3:.$C$68]) +  SUMPRODUCT([Thong_Tin_Ngay_Nghi_201702.$B$3:.$B$69]=[.$B40];[Thong_Tin_Ngay_Nghi_201702.$C$3:.$C$69]) + SUMPRODUCT([Thong_Tin_Ngay_Nghi_201703.$B$3:.$B$72]=[.$B40];[Thong_Tin_Ngay_Nghi_201703.$C$3:.$C$72])" office:value-type="float" office:value="4.5">
            <text:p>4.5</text:p>
          </table:table-cell>
          <table:table-cell table:style-name="ce61" table:formula="of:=SUMPRODUCT([Thong_Tin_Ngay_Nghi_201701.$B$3:.$B$68]=[.$B40];[Thong_Tin_Ngay_Nghi_201701.$C$3:.$C$68]) +  SUMPRODUCT([Thong_Tin_Ngay_Nghi_201702.$B$3:.$B$69]=[.$B40];[Thong_Tin_Ngay_Nghi_201702.$C$3:.$C$69]) + SUMPRODUCT([Thong_Tin_Ngay_Nghi_201703.$B$3:.$B$72]=[.$B40];[Thong_Tin_Ngay_Nghi_201703.$C$3:.$C$72])" office:value-type="float" office:value="4.5">
            <text:p>4.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8"/>
          <table:table-cell table:style-name="ce48" table:formula="of:=[.I40]+[.K40] +[.J40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03-22T10:07:45.65">
            <text:p>03/22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56" table:formula="of:=SUMPRODUCT([Thong_Tin_Ngay_Nghi_201701.$B$3:.$B$68]=[.$B41];[Thong_Tin_Ngay_Nghi_201701.$C$3:.$C$68]) +  SUMPRODUCT([Thong_Tin_Ngay_Nghi_201702.$B$3:.$B$69]=[.$B41];[Thong_Tin_Ngay_Nghi_201702.$C$3:.$C$69]) + SUMPRODUCT([Thong_Tin_Ngay_Nghi_201703.$B$3:.$B$72]=[.$B41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41];[Thong_Tin_Ngay_Nghi_201701.$C$3:.$C$68]) +  SUMPRODUCT([Thong_Tin_Ngay_Nghi_201702.$B$3:.$B$69]=[.$B41];[Thong_Tin_Ngay_Nghi_201702.$C$3:.$C$69]) + SUMPRODUCT([Thong_Tin_Ngay_Nghi_201703.$B$3:.$B$72]=[.$B41];[Thong_Tin_Ngay_Nghi_201703.$C$3:.$C$72])" office:value-type="float" office:value="6.5">
            <text:p>6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-1.5">
            <text:p>-1.5</text:p>
          </table:table-cell>
          <table:table-cell table:number-columns-repeated="2" table:style-name="ce48"/>
          <table:table-cell table:style-name="ce48" table:formula="of:=[.I41]+[.K41] +[.J41]" office:value-type="float" office:value="-1.5">
            <text:p>-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03-22T10:07:45.65">
            <text:p>03/22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3">
            <text:p>3</text:p>
          </table:table-cell>
          <table:table-cell table:style-name="ce56" table:formula="of:=SUMPRODUCT([Thong_Tin_Ngay_Nghi_201701.$B$3:.$B$68]=[.$B42];[Thong_Tin_Ngay_Nghi_201701.$C$3:.$C$68]) +  SUMPRODUCT([Thong_Tin_Ngay_Nghi_201702.$B$3:.$B$69]=[.$B42];[Thong_Tin_Ngay_Nghi_201702.$C$3:.$C$69]) + SUMPRODUCT([Thong_Tin_Ngay_Nghi_201703.$B$3:.$B$72]=[.$B42];[Thong_Tin_Ngay_Nghi_201703.$C$3:.$C$72])" office:value-type="float" office:value="1">
            <text:p>1</text:p>
          </table:table-cell>
          <table:table-cell table:style-name="ce61" table:formula="of:=SUMPRODUCT([Thong_Tin_Ngay_Nghi_201701.$B$3:.$B$68]=[.$B42];[Thong_Tin_Ngay_Nghi_201701.$C$3:.$C$68]) +  SUMPRODUCT([Thong_Tin_Ngay_Nghi_201702.$B$3:.$B$69]=[.$B42];[Thong_Tin_Ngay_Nghi_201702.$C$3:.$C$69]) + SUMPRODUCT([Thong_Tin_Ngay_Nghi_201703.$B$3:.$B$72]=[.$B42];[Thong_Tin_Ngay_Nghi_201703.$C$3:.$C$72])" office:value-type="float" office:value="1">
            <text:p>1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6">
            <text:p>6</text:p>
          </table:table-cell>
          <table:table-cell table:number-columns-repeated="2" table:style-name="ce48"/>
          <table:table-cell table:style-name="ce48" table:formula="of:=[.I42]+[.K42] +[.J42]" office:value-type="float" office:value="6">
            <text:p>6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03-22T10:07:45.65">
            <text:p>03/22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3">
            <text:p>3</text:p>
          </table:table-cell>
          <table:table-cell table:style-name="ce56" table:formula="of:=SUMPRODUCT([Thong_Tin_Ngay_Nghi_201701.$B$3:.$B$68]=[.$B43];[Thong_Tin_Ngay_Nghi_201701.$C$3:.$C$68]) +  SUMPRODUCT([Thong_Tin_Ngay_Nghi_201702.$B$3:.$B$69]=[.$B43];[Thong_Tin_Ngay_Nghi_201702.$C$3:.$C$69]) + SUMPRODUCT([Thong_Tin_Ngay_Nghi_201703.$B$3:.$B$72]=[.$B43];[Thong_Tin_Ngay_Nghi_201703.$C$3:.$C$72])" office:value-type="float" office:value="4.5">
            <text:p>4.5</text:p>
          </table:table-cell>
          <table:table-cell table:style-name="ce61" table:formula="of:=SUMPRODUCT([Thong_Tin_Ngay_Nghi_201701.$B$3:.$B$68]=[.$B43];[Thong_Tin_Ngay_Nghi_201701.$C$3:.$C$68]) +  SUMPRODUCT([Thong_Tin_Ngay_Nghi_201702.$B$3:.$B$69]=[.$B43];[Thong_Tin_Ngay_Nghi_201702.$C$3:.$C$69]) + SUMPRODUCT([Thong_Tin_Ngay_Nghi_201703.$B$3:.$B$72]=[.$B43];[Thong_Tin_Ngay_Nghi_201703.$C$3:.$C$72])" office:value-type="float" office:value="4.5">
            <text:p>4.5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8"/>
          <table:table-cell table:style-name="ce48" table:formula="of:=[.I43]+[.K43] +[.J43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4]);DATE(YEAR([.D44]);12;31);NOW())" office:value-type="date" office:date-value="2017-03-22T10:07:45.57">
            <text:p>03/22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3">
            <text:p>3</text:p>
          </table:table-cell>
          <table:table-cell table:style-name="ce56" table:formula="of:=SUMPRODUCT([Thong_Tin_Ngay_Nghi_201701.$B$3:.$B$68]=[.$B44];[Thong_Tin_Ngay_Nghi_201701.$C$3:.$C$68]) +  SUMPRODUCT([Thong_Tin_Ngay_Nghi_201702.$B$3:.$B$69]=[.$B44];[Thong_Tin_Ngay_Nghi_201702.$C$3:.$C$69]) + SUMPRODUCT([Thong_Tin_Ngay_Nghi_201703.$B$3:.$B$72]=[.$B44];[Thong_Tin_Ngay_Nghi_201703.$C$3:.$C$72])" office:value-type="float" office:value="4.5">
            <text:p>4.5</text:p>
          </table:table-cell>
          <table:table-cell table:style-name="ce61" table:formula="of:=SUMPRODUCT([Thong_Tin_Ngay_Nghi_201701.$B$3:.$B$68]=[.$B44];[Thong_Tin_Ngay_Nghi_201701.$C$3:.$C$68]) +  SUMPRODUCT([Thong_Tin_Ngay_Nghi_201702.$B$3:.$B$69]=[.$B44];[Thong_Tin_Ngay_Nghi_201702.$C$3:.$C$69]) + SUMPRODUCT([Thong_Tin_Ngay_Nghi_201703.$B$3:.$B$72]=[.$B44];[Thong_Tin_Ngay_Nghi_201703.$C$3:.$C$72])" office:value-type="float" office:value="4.5">
            <text:p>4.5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1.5">
            <text:p>1.5</text:p>
          </table:table-cell>
          <table:table-cell table:number-columns-repeated="2" table:style-name="ce48"/>
          <table:table-cell table:style-name="ce48" table:formula="of:=[.I44]+[.K44] +[.J44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03-22T10:07:45.58">
            <text:p>03/22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3">
            <text:p>3</text:p>
          </table:table-cell>
          <table:table-cell table:style-name="ce56" table:formula="of:=SUMPRODUCT([Thong_Tin_Ngay_Nghi_201701.$B$3:.$B$68]=[.$B45];[Thong_Tin_Ngay_Nghi_201701.$C$3:.$C$68]) +  SUMPRODUCT([Thong_Tin_Ngay_Nghi_201702.$B$3:.$B$69]=[.$B45];[Thong_Tin_Ngay_Nghi_201702.$C$3:.$C$69]) + SUMPRODUCT([Thong_Tin_Ngay_Nghi_201703.$B$3:.$B$72]=[.$B45];[Thong_Tin_Ngay_Nghi_201703.$C$3:.$C$72])" office:value-type="float" office:value="2">
            <text:p>2</text:p>
          </table:table-cell>
          <table:table-cell table:style-name="ce61" table:formula="of:=SUMPRODUCT([Thong_Tin_Ngay_Nghi_201701.$B$3:.$B$68]=[.$B45];[Thong_Tin_Ngay_Nghi_201701.$C$3:.$C$68]) +  SUMPRODUCT([Thong_Tin_Ngay_Nghi_201702.$B$3:.$B$69]=[.$B45];[Thong_Tin_Ngay_Nghi_201702.$C$3:.$C$69]) + SUMPRODUCT([Thong_Tin_Ngay_Nghi_201703.$B$3:.$B$72]=[.$B45];[Thong_Tin_Ngay_Nghi_201703.$C$3:.$C$72])" office:value-type="float" office:value="2">
            <text:p>2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1.5">
            <text:p>1.5</text:p>
          </table:table-cell>
          <table:table-cell table:number-columns-repeated="2" table:style-name="ce48"/>
          <table:table-cell table:style-name="ce48" table:formula="of:=[.I45]+[.K45] +[.J45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6]);DATE(YEAR([.D46]);12;31);NOW())" office:value-type="date" office:date-value="2017-03-22T10:07:45.58">
            <text:p>03/22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3">
            <text:p>3</text:p>
          </table:table-cell>
          <table:table-cell table:style-name="ce56" table:formula="of:=SUMPRODUCT([Thong_Tin_Ngay_Nghi_201701.$B$3:.$B$68]=[.$B46];[Thong_Tin_Ngay_Nghi_201701.$C$3:.$C$68]) +  SUMPRODUCT([Thong_Tin_Ngay_Nghi_201702.$B$3:.$B$69]=[.$B46];[Thong_Tin_Ngay_Nghi_201702.$C$3:.$C$69]) + SUMPRODUCT([Thong_Tin_Ngay_Nghi_201703.$B$3:.$B$72]=[.$B46];[Thong_Tin_Ngay_Nghi_201703.$C$3:.$C$72])" office:value-type="float" office:value="20">
            <text:p>20</text:p>
          </table:table-cell>
          <table:table-cell table:style-name="ce61" table:formula="of:=SUMPRODUCT([Thong_Tin_Ngay_Nghi_201701.$B$3:.$B$68]=[.$B46];[Thong_Tin_Ngay_Nghi_201701.$C$3:.$C$68]) +  SUMPRODUCT([Thong_Tin_Ngay_Nghi_201702.$B$3:.$B$69]=[.$B46];[Thong_Tin_Ngay_Nghi_201702.$C$3:.$C$69]) + SUMPRODUCT([Thong_Tin_Ngay_Nghi_201703.$B$3:.$B$72]=[.$B46];[Thong_Tin_Ngay_Nghi_201703.$C$3:.$C$72])" office:value-type="float" office:value="20">
            <text:p>20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-13.5">
            <text:p>-13.5</text:p>
          </table:table-cell>
          <table:table-cell table:style-name="ce48"/>
          <table:table-cell table:style-name="ce48" table:formula="of:=1.5+6" office:value-type="float" office:value="7.5">
            <text:p>7.5</text:p>
          </table:table-cell>
          <table:table-cell table:style-name="ce48" table:formula="of:=[.I46]+[.K46] +[.J46]" office:value-type="float" office:value="-6">
            <text:p>-6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03-22T10:07:32.11">
            <text:p>03/22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3">
            <text:p>3</text:p>
          </table:table-cell>
          <table:table-cell table:style-name="ce56" table:formula="of:=SUMPRODUCT([Thong_Tin_Ngay_Nghi_201701.$B$3:.$B$68]=[.$B47];[Thong_Tin_Ngay_Nghi_201701.$C$3:.$C$68]) +  SUMPRODUCT([Thong_Tin_Ngay_Nghi_201702.$B$3:.$B$69]=[.$B47];[Thong_Tin_Ngay_Nghi_201702.$C$3:.$C$69]) + SUMPRODUCT([Thong_Tin_Ngay_Nghi_201703.$B$3:.$B$72]=[.$B47];[Thong_Tin_Ngay_Nghi_201703.$C$3:.$C$72])" office:value-type="float" office:value="9">
            <text:p>9</text:p>
          </table:table-cell>
          <table:table-cell table:style-name="ce61" table:formula="of:=SUMPRODUCT([Thong_Tin_Ngay_Nghi_201701.$B$3:.$B$68]=[.$B47];[Thong_Tin_Ngay_Nghi_201701.$C$3:.$C$68]) +  SUMPRODUCT([Thong_Tin_Ngay_Nghi_201702.$B$3:.$B$69]=[.$B47];[Thong_Tin_Ngay_Nghi_201702.$C$3:.$C$69]) + SUMPRODUCT([Thong_Tin_Ngay_Nghi_201703.$B$3:.$B$72]=[.$B47];[Thong_Tin_Ngay_Nghi_201703.$C$3:.$C$72])" office:value-type="float" office:value="9">
            <text:p>9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6">
            <text:p>-6</text:p>
          </table:table-cell>
          <table:table-cell table:number-columns-repeated="2" table:style-name="ce48"/>
          <table:table-cell table:style-name="ce48" table:formula="of:=[.I47]+[.K47] +[.J47]" office:value-type="float" office:value="-6">
            <text:p>-6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48]);DATE(YEAR([.D48]);12;31);NOW())" office:value-type="date" office:date-value="2017-03-22T10:07:32.11">
            <text:p>03/22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0">
            <text:p>0</text:p>
          </table:table-cell>
          <table:table-cell table:style-name="ce56" table:formula="of:=SUMPRODUCT([Thong_Tin_Ngay_Nghi_201701.$B$3:.$B$68]=[.$B48];[Thong_Tin_Ngay_Nghi_201701.$C$3:.$C$68]) +  SUMPRODUCT([Thong_Tin_Ngay_Nghi_201702.$B$3:.$B$69]=[.$B48];[Thong_Tin_Ngay_Nghi_201702.$C$3:.$C$69]) + SUMPRODUCT([Thong_Tin_Ngay_Nghi_201703.$B$3:.$B$72]=[.$B48];[Thong_Tin_Ngay_Nghi_201703.$C$3:.$C$72])" office:value-type="float" office:value="0">
            <text:p>0</text:p>
          </table:table-cell>
          <table:table-cell table:style-name="ce61" table:formula="of:=SUMPRODUCT([Thong_Tin_Ngay_Nghi_201701.$B$3:.$B$68]=[.$B48];[Thong_Tin_Ngay_Nghi_201701.$C$3:.$C$68]) +  SUMPRODUCT([Thong_Tin_Ngay_Nghi_201702.$B$3:.$B$69]=[.$B48];[Thong_Tin_Ngay_Nghi_201702.$C$3:.$C$69]) + SUMPRODUCT([Thong_Tin_Ngay_Nghi_201703.$B$3:.$B$72]=[.$B48];[Thong_Tin_Ngay_Nghi_201703.$C$3:.$C$72])" office:value-type="float" office:value="0">
            <text:p>0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0">
            <text:p>0</text:p>
          </table:table-cell>
          <table:table-cell table:number-columns-repeated="2" table:style-name="ce48"/>
          <table:table-cell table:style-name="ce48" table:formula="of:=[.I48]+[.K48] +[.J48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03-22T10:07:32.11">
            <text:p>03/22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3">
            <text:p>3</text:p>
          </table:table-cell>
          <table:table-cell table:style-name="ce56" table:formula="of:=SUMPRODUCT([Thong_Tin_Ngay_Nghi_201701.$B$3:.$B$68]=[.$B49];[Thong_Tin_Ngay_Nghi_201701.$C$3:.$C$68]) +  SUMPRODUCT([Thong_Tin_Ngay_Nghi_201702.$B$3:.$B$69]=[.$B49];[Thong_Tin_Ngay_Nghi_201702.$C$3:.$C$69]) + SUMPRODUCT([Thong_Tin_Ngay_Nghi_201703.$B$3:.$B$72]=[.$B49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49];[Thong_Tin_Ngay_Nghi_201701.$C$3:.$C$68]) +  SUMPRODUCT([Thong_Tin_Ngay_Nghi_201702.$B$3:.$B$69]=[.$B49];[Thong_Tin_Ngay_Nghi_201702.$C$3:.$C$69]) + SUMPRODUCT([Thong_Tin_Ngay_Nghi_201703.$B$3:.$B$72]=[.$B49];[Thong_Tin_Ngay_Nghi_201703.$C$3:.$C$72])" office:value-type="float" office:value="6.5">
            <text:p>6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1.5">
            <text:p>1.5</text:p>
          </table:table-cell>
          <table:table-cell table:number-columns-repeated="2" table:style-name="ce48"/>
          <table:table-cell table:style-name="ce48" table:formula="of:=[.I49]+[.K49] +[.J49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03-22T10:07:32.11">
            <text:p>03/22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3">
            <text:p>3</text:p>
          </table:table-cell>
          <table:table-cell table:style-name="ce56" table:formula="of:=SUMPRODUCT([Thong_Tin_Ngay_Nghi_201701.$B$3:.$B$68]=[.$B50];[Thong_Tin_Ngay_Nghi_201701.$C$3:.$C$68]) +  SUMPRODUCT([Thong_Tin_Ngay_Nghi_201702.$B$3:.$B$69]=[.$B50];[Thong_Tin_Ngay_Nghi_201702.$C$3:.$C$69]) + SUMPRODUCT([Thong_Tin_Ngay_Nghi_201703.$B$3:.$B$72]=[.$B50];[Thong_Tin_Ngay_Nghi_201703.$C$3:.$C$72])" office:value-type="float" office:value="4">
            <text:p>4</text:p>
          </table:table-cell>
          <table:table-cell table:style-name="ce61" table:formula="of:=SUMPRODUCT([Thong_Tin_Ngay_Nghi_201701.$B$3:.$B$68]=[.$B50];[Thong_Tin_Ngay_Nghi_201701.$C$3:.$C$68]) +  SUMPRODUCT([Thong_Tin_Ngay_Nghi_201702.$B$3:.$B$69]=[.$B50];[Thong_Tin_Ngay_Nghi_201702.$C$3:.$C$69]) + SUMPRODUCT([Thong_Tin_Ngay_Nghi_201703.$B$3:.$B$72]=[.$B50];[Thong_Tin_Ngay_Nghi_201703.$C$3:.$C$72])" office:value-type="float" office:value="4">
            <text:p>4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3">
            <text:p>3</text:p>
          </table:table-cell>
          <table:table-cell table:number-columns-repeated="2" table:style-name="ce48"/>
          <table:table-cell table:style-name="ce48" table:formula="of:=[.I50]+[.K50] +[.J50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03-22T10:07:32.11">
            <text:p>03/22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3">
            <text:p>3</text:p>
          </table:table-cell>
          <table:table-cell table:style-name="ce56" table:formula="of:=SUMPRODUCT([Thong_Tin_Ngay_Nghi_201701.$B$3:.$B$68]=[.$B51];[Thong_Tin_Ngay_Nghi_201701.$C$3:.$C$68]) +  SUMPRODUCT([Thong_Tin_Ngay_Nghi_201702.$B$3:.$B$69]=[.$B51];[Thong_Tin_Ngay_Nghi_201702.$C$3:.$C$69]) + SUMPRODUCT([Thong_Tin_Ngay_Nghi_201703.$B$3:.$B$72]=[.$B51];[Thong_Tin_Ngay_Nghi_201703.$C$3:.$C$72])" office:value-type="float" office:value="8.5">
            <text:p>8.5</text:p>
          </table:table-cell>
          <table:table-cell table:style-name="ce61" table:formula="of:=SUMPRODUCT([Thong_Tin_Ngay_Nghi_201701.$B$3:.$B$68]=[.$B51];[Thong_Tin_Ngay_Nghi_201701.$C$3:.$C$68]) +  SUMPRODUCT([Thong_Tin_Ngay_Nghi_201702.$B$3:.$B$69]=[.$B51];[Thong_Tin_Ngay_Nghi_201702.$C$3:.$C$69]) + SUMPRODUCT([Thong_Tin_Ngay_Nghi_201703.$B$3:.$B$72]=[.$B51];[Thong_Tin_Ngay_Nghi_201703.$C$3:.$C$72])" office:value-type="float" office:value="8.5">
            <text:p>8.5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3.5">
            <text:p>-3.5</text:p>
          </table:table-cell>
          <table:table-cell table:number-columns-repeated="2" table:style-name="ce48"/>
          <table:table-cell table:style-name="ce48" table:formula="of:=[.I51]+[.K51] +[.J51]" office:value-type="float" office:value="-3.5">
            <text:p>-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2]);DATE(YEAR([.D52]);12;31);NOW())" office:value-type="date" office:date-value="2017-03-22T10:07:32.11">
            <text:p>03/22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0">
            <text:p>0</text:p>
          </table:table-cell>
          <table:table-cell table:style-name="ce56" table:formula="of:=SUMPRODUCT([Thong_Tin_Ngay_Nghi_201701.$B$3:.$B$68]=[.$B52];[Thong_Tin_Ngay_Nghi_201701.$C$3:.$C$68]) +  SUMPRODUCT([Thong_Tin_Ngay_Nghi_201702.$B$3:.$B$69]=[.$B52];[Thong_Tin_Ngay_Nghi_201702.$C$3:.$C$69]) + SUMPRODUCT([Thong_Tin_Ngay_Nghi_201703.$B$3:.$B$72]=[.$B52];[Thong_Tin_Ngay_Nghi_201703.$C$3:.$C$72])" office:value-type="float" office:value="0">
            <text:p>0</text:p>
          </table:table-cell>
          <table:table-cell table:style-name="ce61" table:formula="of:=SUMPRODUCT([Thong_Tin_Ngay_Nghi_201701.$B$3:.$B$68]=[.$B52];[Thong_Tin_Ngay_Nghi_201701.$C$3:.$C$68]) +  SUMPRODUCT([Thong_Tin_Ngay_Nghi_201702.$B$3:.$B$69]=[.$B52];[Thong_Tin_Ngay_Nghi_201702.$C$3:.$C$69]) + SUMPRODUCT([Thong_Tin_Ngay_Nghi_201703.$B$3:.$B$72]=[.$B52];[Thong_Tin_Ngay_Nghi_201703.$C$3:.$C$72])" office:value-type="float" office:value="0">
            <text:p>0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0">
            <text:p>0</text:p>
          </table:table-cell>
          <table:table-cell table:number-columns-repeated="2" table:style-name="ce48"/>
          <table:table-cell table:style-name="ce48" table:formula="of:=[.I52]+[.K52] +[.J52]" office:value-type="float" office:value="0">
            <text:p>0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3]);DATE(YEAR([.D53]);12;31);NOW())" office:value-type="date" office:date-value="2017-03-22T10:07:32.11">
            <text:p>03/22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3">
            <text:p>3</text:p>
          </table:table-cell>
          <table:table-cell table:style-name="ce56" table:formula="of:=SUMPRODUCT([Thong_Tin_Ngay_Nghi_201701.$B$3:.$B$68]=[.$B53];[Thong_Tin_Ngay_Nghi_201701.$C$3:.$C$68]) +  SUMPRODUCT([Thong_Tin_Ngay_Nghi_201702.$B$3:.$B$69]=[.$B53];[Thong_Tin_Ngay_Nghi_201702.$C$3:.$C$69]) + SUMPRODUCT([Thong_Tin_Ngay_Nghi_201703.$B$3:.$B$72]=[.$B53];[Thong_Tin_Ngay_Nghi_201703.$C$3:.$C$72])" office:value-type="float" office:value="18">
            <text:p>18</text:p>
          </table:table-cell>
          <table:table-cell table:style-name="ce61" table:formula="of:=SUMPRODUCT([Thong_Tin_Ngay_Nghi_201701.$B$3:.$B$68]=[.$B53];[Thong_Tin_Ngay_Nghi_201701.$C$3:.$C$68]) +  SUMPRODUCT([Thong_Tin_Ngay_Nghi_201702.$B$3:.$B$69]=[.$B53];[Thong_Tin_Ngay_Nghi_201702.$C$3:.$C$69]) + SUMPRODUCT([Thong_Tin_Ngay_Nghi_201703.$B$3:.$B$72]=[.$B53];[Thong_Tin_Ngay_Nghi_201703.$C$3:.$C$72])" office:value-type="float" office:value="18">
            <text:p>18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-15">
            <text:p>-15</text:p>
          </table:table-cell>
          <table:table-cell table:style-name="ce48"/>
          <table:table-cell table:style-name="ce48" table:formula="of:=4.5+6" office:value-type="float" office:value="10.5">
            <text:p>10.5</text:p>
          </table:table-cell>
          <table:table-cell table:style-name="ce48" table:formula="of:=[.I53]+[.K53] +[.J53]" office:value-type="float" office:value="-4.5">
            <text:p>-4.5</text:p>
          </table:table-cell>
          <table:table-cell table:style-name="ce62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03-22T10:07:32.11">
            <text:p>03/22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3">
            <text:p>3</text:p>
          </table:table-cell>
          <table:table-cell table:style-name="ce56" table:formula="of:=SUMPRODUCT([Thong_Tin_Ngay_Nghi_201701.$B$3:.$B$68]=[.$B54];[Thong_Tin_Ngay_Nghi_201701.$C$3:.$C$68]) +  SUMPRODUCT([Thong_Tin_Ngay_Nghi_201702.$B$3:.$B$69]=[.$B54];[Thong_Tin_Ngay_Nghi_201702.$C$3:.$C$69]) + SUMPRODUCT([Thong_Tin_Ngay_Nghi_201703.$B$3:.$B$72]=[.$B54];[Thong_Tin_Ngay_Nghi_201703.$C$3:.$C$72])" office:value-type="float" office:value="20.5">
            <text:p>20.5</text:p>
          </table:table-cell>
          <table:table-cell table:style-name="ce61" table:formula="of:=SUMPRODUCT([Thong_Tin_Ngay_Nghi_201701.$B$3:.$B$68]=[.$B54];[Thong_Tin_Ngay_Nghi_201701.$C$3:.$C$68]) +  SUMPRODUCT([Thong_Tin_Ngay_Nghi_201702.$B$3:.$B$69]=[.$B54];[Thong_Tin_Ngay_Nghi_201702.$C$3:.$C$69]) + SUMPRODUCT([Thong_Tin_Ngay_Nghi_201703.$B$3:.$B$72]=[.$B54];[Thong_Tin_Ngay_Nghi_201703.$C$3:.$C$72])" office:value-type="float" office:value="20.5">
            <text:p>20.5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15">
            <text:p>-15</text:p>
          </table:table-cell>
          <table:table-cell table:number-columns-repeated="2" table:style-name="ce48"/>
          <table:table-cell table:style-name="ce48" table:formula="of:=[.I54]+[.K54] +[.J54]" office:value-type="float" office:value="-15">
            <text:p>-1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03-22T10:07:32.11">
            <text:p>03/22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3">
            <text:p>3</text:p>
          </table:table-cell>
          <table:table-cell table:style-name="ce56" table:formula="of:=SUMPRODUCT([Thong_Tin_Ngay_Nghi_201701.$B$3:.$B$68]=[.$B55];[Thong_Tin_Ngay_Nghi_201701.$C$3:.$C$68]) +  SUMPRODUCT([Thong_Tin_Ngay_Nghi_201702.$B$3:.$B$69]=[.$B55];[Thong_Tin_Ngay_Nghi_201702.$C$3:.$C$69]) + SUMPRODUCT([Thong_Tin_Ngay_Nghi_201703.$B$3:.$B$72]=[.$B55];[Thong_Tin_Ngay_Nghi_201703.$C$3:.$C$72])" office:value-type="float" office:value="4">
            <text:p>4</text:p>
          </table:table-cell>
          <table:table-cell table:style-name="ce61" table:formula="of:=SUMPRODUCT([Thong_Tin_Ngay_Nghi_201701.$B$3:.$B$68]=[.$B55];[Thong_Tin_Ngay_Nghi_201701.$C$3:.$C$68]) +  SUMPRODUCT([Thong_Tin_Ngay_Nghi_201702.$B$3:.$B$69]=[.$B55];[Thong_Tin_Ngay_Nghi_201702.$C$3:.$C$69]) + SUMPRODUCT([Thong_Tin_Ngay_Nghi_201703.$B$3:.$B$72]=[.$B55];[Thong_Tin_Ngay_Nghi_201703.$C$3:.$C$72])" office:value-type="float" office:value="4">
            <text:p>4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-1">
            <text:p>-1</text:p>
          </table:table-cell>
          <table:table-cell table:number-columns-repeated="2" table:style-name="ce48"/>
          <table:table-cell table:style-name="ce48" table:formula="of:=[.I55]+[.K55] +[.J55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03-22T10:07:32.11">
            <text:p>03/22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3">
            <text:p>3</text:p>
          </table:table-cell>
          <table:table-cell table:style-name="ce56" table:formula="of:=SUMPRODUCT([Thong_Tin_Ngay_Nghi_201701.$B$3:.$B$68]=[.$B56];[Thong_Tin_Ngay_Nghi_201701.$C$3:.$C$68]) +  SUMPRODUCT([Thong_Tin_Ngay_Nghi_201702.$B$3:.$B$69]=[.$B56];[Thong_Tin_Ngay_Nghi_201702.$C$3:.$C$69]) + SUMPRODUCT([Thong_Tin_Ngay_Nghi_201703.$B$3:.$B$72]=[.$B56];[Thong_Tin_Ngay_Nghi_201703.$C$3:.$C$72])" office:value-type="float" office:value="8.5">
            <text:p>8.5</text:p>
          </table:table-cell>
          <table:table-cell table:style-name="ce61" table:formula="of:=SUMPRODUCT([Thong_Tin_Ngay_Nghi_201701.$B$3:.$B$68]=[.$B56];[Thong_Tin_Ngay_Nghi_201701.$C$3:.$C$68]) +  SUMPRODUCT([Thong_Tin_Ngay_Nghi_201702.$B$3:.$B$69]=[.$B56];[Thong_Tin_Ngay_Nghi_201702.$C$3:.$C$69]) + SUMPRODUCT([Thong_Tin_Ngay_Nghi_201703.$B$3:.$B$72]=[.$B56];[Thong_Tin_Ngay_Nghi_201703.$C$3:.$C$72])" office:value-type="float" office:value="8.5">
            <text:p>8.5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-5.5">
            <text:p>-5.5</text:p>
          </table:table-cell>
          <table:table-cell table:number-columns-repeated="2" table:style-name="ce48"/>
          <table:table-cell table:style-name="ce48" table:formula="of:=[.I56]+[.K56] +[.J56]" office:value-type="float" office:value="-5.5">
            <text:p>-5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ng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03-22T10:07:32.11">
            <text:p>03/22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3">
            <text:p>3</text:p>
          </table:table-cell>
          <table:table-cell table:style-name="ce56" table:formula="of:=SUMPRODUCT([Thong_Tin_Ngay_Nghi_201701.$B$3:.$B$68]=[.$B57];[Thong_Tin_Ngay_Nghi_201701.$C$3:.$C$68]) +  SUMPRODUCT([Thong_Tin_Ngay_Nghi_201702.$B$3:.$B$69]=[.$B57];[Thong_Tin_Ngay_Nghi_201702.$C$3:.$C$69]) + SUMPRODUCT([Thong_Tin_Ngay_Nghi_201703.$B$3:.$B$72]=[.$B57];[Thong_Tin_Ngay_Nghi_201703.$C$3:.$C$72])" office:value-type="float" office:value="2">
            <text:p>2</text:p>
          </table:table-cell>
          <table:table-cell table:style-name="ce61" table:formula="of:=SUMPRODUCT([Thong_Tin_Ngay_Nghi_201701.$B$3:.$B$68]=[.$B57];[Thong_Tin_Ngay_Nghi_201701.$C$3:.$C$68]) +  SUMPRODUCT([Thong_Tin_Ngay_Nghi_201702.$B$3:.$B$69]=[.$B57];[Thong_Tin_Ngay_Nghi_201702.$C$3:.$C$69]) + SUMPRODUCT([Thong_Tin_Ngay_Nghi_201703.$B$3:.$B$72]=[.$B57];[Thong_Tin_Ngay_Nghi_201703.$C$3:.$C$72])" office:value-type="float" office:value="2">
            <text:p>2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3.5">
            <text:p>3.5</text:p>
          </table:table-cell>
          <table:table-cell table:number-columns-repeated="2" table:style-name="ce48"/>
          <table:table-cell table:style-name="ce48" table:formula="of:=[.I57]+[.K57] +[.J57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03-22T10:07:32.11">
            <text:p>03/22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3">
            <text:p>3</text:p>
          </table:table-cell>
          <table:table-cell table:style-name="ce56" table:formula="of:=SUMPRODUCT([Thong_Tin_Ngay_Nghi_201701.$B$3:.$B$68]=[.$B58];[Thong_Tin_Ngay_Nghi_201701.$C$3:.$C$68]) +  SUMPRODUCT([Thong_Tin_Ngay_Nghi_201702.$B$3:.$B$69]=[.$B58];[Thong_Tin_Ngay_Nghi_201702.$C$3:.$C$69]) + SUMPRODUCT([Thong_Tin_Ngay_Nghi_201703.$B$3:.$B$72]=[.$B58];[Thong_Tin_Ngay_Nghi_201703.$C$3:.$C$72])" office:value-type="float" office:value="2">
            <text:p>2</text:p>
          </table:table-cell>
          <table:table-cell table:style-name="ce61" table:formula="of:=SUMPRODUCT([Thong_Tin_Ngay_Nghi_201701.$B$3:.$B$68]=[.$B58];[Thong_Tin_Ngay_Nghi_201701.$C$3:.$C$68]) +  SUMPRODUCT([Thong_Tin_Ngay_Nghi_201702.$B$3:.$B$69]=[.$B58];[Thong_Tin_Ngay_Nghi_201702.$C$3:.$C$69]) + SUMPRODUCT([Thong_Tin_Ngay_Nghi_201703.$B$3:.$B$72]=[.$B58];[Thong_Tin_Ngay_Nghi_201703.$C$3:.$C$72])" office:value-type="float" office:value="2">
            <text:p>2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5.5">
            <text:p>5.5</text:p>
          </table:table-cell>
          <table:table-cell table:number-columns-repeated="2" table:style-name="ce48"/>
          <table:table-cell table:style-name="ce48" table:formula="of:=[.I58]+[.K58] +[.J58]" office:value-type="float" office:value="5.5">
            <text:p>5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9]);DATE(YEAR([.D59]);12;31);NOW())" office:value-type="date" office:date-value="2017-03-22T10:07:32.11">
            <text:p>03/22/17</text:p>
          </table:table-cell>
          <table:table-cell table:style-name="ce52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3">
            <text:p>3</text:p>
          </table:table-cell>
          <table:table-cell table:style-name="ce56" table:formula="of:=SUMPRODUCT([Thong_Tin_Ngay_Nghi_201701.$B$3:.$B$68]=[.$B59];[Thong_Tin_Ngay_Nghi_201701.$C$3:.$C$68]) +  SUMPRODUCT([Thong_Tin_Ngay_Nghi_201702.$B$3:.$B$69]=[.$B59];[Thong_Tin_Ngay_Nghi_201702.$C$3:.$C$69]) + SUMPRODUCT([Thong_Tin_Ngay_Nghi_201703.$B$3:.$B$72]=[.$B59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59];[Thong_Tin_Ngay_Nghi_201701.$C$3:.$C$68]) +  SUMPRODUCT([Thong_Tin_Ngay_Nghi_201702.$B$3:.$B$69]=[.$B59];[Thong_Tin_Ngay_Nghi_201702.$C$3:.$C$69]) + SUMPRODUCT([Thong_Tin_Ngay_Nghi_201703.$B$3:.$B$72]=[.$B59];[Thong_Tin_Ngay_Nghi_201703.$C$3:.$C$72])" office:value-type="float" office:value="6.5">
            <text:p>6.5</text:p>
          </table:table-cell>
          <table:table-cell table:style-name="ce48" table:formula="of:=IF(DATE(YEAR([.E59]);MONTH([.E59]);DAY([.E59]))&lt;=DATE(YEAR([.E59]);3;31); [.C59]-[.G59] + [.F59]; IF([.G59]-[.C59]&lt;0;[.G59] + [.F59] -[.H59];[.F59]+[.C59]-[.H59]))" office:value-type="float" office:value="3.5">
            <text:p>3.5</text:p>
          </table:table-cell>
          <table:table-cell table:number-columns-repeated="2" table:style-name="ce48"/>
          <table:table-cell table:style-name="ce48" table:formula="of:=[.I59]+[.K59] +[.J59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4">
            <text:p>54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60]);DATE(YEAR([.D60]);12;31);NOW())" office:value-type="date" office:date-value="2017-03-22T10:07:32.11">
            <text:p>03/22/17</text:p>
          </table:table-cell>
          <table:table-cell table:style-name="ce52" table:formula="of:= IF(MONTH([.E60])=MONTH([.D60]) ; IF(NETWORKDAYS([.D60];[.D60]) &lt; NETWORKDAYS(DATE(YEAR([.D60]);MONTH([.D60]);1);EOMONTH([.D60];0)) / 2 ; 0 ; 1)  ;  IF( NETWORKDAYS([.D60];EOMONTH([.D60];0)) &lt; NETWORKDAYS(DATE(YEAR([.D60]);MONTH([.D60]);1);EOMONTH([.D60];0))/2  ; 0  ; 1) + IF(MONTH([.E60]) &gt; MONTH([.D60]) ; MONTH([.E60])-MONTH([.D60])-1 ; 0) + IF(NETWORKDAYS(DATE(YEAR([.E60]);MONTH([.E60]);1);[.E60]) &lt;  NETWORKDAYS(DATE(YEAR([.E60]);MONTH([.E60]);1);EOMONTH([.E60];0)) / 2 ; 0 ; 1))" office:value-type="float" office:value="3">
            <text:p>3</text:p>
          </table:table-cell>
          <table:table-cell table:style-name="ce56" table:formula="of:=SUMPRODUCT([Thong_Tin_Ngay_Nghi_201701.$B$3:.$B$68]=[.$B60];[Thong_Tin_Ngay_Nghi_201701.$C$3:.$C$68]) +  SUMPRODUCT([Thong_Tin_Ngay_Nghi_201702.$B$3:.$B$69]=[.$B60];[Thong_Tin_Ngay_Nghi_201702.$C$3:.$C$69]) + SUMPRODUCT([Thong_Tin_Ngay_Nghi_201703.$B$3:.$B$72]=[.$B60];[Thong_Tin_Ngay_Nghi_201703.$C$3:.$C$72])" office:value-type="float" office:value="6.5">
            <text:p>6.5</text:p>
          </table:table-cell>
          <table:table-cell table:style-name="ce61" table:formula="of:=SUMPRODUCT([Thong_Tin_Ngay_Nghi_201701.$B$3:.$B$68]=[.$B60];[Thong_Tin_Ngay_Nghi_201701.$C$3:.$C$68]) +  SUMPRODUCT([Thong_Tin_Ngay_Nghi_201702.$B$3:.$B$69]=[.$B60];[Thong_Tin_Ngay_Nghi_201702.$C$3:.$C$69]) + SUMPRODUCT([Thong_Tin_Ngay_Nghi_201703.$B$3:.$B$72]=[.$B60];[Thong_Tin_Ngay_Nghi_201703.$C$3:.$C$72])" office:value-type="float" office:value="6.5">
            <text:p>6.5</text:p>
          </table:table-cell>
          <table:table-cell table:style-name="ce48" table:formula="of:=IF(DATE(YEAR([.E60]);MONTH([.E60]);DAY([.E60]))&lt;=DATE(YEAR([.E60]);3;31); [.C60]-[.G60] + [.F60]; IF([.G60]-[.C60]&lt;0;[.G60] + [.F60] -[.H60];[.F60]+[.C60]-[.H60]))" office:value-type="float" office:value="-3">
            <text:p>-3</text:p>
          </table:table-cell>
          <table:table-cell table:number-columns-repeated="2" table:style-name="ce48"/>
          <table:table-cell table:style-name="ce48" table:formula="of:=[.I60]+[.K60] +[.J60]" office:value-type="float" office:value="-3">
            <text:p>-3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4"/>
        <table:table-column table:style-name="co26" table:number-columns-repeated="7" table:default-cell-style-name="ce74"/>
        <table:table-column table:style-name="co25" table:number-columns-repeated="16" table:default-cell-style-name="ce74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69" table:number-columns-repeated="8"/>
          <table:table-cell table:style-name="ce77" office:value-type="string" table:number-columns-spanned="2" table:number-rows-spanned="1">
            <text:p>Month</text:p>
          </table:table-cell>
          <table:covered-table-cell table:style-name="ce78"/>
          <table:table-cell table:style-name="ce79" table:content-validation-name="val1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7" office:value-type="string" table:number-columns-spanned="2" table:number-rows-spanned="1">
            <text:p>Year</text:p>
          </table:table-cell>
          <table:covered-table-cell table:style-name="ce78"/>
          <table:table-cell table:style-name="ce77" office:value-type="float" office:value="2017" table:number-columns-spanned="2" table:number-rows-spanned="1">
            <text:p>2017</text:p>
          </table:table-cell>
          <table:covered-table-cell table:style-name="ce80"/>
          <table:table-cell table:style-name="ce69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70" table:formula="of:=DATE([.$R$1];[.N1];1)" office:value-type="date" office:date-value="2017-01-01">
            <text:p>01</text:p>
          </table:table-cell>
          <table:table-cell table:style-name="ce70" table:formula="of:=[.D2]+1" office:value-type="date" office:date-value="2017-01-02">
            <text:p>02</text:p>
          </table:table-cell>
          <table:table-cell table:style-name="ce70" table:formula="of:=[.E2]+1" office:value-type="date" office:date-value="2017-01-03">
            <text:p>03</text:p>
          </table:table-cell>
          <table:table-cell table:style-name="ce70" table:formula="of:=[.F2]+1" office:value-type="date" office:date-value="2017-01-04">
            <text:p>04</text:p>
          </table:table-cell>
          <table:table-cell table:style-name="ce70" table:formula="of:=[.G2]+1" office:value-type="date" office:date-value="2017-01-05">
            <text:p>05</text:p>
          </table:table-cell>
          <table:table-cell table:style-name="ce70" table:formula="of:=[.H2]+1" office:value-type="date" office:date-value="2017-01-06">
            <text:p>06</text:p>
          </table:table-cell>
          <table:table-cell table:style-name="ce70" table:formula="of:=[.I2]+1" office:value-type="date" office:date-value="2017-01-07">
            <text:p>07</text:p>
          </table:table-cell>
          <table:table-cell table:style-name="ce70" table:formula="of:=[.J2]+1" office:value-type="date" office:date-value="2017-01-08">
            <text:p>08</text:p>
          </table:table-cell>
          <table:table-cell table:style-name="ce70" table:formula="of:=[.K2]+1" office:value-type="date" office:date-value="2017-01-09">
            <text:p>09</text:p>
          </table:table-cell>
          <table:table-cell table:style-name="ce70" table:formula="of:=[.L2]+1" office:value-type="date" office:date-value="2017-01-10">
            <text:p>10</text:p>
          </table:table-cell>
          <table:table-cell table:style-name="ce70" table:formula="of:=[.M2]+1" office:value-type="date" office:date-value="2017-01-11">
            <text:p>11</text:p>
          </table:table-cell>
          <table:table-cell table:style-name="ce70" table:formula="of:=[.N2]+1" office:value-type="date" office:date-value="2017-01-12">
            <text:p>12</text:p>
          </table:table-cell>
          <table:table-cell table:style-name="ce70" table:formula="of:=[.O2]+1" office:value-type="date" office:date-value="2017-01-13">
            <text:p>13</text:p>
          </table:table-cell>
          <table:table-cell table:style-name="ce70" table:formula="of:=[.P2]+1" office:value-type="date" office:date-value="2017-01-14">
            <text:p>14</text:p>
          </table:table-cell>
          <table:table-cell table:style-name="ce70" table:formula="of:=[.Q2]+1" office:value-type="date" office:date-value="2017-01-15">
            <text:p>15</text:p>
          </table:table-cell>
          <table:table-cell table:style-name="ce70" table:formula="of:=[.R2]+1" office:value-type="date" office:date-value="2017-01-16">
            <text:p>16</text:p>
          </table:table-cell>
          <table:table-cell table:style-name="ce70" table:formula="of:=[.S2]+1" office:value-type="date" office:date-value="2017-01-17">
            <text:p>17</text:p>
          </table:table-cell>
          <table:table-cell table:style-name="ce70" table:formula="of:=[.T2]+1" office:value-type="date" office:date-value="2017-01-18">
            <text:p>18</text:p>
          </table:table-cell>
          <table:table-cell table:style-name="ce70" table:formula="of:=[.U2]+1" office:value-type="date" office:date-value="2017-01-19">
            <text:p>19</text:p>
          </table:table-cell>
          <table:table-cell table:style-name="ce70" table:formula="of:=[.V2]+1" office:value-type="date" office:date-value="2017-01-20">
            <text:p>20</text:p>
          </table:table-cell>
          <table:table-cell table:style-name="ce70" table:formula="of:=[.W2]+1" office:value-type="date" office:date-value="2017-01-21">
            <text:p>21</text:p>
          </table:table-cell>
          <table:table-cell table:style-name="ce70" table:formula="of:=[.X2]+1" office:value-type="date" office:date-value="2017-01-22">
            <text:p>22</text:p>
          </table:table-cell>
          <table:table-cell table:style-name="ce70" table:formula="of:=[.Y2]+1" office:value-type="date" office:date-value="2017-01-23">
            <text:p>23</text:p>
          </table:table-cell>
          <table:table-cell table:style-name="ce70" table:formula="of:=[.Z2]+1" office:value-type="date" office:date-value="2017-01-24">
            <text:p>24</text:p>
          </table:table-cell>
          <table:table-cell table:style-name="ce70" table:formula="of:=[.AA2]+1" office:value-type="date" office:date-value="2017-01-25">
            <text:p>25</text:p>
          </table:table-cell>
          <table:table-cell table:style-name="ce70" table:formula="of:=[.AB2]+1" office:value-type="date" office:date-value="2017-01-26">
            <text:p>26</text:p>
          </table:table-cell>
          <table:table-cell table:style-name="ce70" table:formula="of:=[.AC2]+1" office:value-type="date" office:date-value="2017-01-27">
            <text:p>27</text:p>
          </table:table-cell>
          <table:table-cell table:style-name="ce70" table:formula="of:=[.AD2]+1" office:value-type="date" office:date-value="2017-01-28">
            <text:p>28</text:p>
          </table:table-cell>
          <table:table-cell table:style-name="ce70" table:formula="of:=[.AE2]+1" office:value-type="date" office:date-value="2017-01-29">
            <text:p>29</text:p>
          </table:table-cell>
          <table:table-cell table:style-name="ce70" table:formula="of:=[.AF2]+1" office:value-type="date" office:date-value="2017-01-30">
            <text:p>30</text:p>
          </table:table-cell>
          <table:table-cell table:style-name="ce70" table:formula="of:=[.AG2]+1" office:value-type="date" office:date-value="2017-01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7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1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1016in" draw:caption-point-x="-0.2402in" draw:caption-point-y="0.3689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1016in" draw:caption-point-x="-0.2402in" draw:caption-point-y="0.3689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1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1016in" draw:caption-point-x="-0.2402in" draw:caption-point-y="0.3689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68" table:formula="of:=SUM([.D4:.AH4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3.5591in" svg:y="0.1106in" draw:caption-point-x="-0.2402in" draw:caption-point-y="0.6075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111in" draw:caption-point-x="-0.2402in" draw:caption-point-y="0.6071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0.1118in" draw:caption-point-x="-0.2402in" draw:caption-point-y="0.6063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1138in" draw:caption-point-x="-0.2402in" draw:caption-point-y="0.6043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0.1169in" draw:caption-point-x="-0.2402in" draw:caption-point-y="0.601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1.5492in" svg:y="0.1177in" draw:caption-point-x="-0.2402in" draw:caption-point-y="0.6004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1717in" draw:caption-point-x="-0.2402in" draw:caption-point-y="0.5465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68" table:formula="of:=SUM([.D5:.AH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7" draw:text-style-name="P1" svg:width="1.1413in" svg:height="1.0122in" svg:x="4.0157in" svg:y="0.3587in" draw:caption-point-x="-0.2402in" draw:caption-point-y="0.6071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3591in" draw:caption-point-x="-0.2402in" draw:caption-point-y="0.6067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0.3602in" draw:caption-point-x="-0.2402in" draw:caption-point-y="0.6055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2" draw:text-style-name="P1" svg:width="1.1413in" svg:height="0.5457in" svg:x="9.7228in" svg:y="0.3638in" draw:caption-point-x="-0.2402in" draw:caption-point-y="0.602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0.3646in" draw:caption-point-x="-0.2402in" draw:caption-point-y="0.6012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0.365in" draw:caption-point-x="-0.2402in" draw:caption-point-y="0.6008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0.3654in" draw:caption-point-x="-0.2402in" draw:caption-point-y="0.6004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419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419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419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68" table:formula="of:=SUM([.D6:.AH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0.613in" draw:caption-point-x="-0.2402in" draw:caption-point-y="0.6004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0.615in" draw:caption-point-x="-0.2402in" draw:caption-point-y="0.5984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68" table:formula="of:=SUM([.D7:.AH7])" office:value-type="float" office:value="4">
            <text:p>4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0.8535in" draw:caption-point-x="-0.2402in" draw:caption-point-y="0.6075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8535in" draw:caption-point-x="-0.2402in" draw:caption-point-y="0.6075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8535in" draw:caption-point-x="-0.2402in" draw:caption-point-y="0.6075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0.8547in" draw:caption-point-x="-0.2402in" draw:caption-point-y="0.6063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8567in" draw:caption-point-x="-0.2402in" draw:caption-point-y="0.604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0.8606in" draw:caption-point-x="-0.2402in" draw:caption-point-y="0.6004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9146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9146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9146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68" table:formula="of:=SUM([.D8:.AH8])" office:value-type="float" office:value="3">
            <text:p>3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.1024in" draw:caption-point-x="-0.2402in" draw:caption-point-y="0.6063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.1071in" draw:caption-point-x="-0.2402in" draw:caption-point-y="0.6016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.1083in" draw:caption-point-x="-0.2402in" draw:caption-point-y="0.6004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16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16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16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68" table:formula="of:=SUM([.D9:.AH9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.3492in" draw:caption-point-x="-0.2402in" draw:caption-point-y="0.6075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3094in" svg:y="1.3524in" draw:caption-point-x="-0.2402in" draw:caption-point-y="0.6043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1.3555in" draw:caption-point-x="-0.2402in" draw:caption-point-y="0.6012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410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410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410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68" table:formula="of:=SUM([.D10:.AH10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68" table:formula="of:=SUM([.D11:.AH11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.8476in" draw:caption-point-x="-0.2402in" draw:caption-point-y="0.6043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1.8512in" draw:caption-point-x="-0.2402in" draw:caption-point-y="0.6008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1.8516in" draw:caption-point-x="-0.2402in" draw:caption-point-y="0.6004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905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905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905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/>
          <table:table-cell table:style-name="ce8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68" table:formula="of:=SUM([.D12:.AH12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2.0925in" draw:caption-point-x="-0.2402in" draw:caption-point-y="0.6071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2.0929in" draw:caption-point-x="-0.2402in" draw:caption-point-y="0.6067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2.0976in" draw:caption-point-x="-0.2402in" draw:caption-point-y="0.602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2.098in" draw:caption-point-x="-0.2402in" draw:caption-point-y="0.6016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2.0984in" draw:caption-point-x="-0.2402in" draw:caption-point-y="0.6012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2.153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2.153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2.153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68" table:formula="of:=SUM([.D13:.AH13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2.3402in" draw:caption-point-x="-0.2402in" draw:caption-point-y="0.6071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6.8205in" svg:y="2.3425in" draw:caption-point-x="-0.2402in" draw:caption-point-y="0.6047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2.3433in" draw:caption-point-x="-0.2402in" draw:caption-point-y="0.6039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2.3437in" draw:caption-point-x="-0.2402in" draw:caption-point-y="0.6035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9.7228in" svg:y="2.3453in" draw:caption-point-x="-0.2402in" draw:caption-point-y="0.602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0.6358in" svg:y="2.3461in" draw:caption-point-x="-0.2402in" draw:caption-point-y="0.6012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68" table:formula="of:=SUM([.D14:.AH14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68" table:formula="of:=SUM([.D15:.AH15])" office:value-type="float" office:value="3.5">
            <text:p>3.5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472in" svg:y="2.8362in" draw:caption-point-x="-0.2402in" draw:caption-point-y="0.6063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0.1791in" svg:y="2.8413in" draw:caption-point-x="-0.2402in" draw:caption-point-y="0.6012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1.0925in" svg:y="2.8417in" draw:caption-point-x="-0.2402in" draw:caption-point-y="0.6008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68" table:formula="of:=SUM([.D16:.AH16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3.0827in" draw:caption-point-x="-0.2402in" draw:caption-point-y="0.6075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3.0839in" draw:caption-point-x="-0.2402in" draw:caption-point-y="0.6063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083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68" table:formula="of:=SUM([.D17:.AH17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3307in" draw:caption-point-x="-0.2402in" draw:caption-point-y="0.6075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3315in" draw:caption-point-x="-0.2402in" draw:caption-point-y="0.6067in">
              <dc:date>2017-01-05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3339in" draw:caption-point-x="-0.2402in" draw:caption-point-y="0.6043in">
              <dc:date>2017-01-11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3354in" draw:caption-point-x="-0.2402in" draw:caption-point-y="0.6028in">
              <dc:date>2017-01-13T00:00:00</dc:date>
              <text:p text:style-name="P1"><text:span text:style-name="T1">8h4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3362in" draw:caption-point-x="-0.2402in" draw:caption-point-y="0.602in">
              <dc:date>2017-01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3374in" draw:caption-point-x="-0.2402in" draw:caption-point-y="0.6008in">
              <dc:date>2017-01-19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3378in" draw:caption-point-x="-0.2402in" draw:caption-point-y="0.6004in">
              <dc:date>2017-01-20T00:00:00</dc:date>
              <text:p text:style-name="P1"><text:span text:style-name="T1">8h29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331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331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3311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oangNTM</text:p>
          </table:table-cell>
          <table:table-cell table:style-name="ce68" table:formula="of:=SUM([.D18:.AH18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5783in" draw:caption-point-x="-0.2402in" draw:caption-point-y="0.6075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3.5787in" draw:caption-point-x="-0.2402in" draw:caption-point-y="0.6071in">
              <dc:date>2017-01-04T00:00:00</dc:date>
              <text:p text:style-name="P1"><text:span text:style-name="T1">Xe bị hư, xin vào trễ, 8h5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3.5791in" draw:caption-point-x="-0.2402in" draw:caption-point-y="0.6067in">
              <dc:date>2017-01-05T00:00:00</dc:date>
              <text:p text:style-name="P1"><text:span text:style-name="T1">Bận việc nhà, xin vào trễ, 8h4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3.5795in" draw:caption-point-x="-0.2402in" draw:caption-point-y="0.6063in">
              <dc:date>2017-01-06T00:00:00</dc:date>
              <text:p text:style-name="P1"><text:span text:style-name="T1">8h4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6.3311in" svg:y="3.5799in" draw:caption-point-x="-0.2402in" draw:caption-point-y="0.6059in">
              <dc:date>2017-01-09T00:00:00</dc:date>
              <text:p text:style-name="P1"><text:span text:style-name="T1">Nhà có việc, xin vào trễ,9h1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5815in" draw:caption-point-x="-0.2402in" draw:caption-point-y="0.6043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5823in" draw:caption-point-x="-0.2402in" draw:caption-point-y="0.6035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8.2878in" svg:y="3.5835in" draw:caption-point-x="-0.2402in" draw:caption-point-y="0.6024in">
              <dc:date>2017-01-13T00:00:00</dc:date>
              <text:p text:style-name="P1"><text:span text:style-name="T1">Bận việc nhà, 8h47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5839in" draw:caption-point-x="-0.2402in" draw:caption-point-y="0.602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5843in" draw:caption-point-x="-0.2402in" draw:caption-point-y="0.6016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3.5846in" draw:caption-point-x="-0.2402in" draw:caption-point-y="0.6012in">
              <dc:date>2017-01-18T00:00:00</dc:date>
              <text:p text:style-name="P1"><text:span text:style-name="T1">Gia đình có việc đột xuất</text:span></text:p>
            </office:annotation>
            <text:p>1</text:p>
          </table:table-cell>
          <table:table-cell table:style-name="ce72" office:value-type="float" office:value="0">
            <office:annotation draw:style-name="gr2" draw:text-style-name="P1" svg:width="1.1413in" svg:height="0.5457in" svg:x="11.0925in" svg:y="3.585in" draw:caption-point-x="-0.2402in" draw:caption-point-y="0.6008in">
              <dc:date>2017-01-19T00:00:00</dc:date>
              <text:p text:style-name="P1"><text:span text:style-name="T1">Bận việc gđ, xin vào trễ,9h47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3.5854in" draw:caption-point-x="-0.2402in" draw:caption-point-y="0.6004in">
              <dc:date>2017-01-20T00:00:00</dc:date>
              <text:p text:style-name="P1"><text:span text:style-name="T1">Bị kẹt xe, xin vào trễ, 8h4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3.5862in" draw:caption-point-x="-0.2402in" draw:caption-point-y="0.5996in">
              <dc:date>2017-01-23T00:00:00</dc:date>
              <text:p text:style-name="P1"><text:span text:style-name="T1">Mệt, xin vào trễ.</text:span></text:p>
              <text:p text:style-name="P1"><text:span text:style-name="T1">9h vô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8323in" svg:y="3.5874in" draw:caption-point-x="-0.2402in" draw:caption-point-y="0.5984in">
              <dc:date>2017-01-25T00:00:00</dc:date>
              <text:p text:style-name="P1"><text:span text:style-name="T1">Có việc riêng ra ngoài từ 11:30AM → 2PM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68" table:formula="of:=SUM([.D19:.AH19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3.8331in" draw:caption-point-x="-0.2402in" draw:caption-point-y="0.6004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68" table:formula="of:=SUM([.D20:.AH2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4.1346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4.1346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68" table:formula="of:=SUM([.D21:.AH21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4.3217in" draw:caption-point-x="-0.2402in" draw:caption-point-y="0.6071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9287in" svg:y="4.3224in" draw:caption-point-x="-0.2402in" draw:caption-point-y="0.6063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4.3248in" draw:caption-point-x="-0.2402in" draw:caption-point-y="0.6039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4.3272in" draw:caption-point-x="-0.2402in" draw:caption-point-y="0.6016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3303in" draw:caption-point-x="-0.2402in" draw:caption-point-y="0.5984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68" table:formula="of:=SUM([.D22:.AH22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6.8205in" svg:y="4.5717in" draw:caption-point-x="-0.2402in" draw:caption-point-y="0.6047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7.3094in" svg:y="4.572in" draw:caption-point-x="-0.2402in" draw:caption-point-y="0.6043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4.5756in" draw:caption-point-x="-0.2402in" draw:caption-point-y="0.6008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4.5768in" draw:caption-point-x="-0.2402in" draw:caption-point-y="0.5996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68" table:formula="of:=SUM([.D23:.AH23])" office:value-type="float" office:value="1.5">
            <text:p>1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3" draw:text-style-name="P1" svg:width="1.1413in" svg:height="0.7012in" svg:x="12.9189in" svg:y="4.8776in" draw:caption-point-x="-0.2402in" draw:caption-point-y="0.5465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8256in" draw:caption-point-x="-0.2402in" draw:caption-point-y="0.5984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68" table:formula="of:=SUM([.D24:.AH24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125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125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125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68" table:formula="of:=SUM([.D25:.AH25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68" table:formula="of:=SUM([.D26:.AH2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5.5669in" draw:caption-point-x="-0.2402in" draw:caption-point-y="0.6004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5602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5.5602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5.5602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5.5602in" draw:caption-point-x="-0.2402in" draw:caption-point-y="0.6071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68" table:formula="of:=SUM([.D27:.AH27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5.8083in" draw:caption-point-x="-0.2402in" draw:caption-point-y="0.6067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5.811in" draw:caption-point-x="-0.2402in" draw:caption-point-y="0.6039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5.8122in" draw:caption-point-x="-0.2402in" draw:caption-point-y="0.6028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5.813in" draw:caption-point-x="-0.2402in" draw:caption-point-y="0.602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8146in" draw:caption-point-x="-0.2402in" draw:caption-point-y="0.6004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86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86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86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68" table:formula="of:=SUM([.D28:.AH28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68" table:formula="of:=SUM([.D29:.AH29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7" draw:text-style-name="P1" svg:width="1.1413in" svg:height="1.0122in" svg:x="6.3311in" svg:y="6.3047in" draw:caption-point-x="-0.2402in" draw:caption-point-y="0.6055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6.8205in" svg:y="6.3055in" draw:caption-point-x="-0.2402in" draw:caption-point-y="0.6047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3094in" svg:y="6.3055in" draw:caption-point-x="-0.2402in" draw:caption-point-y="0.6047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7988in" svg:y="6.3055in" draw:caption-point-x="-0.2402in" draw:caption-point-y="0.6047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68" table:formula="of:=SUM([.D30:.AH30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6.5504in" draw:caption-point-x="-0.2402in" draw:caption-point-y="0.6075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5512in" draw:caption-point-x="-0.2402in" draw:caption-point-y="0.6067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6.552in" draw:caption-point-x="-0.2402in" draw:caption-point-y="0.6059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6.5567in" draw:caption-point-x="-0.2402in" draw:caption-point-y="0.601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6.5575in" draw:caption-point-x="-0.2402in" draw:caption-point-y="0.6004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6.5594in" draw:caption-point-x="-0.2402in" draw:caption-point-y="0.5984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68" table:formula="of:=SUM([.D31:.AH31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6.7984in" draw:caption-point-x="-0.2402in" draw:caption-point-y="0.6071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7988in" draw:caption-point-x="-0.2402in" draw:caption-point-y="0.6067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6.8035in" draw:caption-point-x="-0.2402in" draw:caption-point-y="0.602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6.8039in" draw:caption-point-x="-0.2402in" draw:caption-point-y="0.6016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6.8043in" draw:caption-point-x="-0.2402in" draw:caption-point-y="0.6012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6.8051in" draw:caption-point-x="-0.2402in" draw:caption-point-y="0.6004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6.859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6.859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6.859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68" table:formula="of:=SUM([.D32:.AH32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8" draw:text-style-name="P1" svg:width="1.1413in" svg:height="0.8567in" svg:x="4.0157in" svg:y="7.0465in" draw:caption-point-x="-0.2402in" draw:caption-point-y="0.6067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7.0535in" draw:caption-point-x="-0.2402in" draw:caption-point-y="0.5996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68" table:formula="of:=SUM([.D33:.AH33])" office:value-type="float" office:value="0.5"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8.2878in" svg:y="7.2984in" draw:caption-point-x="-0.2402in" draw:caption-point-y="0.6024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68" table:formula="of:=SUM([.D34:.AH3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7.5409in" draw:caption-point-x="-0.2402in" draw:caption-point-y="0.6075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7.5413in" draw:caption-point-x="-0.2402in" draw:caption-point-y="0.6071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7.5421in" draw:caption-point-x="-0.2402in" draw:caption-point-y="0.6063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7.5425in" draw:caption-point-x="-0.2402in" draw:caption-point-y="0.6059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7.5437in" draw:caption-point-x="-0.2402in" draw:caption-point-y="0.6047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7.5441in" draw:caption-point-x="-0.2402in" draw:caption-point-y="0.6043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7.5449in" draw:caption-point-x="-0.2402in" draw:caption-point-y="0.6035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7.5461in" draw:caption-point-x="-0.2402in" draw:caption-point-y="0.6024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7.5465in" draw:caption-point-x="-0.2402in" draw:caption-point-y="0.602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7.5469in" draw:caption-point-x="-0.2402in" draw:caption-point-y="0.6016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7.5472in" draw:caption-point-x="-0.2402in" draw:caption-point-y="0.601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60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68" table:formula="of:=SUM([.D35:.AH35])" office:value-type="float" office:value="3.5">
            <text:p>3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8" draw:text-style-name="P1" svg:width="1.1413in" svg:height="0.8567in" svg:x="8.2878in" svg:y="7.7937in" draw:caption-point-x="-0.2402in" draw:caption-point-y="0.6028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7.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7.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85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nTLT</text:p>
          </table:table-cell>
          <table:table-cell table:style-name="ce68" table:formula="of:=SUM([.D36:.AH36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8.0425in" draw:caption-point-x="-0.2402in" draw:caption-point-y="0.6016in">
              <dc:date>2017-01-17T00:00:00</dc:date>
              <text:p text:style-name="P1"><text:span text:style-name="T1">Có việc bận đột xuất</text:span></text:p>
            </office:annotation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68" table:formula="of:=SUM([.D37:.AH37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68" table:formula="of:=SUM([.D38:.AH38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8.5929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68" table:formula="of:=SUM([.D39:.AH39])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8.7803in" draw:caption-point-x="-0.2402in" draw:caption-point-y="0.6067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8.7811in" draw:caption-point-x="-0.2402in" draw:caption-point-y="0.6059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8.7862in" draw:caption-point-x="-0.2402in" draw:caption-point-y="0.6008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68" table:formula="of:=SUM([.D40:.AH4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9.0299in" draw:caption-point-x="-0.2402in" draw:caption-point-y="0.6047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9.0327in" draw:caption-point-x="-0.2402in" draw:caption-point-y="0.602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9.0335in" draw:caption-point-x="-0.2402in" draw:caption-point-y="0.6012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088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088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7" office:value-type="string">
            <text:p>PhuongTH</text:p>
          </table:table-cell>
          <table:table-cell table:style-name="ce68" table:formula="of:=SUM([.D41:.AH41])" office:value-type="float" office:value="6">
            <text:p>6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0157in" svg:y="9.2752in" draw:caption-point-x="-0.2402in" draw:caption-point-y="0.6071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9.276in" draw:caption-point-x="-0.2402in" draw:caption-point-y="0.6063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9.276in" draw:caption-point-x="-0.2402in" draw:caption-point-y="0.6063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9.276in" draw:caption-point-x="-0.2402in" draw:caption-point-y="0.6063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0.1791in" svg:y="9.276in" draw:caption-point-x="-0.2402in" draw:caption-point-y="0.6063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0925in" svg:y="9.276in" draw:caption-point-x="-0.2402in" draw:caption-point-y="0.6063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3756in" svg:y="9.2831in" draw:caption-point-x="-0.2402in" draw:caption-point-y="0.5992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68" table:formula="of:=SUM([.D42:.AH42])" office:value-type="float" office:value="0.5">
            <text:p>0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9.5224in" draw:caption-point-x="-0.2402in" draw:caption-point-y="0.6075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9.524in" draw:caption-point-x="-0.2402in" draw:caption-point-y="0.6059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9.5295in" draw:caption-point-x="-0.2402in" draw:caption-point-y="0.6004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PX</text:p>
          </table:table-cell>
          <table:table-cell table:style-name="ce68" table:formula="of:=SUM([.D43:.AH43])" office:value-type="float" office:value="4">
            <text:p>4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9.831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9.831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831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831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68" table:formula="of:=SUM([.D44:.AH4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0.0181in" draw:caption-point-x="-0.2402in" draw:caption-point-y="0.6075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10.0189in" draw:caption-point-x="-0.2402in" draw:caption-point-y="0.6067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0.0213in" draw:caption-point-x="-0.2402in" draw:caption-point-y="0.604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7.7988in" svg:y="10.022in" draw:caption-point-x="-0.2402in" draw:caption-point-y="0.6035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10.0248in" draw:caption-point-x="-0.2402in" draw:caption-point-y="0.6008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0791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68" table:formula="of:=SUM([.D45:.AH4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10.2661in" draw:caption-point-x="-0.2402in" draw:caption-point-y="0.6071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11.0925in" svg:y="10.2724in" draw:caption-point-x="-0.2402in" draw:caption-point-y="0.6008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10.3268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3268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3268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3268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inhDH</text:p>
          </table:table-cell>
          <table:table-cell table:style-name="ce68" table:formula="of:=SUM([.D46:.AH46])" office:value-type="float" office:value="8.5">
            <text:p>8.5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3.5591in" svg:y="10.5134in" draw:caption-point-x="-0.2402in" draw:caption-point-y="0.6075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4.9287in" svg:y="10.5146in" draw:caption-point-x="-0.2402in" draw:caption-point-y="0.6063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0.5173in" draw:caption-point-x="-0.2402in" draw:caption-point-y="0.6035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9.7228in" svg:y="10.5189in" draw:caption-point-x="-0.2402in" draw:caption-point-y="0.602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10.5189in" draw:caption-point-x="-0.2402in" draw:caption-point-y="0.602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10.5189in" draw:caption-point-x="-0.2402in" draw:caption-point-y="0.602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5744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5744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5744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68" table:formula="of:=SUM([.D47:.AH47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8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8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822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68" table:formula="of:=SUM([.D48:.AH48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11.0087in" draw:caption-point-x="-0.2402in" draw:caption-point-y="0.6075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11.0126in" draw:caption-point-x="-0.2402in" draw:caption-point-y="0.6035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0134in" draw:caption-point-x="-0.2402in" draw:caption-point-y="0.6028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1.0697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1.0697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1.0697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68" table:formula="of:=SUM([.D49:.AH49])" office:value-type="float" office:value="2.5">
            <text:p>2.5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2563in" draw:caption-point-x="-0.2402in" draw:caption-point-y="0.6075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11.2567in" draw:caption-point-x="-0.2402in" draw:caption-point-y="0.6071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2" draw:text-style-name="P1" svg:width="1.1413in" svg:height="0.5457in" svg:x="4.9287in" svg:y="11.2575in" draw:caption-point-x="-0.2402in" draw:caption-point-y="0.6063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11.2579in" draw:caption-point-x="-0.2402in" draw:caption-point-y="0.6059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6.8205in" svg:y="11.2591in" draw:caption-point-x="-0.2402in" draw:caption-point-y="0.6047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2594in" draw:caption-point-x="-0.2402in" draw:caption-point-y="0.6043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11.2591in" draw:caption-point-x="-0.2402in" draw:caption-point-y="0.6047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2614in" draw:caption-point-x="-0.2402in" draw:caption-point-y="0.6024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2618in" draw:caption-point-x="-0.2402in" draw:caption-point-y="0.602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1.2622in" draw:caption-point-x="-0.2402in" draw:caption-point-y="0.6016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0.6358in" svg:y="11.2626in" draw:caption-point-x="-0.2402in" draw:caption-point-y="0.6012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11.263in" draw:caption-point-x="-0.2402in" draw:caption-point-y="0.6008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1.2634in" draw:caption-point-x="-0.2402in" draw:caption-point-y="0.6004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11.2642in" draw:caption-point-x="-0.2402in" draw:caption-point-y="0.5996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3756in" svg:y="11.265in" draw:caption-point-x="-0.2402in" draw:caption-point-y="0.5988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rungHT</text:p>
          </table:table-cell>
          <table:table-cell table:style-name="ce68" table:formula="of:=SUM([.D50:.AH50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11.5102in" draw:caption-point-x="-0.2402in" draw:caption-point-y="0.601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68" table:formula="of:=SUM([.D51:.AH51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7516in" draw:caption-point-x="-0.2402in" draw:caption-point-y="0.6075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6.3311in" svg:y="11.7531in" draw:caption-point-x="-0.2402in" draw:caption-point-y="0.6059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7547in" draw:caption-point-x="-0.2402in" draw:caption-point-y="0.6043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7988in" svg:y="11.7555in" draw:caption-point-x="-0.2402in" draw:caption-point-y="0.6035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8.2878in" svg:y="11.7563in" draw:caption-point-x="-0.2402in" draw:caption-point-y="0.6028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7571in" draw:caption-point-x="-0.2402in" draw:caption-point-y="0.602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11.7583in" draw:caption-point-x="-0.2402in" draw:caption-point-y="0.6008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67" office:value-type="string">
            <text:p>VietBA</text:p>
          </table:table-cell>
          <table:table-cell table:style-name="ce68" table:formula="of:=SUM([.D52:.AH52])" office:value-type="float" office:value="6.5">
            <text:p>6.5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9287in" svg:y="12.0004in" draw:caption-point-x="-0.2402in" draw:caption-point-y="0.6063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6.3311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3094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9.7228in" svg:y="12.0004in" draw:caption-point-x="-0.2402in" draw:caption-point-y="0.6063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68" table:formula="of:=SUM([.D53:.AH53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4.0157in" svg:y="12.2476in" draw:caption-point-x="-0.2402in" draw:caption-point-y="0.6071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2.248in" draw:caption-point-x="-0.2402in" draw:caption-point-y="0.6067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2.308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2.308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2.3083in" draw:caption-point-x="-0.2402in" draw:caption-point-y="0.546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5"/>
          <table:table-cell table:style-name="ce73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6" table:number-columns-repeated="7"/>
          <table:table-cell table:style-name="ce73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1"/>
        <table:table-column table:style-name="co26" table:number-columns-repeated="7" table:default-cell-style-name="ce91"/>
        <table:table-column table:style-name="co25" table:number-columns-repeated="13" table:default-cell-style-name="ce91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86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2" table:number-columns-spanned="2" table:number-rows-spanned="1">
            <text:p>2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7" table:number-columns-spanned="2" table:number-rows-spanned="1">
            <text:p>2017</text:p>
          </table:table-cell>
          <table:covered-table-cell table:style-name="ce97"/>
          <table:table-cell table:style-name="ce86" table:number-columns-repeated="12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87" table:formula="of:=DATE([.$R$1];[.N1];1)" office:value-type="date" office:date-value="2017-02-01">
            <text:p>01</text:p>
          </table:table-cell>
          <table:table-cell table:style-name="ce87" table:formula="of:=[.D2]+1" office:value-type="date" office:date-value="2017-02-02">
            <text:p>02</text:p>
          </table:table-cell>
          <table:table-cell table:style-name="ce87" table:formula="of:=[.E2]+1" office:value-type="date" office:date-value="2017-02-03">
            <text:p>03</text:p>
          </table:table-cell>
          <table:table-cell table:style-name="ce87" table:formula="of:=[.F2]+1" office:value-type="date" office:date-value="2017-02-04">
            <text:p>04</text:p>
          </table:table-cell>
          <table:table-cell table:style-name="ce87" table:formula="of:=[.G2]+1" office:value-type="date" office:date-value="2017-02-05">
            <text:p>05</text:p>
          </table:table-cell>
          <table:table-cell table:style-name="ce87" table:formula="of:=[.H2]+1" office:value-type="date" office:date-value="2017-02-06">
            <text:p>06</text:p>
          </table:table-cell>
          <table:table-cell table:style-name="ce87" table:formula="of:=[.I2]+1" office:value-type="date" office:date-value="2017-02-07">
            <text:p>07</text:p>
          </table:table-cell>
          <table:table-cell table:style-name="ce87" table:formula="of:=[.J2]+1" office:value-type="date" office:date-value="2017-02-08">
            <text:p>08</text:p>
          </table:table-cell>
          <table:table-cell table:style-name="ce87" table:formula="of:=[.K2]+1" office:value-type="date" office:date-value="2017-02-09">
            <text:p>09</text:p>
          </table:table-cell>
          <table:table-cell table:style-name="ce87" table:formula="of:=[.L2]+1" office:value-type="date" office:date-value="2017-02-10">
            <text:p>10</text:p>
          </table:table-cell>
          <table:table-cell table:style-name="ce87" table:formula="of:=[.M2]+1" office:value-type="date" office:date-value="2017-02-11">
            <text:p>11</text:p>
          </table:table-cell>
          <table:table-cell table:style-name="ce87" table:formula="of:=[.N2]+1" office:value-type="date" office:date-value="2017-02-12">
            <text:p>12</text:p>
          </table:table-cell>
          <table:table-cell table:style-name="ce87" table:formula="of:=[.O2]+1" office:value-type="date" office:date-value="2017-02-13">
            <text:p>13</text:p>
          </table:table-cell>
          <table:table-cell table:style-name="ce87" table:formula="of:=[.P2]+1" office:value-type="date" office:date-value="2017-02-14">
            <text:p>14</text:p>
          </table:table-cell>
          <table:table-cell table:style-name="ce87" table:formula="of:=[.Q2]+1" office:value-type="date" office:date-value="2017-02-15">
            <text:p>15</text:p>
          </table:table-cell>
          <table:table-cell table:style-name="ce87" table:formula="of:=[.R2]+1" office:value-type="date" office:date-value="2017-02-16">
            <text:p>16</text:p>
          </table:table-cell>
          <table:table-cell table:style-name="ce87" table:formula="of:=[.S2]+1" office:value-type="date" office:date-value="2017-02-17">
            <text:p>17</text:p>
          </table:table-cell>
          <table:table-cell table:style-name="ce87" table:formula="of:=[.T2]+1" office:value-type="date" office:date-value="2017-02-18">
            <text:p>18</text:p>
          </table:table-cell>
          <table:table-cell table:style-name="ce87" table:formula="of:=[.U2]+1" office:value-type="date" office:date-value="2017-02-19">
            <text:p>19</text:p>
          </table:table-cell>
          <table:table-cell table:style-name="ce87" table:formula="of:=[.V2]+1" office:value-type="date" office:date-value="2017-02-20">
            <text:p>20</text:p>
          </table:table-cell>
          <table:table-cell table:style-name="ce87" table:formula="of:=[.W2]+1" office:value-type="date" office:date-value="2017-02-21">
            <text:p>21</text:p>
          </table:table-cell>
          <table:table-cell table:style-name="ce87" table:formula="of:=[.X2]+1" office:value-type="date" office:date-value="2017-02-22">
            <text:p>22</text:p>
          </table:table-cell>
          <table:table-cell table:style-name="ce87" table:formula="of:=[.Y2]+1" office:value-type="date" office:date-value="2017-02-23">
            <text:p>23</text:p>
          </table:table-cell>
          <table:table-cell table:style-name="ce87" table:formula="of:=[.Z2]+1" office:value-type="date" office:date-value="2017-02-24">
            <text:p>24</text:p>
          </table:table-cell>
          <table:table-cell table:style-name="ce87" table:formula="of:=[.AA2]+1" office:value-type="date" office:date-value="2017-02-25">
            <text:p>25</text:p>
          </table:table-cell>
          <table:table-cell table:style-name="ce87" table:formula="of:=[.AB2]+1" office:value-type="date" office:date-value="2017-02-26">
            <text:p>26</text:p>
          </table:table-cell>
          <table:table-cell table:style-name="ce87" table:formula="of:=[.AC2]+1" office:value-type="date" office:date-value="2017-02-27">
            <text:p>27</text:p>
          </table:table-cell>
          <table:table-cell table:style-name="ce87" table:formula="of:=[.AD2]+1" office:value-type="date" office:date-value="2017-02-28">
            <text:p>28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84in" draw:caption-point-x="-0.2402in" draw:caption-point-y="0.372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5" table:formula="of:=SUM([.D4:.AE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111in" draw:caption-point-x="-0.2402in" draw:caption-point-y="0.607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168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1157in" draw:caption-point-x="-0.2402in" draw:caption-point-y="0.6024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9.2661in" svg:y="0.1177in" draw:caption-point-x="-0.2402in" draw:caption-point-y="0.6004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0.1209in" draw:caption-point-x="-0.2402in" draw:caption-point-y="0.597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5" table:formula="of:=SUM([.D5:.AE5])" office:value-type="float" office:value="1.5">
            <text:p>1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3634in" draw:caption-point-x="-0.2402in" draw:caption-point-y="0.6024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8" draw:text-style-name="P1" svg:width="1.1413in" svg:height="0.8567in" svg:x="9.2661in" svg:y="0.3654in" draw:caption-point-x="-0.2402in" draw:caption-point-y="0.6004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0.3661in" draw:caption-point-x="-0.2402in" draw:caption-point-y="0.5996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0.3669in" draw:caption-point-x="-0.2402in" draw:caption-point-y="0.5988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3689in" draw:caption-point-x="-0.2402in" draw:caption-point-y="0.5969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3" draw:text-style-name="P1" svg:width="1.1413in" svg:height="0.7012in" svg:x="14.7457in" svg:y="0.3693in" draw:caption-point-x="-0.2402in" draw:caption-point-y="0.5965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5" table:formula="of:=SUM([.D6:.AE6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663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663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0.6094in" draw:caption-point-x="-0.2402in" draw:caption-point-y="0.6039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0.6114in" draw:caption-point-x="-0.2402in" draw:caption-point-y="0.602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0.1791in" svg:y="0.6138in" draw:caption-point-x="-0.2402in" draw:caption-point-y="0.5996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8" draw:text-style-name="P1" svg:width="1.1413in" svg:height="0.8567in" svg:x="11.5492in" svg:y="0.6142in" draw:caption-point-x="-0.2402in" draw:caption-point-y="0.5992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5" table:formula="of:=SUM([.D7:.AE7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8.7768in" svg:y="0.8598in" draw:caption-point-x="-0.2402in" draw:caption-point-y="0.6012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0.863in" draw:caption-point-x="-0.2402in" draw:caption-point-y="0.59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8642in" draw:caption-point-x="-0.2402in" draw:caption-point-y="0.5969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0.8646in" draw:caption-point-x="-0.2402in" draw:caption-point-y="0.5965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5" table:formula="of:=SUM([.D8:.AE8])" office:value-type="float" office:value="4.5">
            <text:p>4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.15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1.1047in" draw:caption-point-x="-0.2402in" draw:caption-point-y="0.6039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1.1067in" draw:caption-point-x="-0.2402in" draw:caption-point-y="0.602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7228in" svg:y="1.1087in" draw:caption-point-x="-0.2402in" draw:caption-point-y="0.6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1.1102in" draw:caption-point-x="-0.2402in" draw:caption-point-y="0.5984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1.1102in" draw:caption-point-x="-0.2402in" draw:caption-point-y="0.598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5" table:formula="of:=SUM([.D9:.AE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40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1.3563in" draw:caption-point-x="-0.2402in" draw:caption-point-y="0.6004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1.5492in" svg:y="1.3575in" draw:caption-point-x="-0.2402in" draw:caption-point-y="0.5992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5" table:formula="of:=SUM([.D10:.AE10])" office:value-type="float" office:value="2.5">
            <text:p>2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654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654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8421in" svg:y="1.5972in" draw:caption-point-x="-0.2402in" draw:caption-point-y="0.6071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3311in" svg:y="1.5972in" draw:caption-point-x="-0.2402in" draw:caption-point-y="0.6071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1.5972in" draw:caption-point-x="-0.2402in" draw:caption-point-y="0.6071in">
              <dc:date>2017-01-11T00:00:00</dc:date>
              <text:p text:style-name="P1"><text:span text:style-name="T1">Nghỉ không lương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/>
          <table:table-cell table:style-name="ce98"/>
          <table:table-cell table:style-name="ce89" office:value-type="float" office:value="0.5">
            <office:annotation draw:style-name="gr4" draw:text-style-name="P1" svg:width="1.1413in" svg:height="0.3902in" svg:x="11.5492in" svg:y="1.6055in" draw:caption-point-x="-0.2402in" draw:caption-point-y="0.5988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85" table:formula="of:=SUM([.D11:.AE1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902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1.8496in" draw:caption-point-x="-0.2402in" draw:caption-point-y="0.6024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8.2878in" svg:y="1.8504in" draw:caption-point-x="-0.2402in" draw:caption-point-y="0.6016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5" table:formula="of:=SUM([.D12:.AE1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2.0953in" draw:caption-point-x="-0.2402in" draw:caption-point-y="0.6043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2.0972in" draw:caption-point-x="-0.2402in" draw:caption-point-y="0.6024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2.0976in" draw:caption-point-x="-0.2402in" draw:caption-point-y="0.602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2.098in" draw:caption-point-x="-0.2402in" draw:caption-point-y="0.6016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2.0984in" draw:caption-point-x="-0.2402in" draw:caption-point-y="0.6012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5" table:formula="of:=SUM([.D13:.AE13])" office:value-type="float" office:value="1">
            <text:p>1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8421in" svg:y="2.3445in" draw:caption-point-x="-0.2402in" draw:caption-point-y="0.6028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2.3449in" draw:caption-point-x="-0.2402in" draw:caption-point-y="0.6024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8" draw:text-style-name="P1" svg:width="1.1413in" svg:height="0.8567in" svg:x="8.2878in" svg:y="2.3457in" draw:caption-point-x="-0.2402in" draw:caption-point-y="0.6016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0.1791in" svg:y="2.3476in" draw:caption-point-x="-0.2402in" draw:caption-point-y="0.5996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2.3492in" draw:caption-point-x="-0.2402in" draw:caption-point-y="0.59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85" table:formula="of:=SUM([.D14:.AE1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2.645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2.645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5" table:formula="of:=SUM([.D15:.AE15])" office:value-type="float" office:value="3.5">
            <text:p>3.5</text:p>
          </table:table-cell>
          <table:table-cell table:style-name="ce89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6.3311in" svg:y="2.8406in" draw:caption-point-x="-0.2402in" draw:caption-point-y="0.602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8.7768in" svg:y="2.8417in" draw:caption-point-x="-0.2402in" draw:caption-point-y="0.6008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2.8457in" draw:caption-point-x="-0.2402in" draw:caption-point-y="0.5969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5" table:formula="of:=SUM([.D16:.AE16])" office:value-type="float" office:value="1">
            <text:p>1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076in" draw:caption-point-x="-0.2402in" draw:caption-point-y="0.614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076in" draw:caption-point-x="-0.2402in" draw:caption-point-y="0.614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4.9287in" svg:y="3.087in" draw:caption-point-x="-0.2402in" draw:caption-point-y="0.6031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8.7768in" svg:y="3.089in" draw:caption-point-x="-0.2402in" draw:caption-point-y="0.6012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9.7228in" svg:y="3.0906in" draw:caption-point-x="-0.2402in" draw:caption-point-y="0.5996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3.0906in" draw:caption-point-x="-0.2402in" draw:caption-point-y="0.5996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0917in" draw:caption-point-x="-0.2402in" draw:caption-point-y="0.5984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0933in" draw:caption-point-x="-0.2402in" draw:caption-point-y="0.5969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5" table:formula="of:=SUM([.D17:.AE17])" office:value-type="float" office:value="0">
            <text:p>0</text:p>
          </table:table-cell>
          <table:table-cell table:style-name="ce89" table:number-columns-repeated="5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85" table:formula="of:=SUM([.D18:.AE18])" office:value-type="float" office:value="3">
            <text:p>3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5717in" draw:caption-point-x="-0.2402in" draw:caption-point-y="0.614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5717in" draw:caption-point-x="-0.2402in" draw:caption-point-y="0.614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4.9287in" svg:y="3.5815in" draw:caption-point-x="-0.2402in" draw:caption-point-y="0.6043in">
              <dc:date>2017-02-06T00:00:00</dc:date>
              <text:p text:style-name="P1"><text:span text:style-name="T1">Xe tới trễ, về ko kịp nên xin off thêm 1 ngày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3.5831in" draw:caption-point-x="-0.2402in" draw:caption-point-y="0.6028in">
              <dc:date>2017-02-08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3.5835in" draw:caption-point-x="-0.2402in" draw:caption-point-y="0.6024in">
              <dc:date>2017-02-09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5839in" draw:caption-point-x="-0.2402in" draw:caption-point-y="0.602in">
              <dc:date>2017-02-10T00:00:00</dc:date>
              <text:p text:style-name="P1"><text:span text:style-name="T1">8h2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3.5843in" draw:caption-point-x="-0.2402in" draw:caption-point-y="0.6016in">
              <dc:date>2017-02-13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5858in" draw:caption-point-x="-0.2402in" draw:caption-point-y="0.6in">
              <dc:date>2017-02-1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5862in" draw:caption-point-x="-0.2402in" draw:caption-point-y="0.5996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587in" draw:caption-point-x="-0.2402in" draw:caption-point-y="0.5988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4622in" svg:y="3.5878in" draw:caption-point-x="-0.2402in" draw:caption-point-y="0.598in">
              <dc:date>2017-02-21T00:00:00</dc:date>
              <text:p text:style-name="P1"><text:span text:style-name="T1">Bận việc nhà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5886in" draw:caption-point-x="-0.2402in" draw:caption-point-y="0.597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5894in" draw:caption-point-x="-0.2402in" draw:caption-point-y="0.5965in">
              <dc:date>2017-02-27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3.5898in" draw:caption-point-x="-0.2402in" draw:caption-point-y="0.5961in">
              <dc:date>2017-02-28T00:00:00</dc:date>
              <text:p text:style-name="P1"><text:span text:style-name="T1">Em họ mấ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85" table:formula="of:=SUM([.D19:.AE19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2" draw:text-style-name="P1" svg:width="1.1413in" svg:height="0.5457in" svg:x="3.1024in" svg:y="3.8283in" draw:caption-point-x="-0.2402in" draw:caption-point-y="0.6051in">
              <dc:date>2017-02-02T00:00:00</dc:date>
              <text:p text:style-name="P1"><text:span text:style-name="T1">Xin nghỉ thêm vì đi DL với GĐ ko về kịp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8287in" draw:caption-point-x="-0.2402in" draw:caption-point-y="0.6047in">
              <dc:date>2017-02-03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3.8291in" draw:caption-point-x="-0.2402in" draw:caption-point-y="0.6043in">
              <dc:date>2017-02-0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3.8295in" draw:caption-point-x="-0.2402in" draw:caption-point-y="0.6039in">
              <dc:date>2017-02-07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3.8311in" draw:caption-point-x="-0.2402in" draw:caption-point-y="0.6024in">
              <dc:date>2017-02-09T00:00:00</dc:date>
              <text:p text:style-name="P1"><text:span text:style-name="T1">Bận việc nhà, xin vô trễ, 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8315in" draw:caption-point-x="-0.2402in" draw:caption-point-y="0.602in">
              <dc:date>2017-02-10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8.2878in" svg:y="3.8319in" draw:caption-point-x="-0.2402in" draw:caption-point-y="0.6016in">
              <dc:date>2017-02-13T00:00:00</dc:date>
              <text:p text:style-name="P1"><text:span text:style-name="T1">Không khỏe trong người, 8h42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3.8323in" draw:caption-point-x="-0.2402in" draw:caption-point-y="0.6012in">
              <dc:date>2017-02-14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3.8331in" draw:caption-point-x="-0.2402in" draw:caption-point-y="0.6004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8335in" draw:caption-point-x="-0.2402in" draw:caption-point-y="0.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8339in" draw:caption-point-x="-0.2402in" draw:caption-point-y="0.5996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8346in" draw:caption-point-x="-0.2402in" draw:caption-point-y="0.5988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3.8354in" draw:caption-point-x="-0.2402in" draw:caption-point-y="0.598in">
              <dc:date>2017-02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837in" draw:caption-point-x="-0.2402in" draw:caption-point-y="0.5965in">
              <dc:date>2017-02-2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5" table:formula="of:=SUM([.D20:.AE20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5" table:formula="of:=SUM([.D21:.AE21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379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5" table:formula="of:=SUM([.D22:.AE22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4.626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8.2878in" svg:y="4.5748in" draw:caption-point-x="-0.2402in" draw:caption-point-y="0.6016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85" table:formula="of:=SUM([.D23:.AE23])" office:value-type="float" office:value="0.5">
            <text:p>0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3.5591in" svg:y="4.8193in" draw:caption-point-x="-0.2402in" draw:caption-point-y="0.6047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4.8244in" draw:caption-point-x="-0.2402in" draw:caption-point-y="0.5996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4.826in" draw:caption-point-x="-0.2402in" draw:caption-point-y="0.59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14.7457in" svg:y="4.828in" draw:caption-point-x="-0.2402in" draw:caption-point-y="0.5961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5" table:formula="of:=SUM([.D24:.AE24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3" draw:text-style-name="P1" svg:width="1.1413in" svg:height="0.7012in" svg:x="3.5591in" svg:y="5.0669in" draw:caption-point-x="-0.2402in" draw:caption-point-y="0.6047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14.7457in" svg:y="5.0752in" draw:caption-point-x="-0.2402in" draw:caption-point-y="0.5965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9" office:value-type="float" office:value="0.5">
            <office:annotation draw:style-name="gr2" draw:text-style-name="P1" svg:width="1.1413in" svg:height="0.5457in" svg:x="15.202in" svg:y="5.0756in" draw:caption-point-x="-0.2402in" draw:caption-point-y="0.5961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5" table:formula="of:=SUM([.D25:.AE2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369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3697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5" table:formula="of:=SUM([.D26:.AE2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5.5705in" draw:caption-point-x="-0.2402in" draw:caption-point-y="0.5969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85" table:formula="of:=SUM([.D27:.AE27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865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865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5.865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5.865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8421in" svg:y="5.865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5.8154in" draw:caption-point-x="-0.2402in" draw:caption-point-y="0.5996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85" table:formula="of:=SUM([.D28:.AE28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1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1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6.0587in" draw:caption-point-x="-0.2402in" draw:caption-point-y="0.6039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6.0602in" draw:caption-point-x="-0.2402in" draw:caption-point-y="0.6024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6.0606in" draw:caption-point-x="-0.2402in" draw:caption-point-y="0.602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2878in" svg:y="6.061in" draw:caption-point-x="-0.2402in" draw:caption-point-y="0.6016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6.0638in" draw:caption-point-x="-0.2402in" draw:caption-point-y="0.5988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5.202in" svg:y="6.0665in" draw:caption-point-x="-0.2402in" draw:caption-point-y="0.5961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85" table:formula="of:=SUM([.D29:.AE2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360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360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85" table:formula="of:=SUM([.D30:.AE30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608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608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8.7768in" svg:y="6.5567in" draw:caption-point-x="-0.2402in" draw:caption-point-y="0.6012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4622in" svg:y="6.5606in" draw:caption-point-x="-0.2402in" draw:caption-point-y="0.597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3.3756in" svg:y="6.561in" draw:caption-point-x="-0.2402in" draw:caption-point-y="0.5969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85" table:formula="of:=SUM([.D31:.AE3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855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855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6.855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6.855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6.8028in" draw:caption-point-x="-0.2402in" draw:caption-point-y="0.6028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85" table:formula="of:=SUM([.D32:.AE3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0488in" draw:caption-point-x="-0.2402in" draw:caption-point-y="0.6043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7.0504in" draw:caption-point-x="-0.2402in" draw:caption-point-y="0.6028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0508in" draw:caption-point-x="-0.2402in" draw:caption-point-y="0.6024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7.0516in" draw:caption-point-x="-0.2402in" draw:caption-point-y="0.6016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7.052in" draw:caption-point-x="-0.2402in" draw:caption-point-y="0.6012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NH</text:p>
          </table:table-cell>
          <table:table-cell table:style-name="ce85" table:formula="of:=SUM([.D33:.AE33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351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3512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85" table:formula="of:=SUM([.D34:.AE34])" office:value-type="float" office:value="6">
            <text:p>6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598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598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5.3854in" svg:y="7.5445in" draw:caption-point-x="-0.2402in" draw:caption-point-y="0.6039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5.8421in" svg:y="7.5445in" draw:caption-point-x="-0.2402in" draw:caption-point-y="0.6039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3311in" svg:y="7.5445in" draw:caption-point-x="-0.2402in" draw:caption-point-y="0.6039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8205in" svg:y="7.5445in" draw:caption-point-x="-0.2402in" draw:caption-point-y="0.6039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85" table:formula="of:=SUM([.D35:.AE3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846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846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7921in" draw:caption-point-x="-0.2402in" draw:caption-point-y="0.6043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7.7925in" draw:caption-point-x="-0.2402in" draw:caption-point-y="0.6039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7941in" draw:caption-point-x="-0.2402in" draw:caption-point-y="0.6024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7.7945in" draw:caption-point-x="-0.2402in" draw:caption-point-y="0.602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7.7965in" draw:caption-point-x="-0.2402in" draw:caption-point-y="0.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7.7969in" draw:caption-point-x="-0.2402in" draw:caption-point-y="0.5996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7.7972in" draw:caption-point-x="-0.2402in" draw:caption-point-y="0.5992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7.7976in" draw:caption-point-x="-0.2402in" draw:caption-point-y="0.5988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7.8in" draw:caption-point-x="-0.2402in" draw:caption-point-y="0.5965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TN</text:p>
          </table:table-cell>
          <table:table-cell table:style-name="ce85" table:formula="of:=SUM([.D36:.AE3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nTLT</text:p>
          </table:table-cell>
          <table:table-cell table:style-name="ce85" table:formula="of:=SUM([.D37:.AE37])" office:value-type="float" office:value="3.5">
            <text:p>3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342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342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8205in" svg:y="8.2894in" draw:caption-point-x="-0.2402in" draw:caption-point-y="0.6024in">
              <dc:date>2017-02-09T00:00:00</dc:date>
              <text:p text:style-name="P1"><text:span text:style-name="T1">Bận việc nhà, off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8.2913in" draw:caption-point-x="-0.2402in" draw:caption-point-y="0.6004in">
              <dc:date>2017-02-15T00:00:00</dc:date>
              <text:p text:style-name="P1"><text:span text:style-name="T1">Tối qua làm về muộn, xin vô trễ, 9h2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2.9189in" svg:y="8.2945in" draw:caption-point-x="-0.2402in" draw:caption-point-y="0.5972in">
              <dc:date>2017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8.2957in" draw:caption-point-x="-0.2402in" draw:caption-point-y="0.5961in">
              <dc:date>2017-02-28T00:00:00</dc:date>
              <text:p text:style-name="P1"><text:span text:style-name="T1">Có việc bận, xin đi trễ, 9h0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HTH</text:p>
          </table:table-cell>
          <table:table-cell table:style-name="ce85" table:formula="of:=SUM([.D38:.AE38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NM</text:p>
          </table:table-cell>
          <table:table-cell table:style-name="ce85" table:formula="of:=SUM([.D39:.AE3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837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8.7909in" draw:caption-point-x="-0.2402in" draw:caption-point-y="0.5961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ngHTH</text:p>
          </table:table-cell>
          <table:table-cell table:style-name="ce85" table:formula="of:=SUM([.D40:.AE40])" office:value-type="float" office:value="1.5">
            <text:p>1.5</text:p>
          </table:table-cell>
          <table:table-cell table:style-name="ce89"/>
          <table:table-cell table:style-name="ce89" office:value-type="float" office:value="0">
            <office:annotation draw:style-name="gr2" draw:text-style-name="P1" svg:width="1.1413in" svg:height="0.5457in" svg:x="3.1024in" svg:y="9.0417in" draw:caption-point-x="-0.2402in" draw:caption-point-y="0.5929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0303in" draw:caption-point-x="-0.2402in" draw:caption-point-y="0.6043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9.0323in" draw:caption-point-x="-0.2402in" draw:caption-point-y="0.6024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0327in" draw:caption-point-x="-0.2402in" draw:caption-point-y="0.602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9.0343in" draw:caption-point-x="-0.2402in" draw:caption-point-y="0.6004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0343in" draw:caption-point-x="-0.2402in" draw:caption-point-y="0.6004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9.035in" draw:caption-point-x="-0.2402in" draw:caption-point-y="0.5996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85" table:formula="of:=SUM([.D41:.AE41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9.2783in" draw:caption-point-x="-0.2402in" draw:caption-point-y="0.6039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2823in" draw:caption-point-x="-0.2402in" draw:caption-point-y="0.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67" office:value-type="string">
            <text:p>PhuongTH</text:p>
          </table:table-cell>
          <table:table-cell table:style-name="ce85" table:formula="of:=SUM([.D42:.AE42])" office:value-type="float" office:value="7">
            <text:p>7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3" draw:text-style-name="P1" svg:width="1.1413in" svg:height="0.7012in" svg:x="4.9287in" svg:y="9.5256in" draw:caption-point-x="-0.2402in" draw:caption-point-y="0.6043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3311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8.7768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9.7228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0059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9189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9.526in" draw:caption-point-x="-0.2402in" draw:caption-point-y="0.603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85" table:formula="of:=SUM([.D43:.AE43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9.7732in" draw:caption-point-x="-0.2402in" draw:caption-point-y="0.6043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7732in" draw:caption-point-x="-0.2402in" draw:caption-point-y="0.6043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9.7736in" draw:caption-point-x="-0.2402in" draw:caption-point-y="0.6039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9.7748in" draw:caption-point-x="-0.2402in" draw:caption-point-y="0.6028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7756in" draw:caption-point-x="-0.2402in" draw:caption-point-y="0.602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2661in" svg:y="9.7772in" draw:caption-point-x="-0.2402in" draw:caption-point-y="0.6004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9.7772in" draw:caption-point-x="-0.2402in" draw:caption-point-y="0.6004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85" table:formula="of:=SUM([.D44:.AE4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076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85" table:formula="of:=SUM([.D45:.AE45])" office:value-type="float" office:value="1">
            <text:p>1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10.2685in" draw:caption-point-x="-0.2402in" draw:caption-point-y="0.6047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10.2693in" draw:caption-point-x="-0.2402in" draw:caption-point-y="0.6039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10.272in" draw:caption-point-x="-0.2402in" draw:caption-point-y="0.6012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0.2736in" draw:caption-point-x="-0.2402in" draw:caption-point-y="0.5996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0.2752in" draw:caption-point-x="-0.2402in" draw:caption-point-y="0.59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85" table:formula="of:=SUM([.D46:.AE46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57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57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0.5713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3.3756in" svg:y="10.524in" draw:caption-point-x="-0.2402in" draw:caption-point-y="0.5969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DH</text:p>
          </table:table-cell>
          <table:table-cell table:style-name="ce85" table:formula="of:=SUM([.D47:.AE47])" office:value-type="float" office:value="7">
            <text:p>7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818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8189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3" draw:text-style-name="P1" svg:width="1.1413in" svg:height="0.7012in" svg:x="4.9287in" svg:y="10.7642in" draw:caption-point-x="-0.2402in" draw:caption-point-y="0.6043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3854in" svg:y="10.7642in" draw:caption-point-x="-0.2402in" draw:caption-point-y="0.6043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8421in" svg:y="10.7642in" draw:caption-point-x="-0.2402in" draw:caption-point-y="0.6043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3311in" svg:y="10.7642in" draw:caption-point-x="-0.2402in" draw:caption-point-y="0.6043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8205in" svg:y="10.7642in" draw:caption-point-x="-0.2402in" draw:caption-point-y="0.6043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85" table:formula="of:=SUM([.D48:.AE48])" office:value-type="float" office:value="2.5">
            <text:p>2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066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0665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11.0189in" draw:caption-point-x="-0.2402in" draw:caption-point-y="0.597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3.3756in" svg:y="11.0193in" draw:caption-point-x="-0.2402in" draw:caption-point-y="0.5969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oaiVK</text:p>
          </table:table-cell>
          <table:table-cell table:style-name="ce85" table:formula="of:=SUM([.D49:.AE49])" office:value-type="float" office:value="0.5">
            <text:p>0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2598in" draw:caption-point-x="-0.2402in" draw:caption-point-y="0.6039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11.2614in" draw:caption-point-x="-0.2402in" draw:caption-point-y="0.6024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2638in" draw:caption-point-x="-0.2402in" draw:caption-point-y="0.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1.2657in" draw:caption-point-x="-0.2402in" draw:caption-point-y="0.59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5.202in" svg:y="11.2677in" draw:caption-point-x="-0.2402in" draw:caption-point-y="0.5961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85" table:formula="of:=SUM([.D50:.AE50])" office:value-type="float" office:value="2">
            <text:p>2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11.5063in" draw:caption-point-x="-0.2402in" draw:caption-point-y="0.6051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11.5071in" draw:caption-point-x="-0.2402in" draw:caption-point-y="0.6043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5075in" draw:caption-point-x="-0.2402in" draw:caption-point-y="0.6039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11.5087in" draw:caption-point-x="-0.2402in" draw:caption-point-y="0.6028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11.5091in" draw:caption-point-x="-0.2402in" draw:caption-point-y="0.6024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8" draw:text-style-name="P1" svg:width="1.1413in" svg:height="0.8567in" svg:x="6.8205in" svg:y="11.5094in" draw:caption-point-x="-0.2402in" draw:caption-point-y="0.602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11.5098in" draw:caption-point-x="-0.2402in" draw:caption-point-y="0.6016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8.7768in" svg:y="11.5102in" draw:caption-point-x="-0.2402in" draw:caption-point-y="0.6012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11.511in" draw:caption-point-x="-0.2402in" draw:caption-point-y="0.6004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5114in" draw:caption-point-x="-0.2402in" draw:caption-point-y="0.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1.5118in" draw:caption-point-x="-0.2402in" draw:caption-point-y="0.5996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11.5122in" draw:caption-point-x="-0.2402in" draw:caption-point-y="0.5992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0059in" svg:y="11.5126in" draw:caption-point-x="-0.2402in" draw:caption-point-y="0.5988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1.5134in" draw:caption-point-x="-0.2402in" draw:caption-point-y="0.59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11.5142in" draw:caption-point-x="-0.2402in" draw:caption-point-y="0.597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3756in" svg:y="11.515in" draw:caption-point-x="-0.2402in" draw:caption-point-y="0.5965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11.5154in" draw:caption-point-x="-0.2402in" draw:caption-point-y="0.5961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rungHT</text:p>
          </table:table-cell>
          <table:table-cell table:style-name="ce85" table:formula="of:=SUM([.D51:.AE51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809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8094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ruyenLVC</text:p>
          </table:table-cell>
          <table:table-cell table:style-name="ce85" table:formula="of:=SUM([.D52:.AE52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2.05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2.0571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12.0043in" draw:caption-point-x="-0.2402in" draw:caption-point-y="0.6024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12.0047in" draw:caption-point-x="-0.2402in" draw:caption-point-y="0.602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9189in" svg:y="12.0094in" draw:caption-point-x="-0.2402in" draw:caption-point-y="0.597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12.0102in" draw:caption-point-x="-0.2402in" draw:caption-point-y="0.5965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67" office:value-type="string">
            <text:p>VietBA</text:p>
          </table:table-cell>
          <table:table-cell table:style-name="ce85" table:formula="of:=SUM([.D53:.AE53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2.2567in" draw:caption-point-x="-0.2402in" draw:caption-point-y="0.59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85" table:formula="of:=SUM([.D54:.AE5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2.55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2.5528in" draw:caption-point-x="-0.2402in" draw:caption-point-y="0.549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2"/>
          <table:table-cell table:style-name="ce90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3" table:number-columns-repeated="7"/>
          <table:table-cell table:style-name="ce90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 table:number-rows-repeated="98311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5"/>
        <table:table-column table:style-name="co26" table:number-columns-repeated="7" table:default-cell-style-name="ce105"/>
        <table:table-column table:style-name="co25" table:number-columns-repeated="16" table:default-cell-style-name="ce105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00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3" table:number-columns-spanned="2" table:number-rows-spanned="1">
            <text:p>3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7" table:number-columns-spanned="2" table:number-rows-spanned="1">
            <text:p>2017</text:p>
          </table:table-cell>
          <table:covered-table-cell table:style-name="ce111"/>
          <table:table-cell table:style-name="ce100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01" table:formula="of:=DATE([.$R$1];[.N1];1)" office:value-type="date" office:date-value="2017-03-01">
            <text:p>01</text:p>
          </table:table-cell>
          <table:table-cell table:style-name="ce101" table:formula="of:=[.D2]+1" office:value-type="date" office:date-value="2017-03-02">
            <text:p>02</text:p>
          </table:table-cell>
          <table:table-cell table:style-name="ce101" table:formula="of:=[.E2]+1" office:value-type="date" office:date-value="2017-03-03">
            <text:p>03</text:p>
          </table:table-cell>
          <table:table-cell table:style-name="ce101" table:formula="of:=[.F2]+1" office:value-type="date" office:date-value="2017-03-04">
            <text:p>04</text:p>
          </table:table-cell>
          <table:table-cell table:style-name="ce101" table:formula="of:=[.G2]+1" office:value-type="date" office:date-value="2017-03-05">
            <text:p>05</text:p>
          </table:table-cell>
          <table:table-cell table:style-name="ce101" table:formula="of:=[.H2]+1" office:value-type="date" office:date-value="2017-03-06">
            <text:p>06</text:p>
          </table:table-cell>
          <table:table-cell table:style-name="ce101" table:formula="of:=[.I2]+1" office:value-type="date" office:date-value="2017-03-07">
            <text:p>07</text:p>
          </table:table-cell>
          <table:table-cell table:style-name="ce101" table:formula="of:=[.J2]+1" office:value-type="date" office:date-value="2017-03-08">
            <text:p>08</text:p>
          </table:table-cell>
          <table:table-cell table:style-name="ce101" table:formula="of:=[.K2]+1" office:value-type="date" office:date-value="2017-03-09">
            <text:p>09</text:p>
          </table:table-cell>
          <table:table-cell table:style-name="ce101" table:formula="of:=[.L2]+1" office:value-type="date" office:date-value="2017-03-10">
            <text:p>10</text:p>
          </table:table-cell>
          <table:table-cell table:style-name="ce101" table:formula="of:=[.M2]+1" office:value-type="date" office:date-value="2017-03-11">
            <text:p>11</text:p>
          </table:table-cell>
          <table:table-cell table:style-name="ce101" table:formula="of:=[.N2]+1" office:value-type="date" office:date-value="2017-03-12">
            <text:p>12</text:p>
          </table:table-cell>
          <table:table-cell table:style-name="ce101" table:formula="of:=[.O2]+1" office:value-type="date" office:date-value="2017-03-13">
            <text:p>13</text:p>
          </table:table-cell>
          <table:table-cell table:style-name="ce101" table:formula="of:=[.P2]+1" office:value-type="date" office:date-value="2017-03-14">
            <text:p>14</text:p>
          </table:table-cell>
          <table:table-cell table:style-name="ce101" table:formula="of:=[.Q2]+1" office:value-type="date" office:date-value="2017-03-15">
            <text:p>15</text:p>
          </table:table-cell>
          <table:table-cell table:style-name="ce101" table:formula="of:=[.R2]+1" office:value-type="date" office:date-value="2017-03-16">
            <text:p>16</text:p>
          </table:table-cell>
          <table:table-cell table:style-name="ce101" table:formula="of:=[.S2]+1" office:value-type="date" office:date-value="2017-03-17">
            <text:p>17</text:p>
          </table:table-cell>
          <table:table-cell table:style-name="ce101" table:formula="of:=[.T2]+1" office:value-type="date" office:date-value="2017-03-18">
            <text:p>18</text:p>
          </table:table-cell>
          <table:table-cell table:style-name="ce101" table:formula="of:=[.U2]+1" office:value-type="date" office:date-value="2017-03-19">
            <text:p>19</text:p>
          </table:table-cell>
          <table:table-cell table:style-name="ce101" table:formula="of:=[.V2]+1" office:value-type="date" office:date-value="2017-03-20">
            <text:p>20</text:p>
          </table:table-cell>
          <table:table-cell table:style-name="ce101" table:formula="of:=[.W2]+1" office:value-type="date" office:date-value="2017-03-21">
            <text:p>21</text:p>
          </table:table-cell>
          <table:table-cell table:style-name="ce101" table:formula="of:=[.X2]+1" office:value-type="date" office:date-value="2017-03-22">
            <text:p>22</text:p>
          </table:table-cell>
          <table:table-cell table:style-name="ce101" table:formula="of:=[.Y2]+1" office:value-type="date" office:date-value="2017-03-23">
            <text:p>23</text:p>
          </table:table-cell>
          <table:table-cell table:style-name="ce101" table:formula="of:=[.Z2]+1" office:value-type="date" office:date-value="2017-03-24">
            <text:p>24</text:p>
          </table:table-cell>
          <table:table-cell table:style-name="ce101" table:formula="of:=[.AA2]+1" office:value-type="date" office:date-value="2017-03-25">
            <text:p>25</text:p>
          </table:table-cell>
          <table:table-cell table:style-name="ce101" table:formula="of:=[.AB2]+1" office:value-type="date" office:date-value="2017-03-26">
            <text:p>26</text:p>
          </table:table-cell>
          <table:table-cell table:style-name="ce101" table:formula="of:=[.AC2]+1" office:value-type="date" office:date-value="2017-03-27">
            <text:p>27</text:p>
          </table:table-cell>
          <table:table-cell table:style-name="ce101" table:formula="of:=[.AD2]+1" office:value-type="date" office:date-value="2017-03-28">
            <text:p>28</text:p>
          </table:table-cell>
          <table:table-cell table:style-name="ce101" table:formula="of:=[.AE2]+1" office:value-type="date" office:date-value="2017-03-29">
            <text:p>29</text:p>
          </table:table-cell>
          <table:table-cell table:style-name="ce101" table:formula="of:=[.AF2]+1" office:value-type="date" office:date-value="2017-03-30">
            <text:p>30</text:p>
          </table:table-cell>
          <table:table-cell table:style-name="ce101" table:formula="of:=[.AG2]+1" office:value-type="date" office:date-value="2017-03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number-columns-repeated="952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99" table:formula="of:=SUM([.D4:.AH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1185in" draw:caption-point-x="-0.2402in" draw:caption-point-y="0.5992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6.8205in" svg:y="0.1193in" draw:caption-point-x="-0.2402in" draw:caption-point-y="0.5984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1197in" draw:caption-point-x="-0.2402in" draw:caption-point-y="0.598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0.1201in" draw:caption-point-x="-0.2402in" draw:caption-point-y="0.5976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0.1209in" draw:caption-point-x="-0.2402in" draw:caption-point-y="0.5969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1.5492in" svg:y="0.122in" draw:caption-point-x="-0.2402in" draw:caption-point-y="0.5957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99" table:formula="of:=SUM([.D5:.AH5])" office:value-type="float" office:value="1.5">
            <text:p>1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0.3772in" draw:caption-point-x="-0.2402in" draw:caption-point-y="0.602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3791in" draw:caption-point-x="-0.2402in" draw:caption-point-y="0.6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3799in" draw:caption-point-x="-0.2402in" draw:caption-point-y="0.5992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0.3807in" draw:caption-point-x="-0.2402in" draw:caption-point-y="0.5984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3811in" draw:caption-point-x="-0.2402in" draw:caption-point-y="0.598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2661in" svg:y="0.3819in" draw:caption-point-x="-0.2402in" draw:caption-point-y="0.5972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0.3807in" draw:caption-point-x="-0.2402in" draw:caption-point-y="0.5984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0.3807in" draw:caption-point-x="-0.2402in" draw:caption-point-y="0.5984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0.3835in" draw:caption-point-x="-0.2402in" draw:caption-point-y="0.5957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99" table:formula="of:=SUM([.D6:.AH6])" office:value-type="float" office:value="2">
            <text:p>2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0.6402in" draw:caption-point-x="-0.2402in" draw:caption-point-y="0.6008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0.6406in" draw:caption-point-x="-0.2402in" draw:caption-point-y="0.6004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0.6409in" draw:caption-point-x="-0.2402in" draw:caption-point-y="0.6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0.6457in" draw:caption-point-x="-0.2402in" draw:caption-point-y="0.5953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/>
          <table:table-cell table:style-name="ce103" office:value-type="float" office:value="1">
            <office:annotation draw:style-name="gr6" draw:text-style-name="P1" svg:width="1.1413in" svg:height="0.2634in" svg:x="13.3756in" svg:y="0.6457in" draw:caption-point-x="-0.2402in" draw:caption-point-y="0.5953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3" table:number-columns-repeated="7"/>
          <table:table-cell table:style-name="ce43" table:number-columns-repeated="952"/>
        </table:table-row>
        <table:table-row table:style-name="ro7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99" table:formula="of:=SUM([.D7:.AH7])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1024in" svg:y="0.9008in" draw:caption-point-x="-0.2402in" draw:caption-point-y="0.6016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0.9016in" draw:caption-point-x="-0.2402in" draw:caption-point-y="0.6008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9024in" draw:caption-point-x="-0.2402in" draw:caption-point-y="0.6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0.9051in" draw:caption-point-x="-0.2402in" draw:caption-point-y="0.597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10.1791in" svg:y="0.9055in" draw:caption-point-x="-0.2402in" draw:caption-point-y="0.5969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4622in" svg:y="0.9075in" draw:caption-point-x="-0.2402in" draw:caption-point-y="0.5949in">
              <dc:date>2017-03-22T00:00:00</dc:date>
              <text:p text:style-name="P1">Có việc bận, xin đi trễ, 8h43 vào cty</text:p>
            </office:annotation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99" table:formula="of:=SUM([.D8:.AH8])" office:value-type="float" office:value="4">
            <text:p>4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3.1024in" svg:y="1.1591in" draw:caption-point-x="-0.2402in" draw:caption-point-y="0.6047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1.1638in" draw:caption-point-x="-0.2402in" draw:caption-point-y="0.6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1.1646in" draw:caption-point-x="-0.2402in" draw:caption-point-y="0.5992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3" office:value-type="float" office:value="0.5">
            <office:annotation draw:style-name="gr6" draw:text-style-name="P1" svg:width="1.1413in" svg:height="0.2634in" svg:x="6.3311in" svg:y="1.1591in" draw:caption-point-x="-0.2402in" draw:caption-point-y="0.6047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1.1591in" draw:caption-point-x="-0.2402in" draw:caption-point-y="0.6047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4622in" svg:y="1.1689in" draw:caption-point-x="-0.2402in" draw:caption-point-y="0.5949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2.9189in" svg:y="1.1591in" draw:caption-point-x="-0.2402in" draw:caption-point-y="0.6047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table:number-columns-repeated="6"/>
          <table:table-cell table:style-name="ce103" office:value-type="float" office:value="0.5">
            <office:annotation draw:style-name="gr6" draw:text-style-name="P1" svg:width="1.1413in" svg:height="0.2634in" svg:x="16.1154in" svg:y="1.1591in" draw:caption-point-x="-0.2402in" draw:caption-point-y="0.6047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/>
          <table:table-cell table:style-name="ce43" table:number-columns-repeated="952"/>
        </table:table-row>
        <table:table-row table:style-name="ro7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99" table:formula="of:=SUM([.D9:.AH9])" office:value-type="float" office:value="1.5">
            <text:p>1.5</text:p>
          </table:table-cell>
          <table:table-cell table:style-name="ce103" office:value-type="float" office:value="0">
            <office:annotation draw:style-name="gr4" draw:text-style-name="P1" svg:width="1.1413in" svg:height="0.3902in" svg:x="2.6457in" svg:y="1.4094in" draw:caption-point-x="-0.2402in" draw:caption-point-y="0.602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.4098in" draw:caption-point-x="-0.2402in" draw:caption-point-y="0.6016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1.4122in" draw:caption-point-x="-0.2402in" draw:caption-point-y="0.5992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8.7768in" svg:y="1.4138in" draw:caption-point-x="-0.2402in" draw:caption-point-y="0.5976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9.7228in" svg:y="1.4146in" draw:caption-point-x="-0.2402in" draw:caption-point-y="0.5969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99" table:formula="of:=SUM([.D10:.AH10])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1.6709in" draw:caption-point-x="-0.2402in" draw:caption-point-y="0.602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/>
          <table:table-cell table:style-name="ce11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99" table:formula="of:=SUM([.D11:.AH1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1.9386in" draw:caption-point-x="-0.2402in" draw:caption-point-y="0.5961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99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2.1976in" draw:caption-point-x="-0.2402in" draw:caption-point-y="0.5984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2.1984in" draw:caption-point-x="-0.2402in" draw:caption-point-y="0.5976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7228in" svg:y="2.1992in" draw:caption-point-x="-0.2402in" draw:caption-point-y="0.5969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99" table:formula="of:=SUM([.D13:.AH13])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2.4567in" draw:caption-point-x="-0.2402in" draw:caption-point-y="0.6008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8.2878in" svg:y="2.4594in" draw:caption-point-x="-0.2402in" draw:caption-point-y="0.598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99" table:formula="of:=SUM([.D14:.AH14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99" table:formula="of:=SUM([.D15:.AH15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0059in" svg:y="2.9854in" draw:caption-point-x="-0.2402in" draw:caption-point-y="0.5953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99" table:formula="of:=SUM([.D16:.AH16])" office:value-type="float" office:value="2">
            <text:p>2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3.2433in" draw:caption-point-x="-0.2402in" draw:caption-point-y="0.5988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3.2437in" draw:caption-point-x="-0.2402in" draw:caption-point-y="0.5984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3.2445in" draw:caption-point-x="-0.2402in" draw:caption-point-y="0.5976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3.2449in" draw:caption-point-x="-0.2402in" draw:caption-point-y="0.5972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3.2469in" draw:caption-point-x="-0.2402in" draw:caption-point-y="0.5953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3.2472in" draw:caption-point-x="-0.2402in" draw:caption-point-y="0.5949in">
              <dc:date>2017-03-22T00:00:00</dc:date>
              <text:p text:style-name="P1">8h30 vào cty</text:p>
            </office:annotation>
            <text:p>0</text:p>
          </table:table-cell>
          <table:table-cell table:style-name="ce103" table:number-columns-repeated="4"/>
          <table:table-cell table:style-name="ce103" office:value-type="float" office:value="1">
            <office:annotation draw:style-name="gr6" draw:text-style-name="P1" svg:width="1.1413in" svg:height="0.2634in" svg:x="14.7457in" svg:y="3.2441in" draw:caption-point-x="-0.2402in" draw:caption-point-y="0.598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3.2441in" draw:caption-point-x="-0.2402in" draw:caption-point-y="0.598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table:number-columns-repeated="3"/>
          <table:table-cell table:style-name="ce43" table:number-columns-repeated="952"/>
        </table:table-row>
        <table:table-row table:style-name="ro7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99" table:formula="of:=SUM([.D17:.AH17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1024in" svg:y="3.502in" draw:caption-point-x="-0.2402in" draw:caption-point-y="0.6016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99" table:formula="of:=SUM([.D18:.AH18])" office:value-type="float" office:value="0.5"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3.7634in" draw:caption-point-x="-0.2402in" draw:caption-point-y="0.602in">
              <dc:date>2017-03-01T00:00:00</dc:date>
              <text:p text:style-name="P1"><text:span text:style-name="T1">Làm remote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5591in" svg:y="3.7646in" draw:caption-point-x="-0.2402in" draw:caption-point-y="0.6008in">
              <dc:date>2017-03-02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3.7654in" draw:caption-point-x="-0.2402in" draw:caption-point-y="0.6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3.7661in" draw:caption-point-x="-0.2402in" draw:caption-point-y="0.5992in">
              <dc:date>2017-03-08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3.7669in" draw:caption-point-x="-0.2402in" draw:caption-point-y="0.5984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3.7681in" draw:caption-point-x="-0.2402in" draw:caption-point-y="0.597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3.7685in" draw:caption-point-x="-0.2402in" draw:caption-point-y="0.5969in">
              <dc:date>2017-03-16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3.7693in" draw:caption-point-x="-0.2402in" draw:caption-point-y="0.5961in">
              <dc:date>2017-03-17T00:00:00</dc:date>
              <text:p text:style-name="P1"><text:span text:style-name="T1">8h38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3.7697in" draw:caption-point-x="-0.2402in" draw:caption-point-y="0.5957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99" table:formula="of:=SUM([.D19:.AH19])" office:value-type="float" office:value="9">
            <text:p>9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4.022in" draw:caption-point-x="-0.2402in" draw:caption-point-y="0.6047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4.022in" draw:caption-point-x="-0.2402in" draw:caption-point-y="0.6047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4.022in" draw:caption-point-x="-0.2402in" draw:caption-point-y="0.6047in">
              <dc:date>2017-03-06T00:00:00</dc:date>
              <text:p text:style-name="P1"><text:span text:style-name="T1">Đi HN cùng GĐ</text:span></text:p>
              <text:p text:style-name="P1"><text:span text:style-name="T1">Làm remote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4.0264in" draw:caption-point-x="-0.2402in" draw:caption-point-y="0.6004in">
              <dc:date>2017-03-06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4.0272in" draw:caption-point-x="-0.2402in" draw:caption-point-y="0.5996in">
              <dc:date>2017-03-08T00:00:00</dc:date>
              <text:p text:style-name="P1"><text:span text:style-name="T1">9h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4.0276in" draw:caption-point-x="-0.2402in" draw:caption-point-y="0.5992in">
              <dc:date>2017-03-08T00:00:00</dc:date>
              <text:p text:style-name="P1"><text:span text:style-name="T1">Nhà có việc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028in" draw:caption-point-x="-0.2402in" draw:caption-point-y="0.5988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4.0283in" draw:caption-point-x="-0.2402in" draw:caption-point-y="0.5984in">
              <dc:date>2017-03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4.0287in" draw:caption-point-x="-0.2402in" draw:caption-point-y="0.598in">
              <dc:date>2017-03-13T00:00:00</dc:date>
              <text:p text:style-name="P1"><text:span text:style-name="T1">8h37 vào cty</text:span></text:p>
              <text:p text:style-name="P1"><text:span text:style-name="T1">Xin về sớm lúc 4h12</text:span></text:p>
            </office:annotation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4.0291in" draw:caption-point-x="-0.2402in" draw:caption-point-y="0.5976in">
              <dc:date>2017-03-14T00:00:00</dc:date>
              <text:p text:style-name="P1"><text:span text:style-name="T1">Bị sốt, xin nghỉ đi khám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4.0295in" draw:caption-point-x="-0.2402in" draw:caption-point-y="0.597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4.0295in" draw:caption-point-x="-0.2402in" draw:caption-point-y="0.597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4.0295in" draw:caption-point-x="-0.2402in" draw:caption-point-y="0.597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4.0311in" draw:caption-point-x="-0.2402in" draw:caption-point-y="0.5957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4.0311in" draw:caption-point-x="-0.2402in" draw:caption-point-y="0.5957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4.0319in" draw:caption-point-x="-0.2402in" draw:caption-point-y="0.5949in">
              <dc:date>2017-03-22T00:00:00</dc:date>
              <text:p text:style-name="P1">Bị kẹt xe, 8h45 vào cty</text:p>
            </office:annotation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99" table:formula="of:=SUM([.D20:.AH2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99" table:formula="of:=SUM([.D21:.AH2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5508in" draw:caption-point-x="-0.2402in" draw:caption-point-y="0.5988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99" table:formula="of:=SUM([.D22:.AH2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99" table:formula="of:=SUM([.D23:.AH23])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5591in" svg:y="5.072in" draw:caption-point-x="-0.2402in" draw:caption-point-y="0.6008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5.0728in" draw:caption-point-x="-0.2402in" draw:caption-point-y="0.6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5.0736in" draw:caption-point-x="-0.2402in" draw:caption-point-y="0.5992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5.074in" draw:caption-point-x="-0.2402in" draw:caption-point-y="0.5988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9" table:formula="of:=SUM([.D24:.AH2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8.2878in" svg:y="5.3362in" draw:caption-point-x="-0.2402in" draw:caption-point-y="0.598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99" table:formula="of:=SUM([.D25:.AH2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9" table:formula="of:=SUM([.D26:.AH26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99" table:formula="of:=SUM([.D27:.AH27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9" table:formula="of:=SUM([.D28:.AH28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6.3787in" draw:caption-point-x="-0.2402in" draw:caption-point-y="0.6016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6.376in" draw:caption-point-x="-0.2402in" draw:caption-point-y="0.6043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6.376in" draw:caption-point-x="-0.2402in" draw:caption-point-y="0.6043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6.376in" draw:caption-point-x="-0.2402in" draw:caption-point-y="0.604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6.376in" draw:caption-point-x="-0.2402in" draw:caption-point-y="0.604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6.376in" draw:caption-point-x="-0.2402in" draw:caption-point-y="0.604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9" table:formula="of:=SUM([.D29:.AH29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99" table:formula="of:=SUM([.D30:.AH3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99" table:formula="of:=SUM([.D31:.AH31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8205in" svg:y="7.1661in" draw:caption-point-x="-0.2402in" draw:caption-point-y="0.5988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7.1701in" draw:caption-point-x="-0.2402in" draw:caption-point-y="0.5949in">
              <dc:date>2017-03-22T00:00:00</dc:date>
              <text:p text:style-name="P1">Bị hư xe, xin đi trễ, 8h57 vào cty</text:p>
            </office:annotation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9" table:formula="of:=SUM([.D32:.AH3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7.428in" draw:caption-point-x="-0.2402in" draw:caption-point-y="0.5984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7.4287in" draw:caption-point-x="-0.2402in" draw:caption-point-y="0.5976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7.4295in" draw:caption-point-x="-0.2402in" draw:caption-point-y="0.5969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7.4311in" draw:caption-point-x="-0.2402in" draw:caption-point-y="0.5953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99" table:formula="of:=SUM([.D33:.AH33])" office:value-type="float" office:value="0">
            <text:p>0</text:p>
          </table:table-cell>
          <table:table-cell table:style-name="ce103" table:number-columns-repeated="19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99" table:formula="of:=SUM([.D34:.AH3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7.9535in" draw:caption-point-x="-0.2402in" draw:caption-point-y="0.5961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99" table:formula="of:=SUM([.D35:.AH3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99" table:formula="of:=SUM([.D36:.AH36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8.4709in" draw:caption-point-x="-0.2402in" draw:caption-point-y="0.601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8.4709in" draw:caption-point-x="-0.2402in" draw:caption-point-y="0.6016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8.4728in" draw:caption-point-x="-0.2402in" draw:caption-point-y="0.5996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8.4736in" draw:caption-point-x="-0.2402in" draw:caption-point-y="0.5988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8.474in" draw:caption-point-x="-0.2402in" draw:caption-point-y="0.5984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8.4748in" draw:caption-point-x="-0.2402in" draw:caption-point-y="0.5976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8.4752in" draw:caption-point-x="-0.2402in" draw:caption-point-y="0.5972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8.4764in" draw:caption-point-x="-0.2402in" draw:caption-point-y="0.5961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8.4768in" draw:caption-point-x="-0.2402in" draw:caption-point-y="0.5957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99" table:formula="of:=SUM([.D37:.AH37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8.7335in" draw:caption-point-x="-0.2402in" draw:caption-point-y="0.6004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99" table:formula="of:=SUM([.D38:.AH38])" office:value-type="float" office:value="2">
            <text:p>2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8.9949in" draw:caption-point-x="-0.2402in" draw:caption-point-y="0.6008in">
              <dc:date>2017-03-03T00:00:00</dc:date>
              <text:p text:style-name="P1"><text:span text:style-name="T1">Có việc gấp phải vô bệnh viện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8421in" svg:y="8.9965in" draw:caption-point-x="-0.2402in" draw:caption-point-y="0.5992in">
              <dc:date>2017-03-08T00:00:00</dc:date>
              <text:p text:style-name="P1"><text:span text:style-name="T1">Đi khám bệnh cho con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8.9988in" draw:caption-point-x="-0.2402in" draw:caption-point-y="0.5969in">
              <dc:date>2017-03-16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8.9996in" draw:caption-point-x="-0.2402in" draw:caption-point-y="0.5961in">
              <dc:date>2017-03-17T00:00:00</dc:date>
              <text:p text:style-name="P1"><text:span text:style-name="T1">Bận việc gđ, off sáng</text:span></text:p>
            </office:annotation>
            <text:p>0.5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99" table:formula="of:=SUM([.D39:.AH39])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3.5591in" svg:y="9.2563in" draw:caption-point-x="-0.2402in" draw:caption-point-y="0.6008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99" table:formula="of:=SUM([.D40:.AH40])" office:value-type="float" office:value="1.5">
            <text:p>1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9.5217in" draw:caption-point-x="-0.2402in" draw:caption-point-y="0.5969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9.5193in" draw:caption-point-x="-0.2402in" draw:caption-point-y="0.5992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99" table:formula="of:=SUM([.D41:.AH41])" office:value-type="float" office:value="3">
            <text:p>3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9.7839in" draw:caption-point-x="-0.2402in" draw:caption-point-y="0.5961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9.7843in" draw:caption-point-x="-0.2402in" draw:caption-point-y="0.5957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2.9189in" svg:y="9.7744in" draw:caption-point-x="-0.2402in" draw:caption-point-y="0.6055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3.3756in" svg:y="9.7744in" draw:caption-point-x="-0.2402in" draw:caption-point-y="0.6055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4.7457in" svg:y="9.7744in" draw:caption-point-x="-0.2402in" draw:caption-point-y="0.6055in">
              <dc:date>2017-02-09T00:00:00</dc:date>
              <text:p text:style-name="P1"><text:span text:style-name="T1">Đi du lịch</text:span></text:p>
            </office:annotation>
            <text:p>1</text:p>
          </table:table-cell>
          <table:table-cell table:style-name="ce103" table:number-columns-repeated="4"/>
          <table:table-cell table:style-name="ce43" table:number-columns-repeated="952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99" table:formula="of:=SUM([.D42:.AH4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10.0441in" draw:caption-point-x="-0.2402in" draw:caption-point-y="0.5976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10.0445in" draw:caption-point-x="-0.2402in" draw:caption-point-y="0.597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99" table:formula="of:=SUM([.D43:.AH43])" office:value-type="float" office:value="7">
            <text:p>7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2961in" draw:caption-point-x="-0.2402in" draw:caption-point-y="0.6071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10.3024in" draw:caption-point-x="-0.2402in" draw:caption-point-y="0.6008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3854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8.7768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10.3059in" draw:caption-point-x="-0.2402in" draw:caption-point-y="0.5972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2.9189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table:number-columns-repeated="4"/>
          <table:table-cell table:style-name="ce103" office:value-type="float" office:value="1">
            <office:annotation draw:style-name="gr6" draw:text-style-name="P1" svg:width="1.1413in" svg:height="0.2634in" svg:x="15.202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/>
          <table:table-cell table:style-name="ce103" office:value-type="float" office:value="1">
            <office:annotation draw:style-name="gr6" draw:text-style-name="P1" svg:width="1.1413in" svg:height="0.2634in" svg:x="16.1154in" svg:y="10.2961in" draw:caption-point-x="-0.2402in" draw:caption-point-y="0.607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99" table:formula="of:=SUM([.D44:.AH44])" office:value-type="float" office:value="6">
            <text:p>6</text:p>
          </table:table-cell>
          <table:table-cell table:style-name="ce103" office:value-type="float" office:value="0.5">
            <office:annotation draw:style-name="gr6" draw:text-style-name="P1" svg:width="1.1413in" svg:height="0.2634in" svg:x="2.6457in" svg:y="10.5579in" draw:caption-point-x="-0.2402in" draw:caption-point-y="0.606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563in" draw:caption-point-x="-0.2402in" draw:caption-point-y="0.6016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8.7768in" svg:y="10.5669in" draw:caption-point-x="-0.2402in" draw:caption-point-y="0.5976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0059in" svg:y="10.5693in" draw:caption-point-x="-0.2402in" draw:caption-point-y="0.5953in">
              <dc:date>2017-03-21T00:00:00</dc:date>
              <text:p text:style-name="P1"><text:span text:style-name="T1">Bị đau chân, xin làm remote</text:span></text:p>
            </office:annotation>
            <text:p>1</text:p>
          </table:table-cell>
          <table:table-cell table:style-name="ce103" office:value-type="float" office:value="0.5">
            <office:annotation draw:style-name="gr6" draw:text-style-name="P1" svg:width="1.1413in" svg:height="0.2634in" svg:x="12.4622in" svg:y="10.5579in" draw:caption-point-x="-0.2402in" draw:caption-point-y="0.606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1">
            <office:annotation draw:style-name="gr4" draw:text-style-name="P1" svg:width="1.1413in" svg:height="0.3902in" svg:x="12.9189in" svg:y="10.5693in" draw:caption-point-x="-0.2402in" draw:caption-point-y="0.5953in">
              <dc:date>2017-03-21T00:00:00</dc:date>
              <text:p text:style-name="P1"><text:span text:style-name="T1">Bị đau chân, xin làm remote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3.3756in" svg:y="10.5693in" draw:caption-point-x="-0.2402in" draw:caption-point-y="0.5953in">
              <dc:date>2017-03-21T00:00:00</dc:date>
              <text:p text:style-name="P1"><text:span text:style-name="T1">Bị đau chân, xin làm remote</text:span></text:p>
            </office:annotation>
            <text:p>1</text:p>
          </table:table-cell>
          <table:table-cell table:style-name="ce103" table:number-columns-repeated="4"/>
          <table:table-cell table:style-name="ce103" office:value-type="float" office:value="0.5">
            <office:annotation draw:style-name="gr6" draw:text-style-name="P1" svg:width="1.1413in" svg:height="0.2634in" svg:x="15.6587in" svg:y="10.5579in" draw:caption-point-x="-0.2402in" draw:caption-point-y="0.606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table:number-columns-repeated="2"/>
          <table:table-cell table:style-name="ce43" table:number-columns-repeated="952"/>
        </table:table-row>
        <table:table-row table:style-name="ro7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99" table:formula="of:=SUM([.D45:.AH45])" office:value-type="float" office:value="0">
            <text:p>0</text:p>
          </table:table-cell>
          <table:table-cell table:style-name="ce103" table:number-columns-repeated="19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99" table:formula="of:=SUM([.D46:.AH46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1.0724in" draw:caption-point-x="-0.2402in" draw:caption-point-y="0.6016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0.1791in" svg:y="11.078in" draw:caption-point-x="-0.2402in" draw:caption-point-y="0.5961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99" table:formula="of:=SUM([.D47:.AH47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1.3339in" draw:caption-point-x="-0.2402in" draw:caption-point-y="0.601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11.3346in" draw:caption-point-x="-0.2402in" draw:caption-point-y="0.6008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8421in" svg:y="11.3362in" draw:caption-point-x="-0.2402in" draw:caption-point-y="0.5992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6.8205in" svg:y="11.3362in" draw:caption-point-x="-0.2402in" draw:caption-point-y="0.5992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11.3378in" draw:caption-point-x="-0.2402in" draw:caption-point-y="0.5976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11.3382in" draw:caption-point-x="-0.2402in" draw:caption-point-y="0.597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1.3398in" draw:caption-point-x="-0.2402in" draw:caption-point-y="0.5957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99" table:formula="of:=SUM([.D48:.AH48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11.5988in" draw:caption-point-x="-0.2402in" draw:caption-point-y="0.598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11.5992in" draw:caption-point-x="-0.2402in" draw:caption-point-y="0.5976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11.5492in" svg:y="11.6012in" draw:caption-point-x="-0.2402in" draw:caption-point-y="0.5957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99" table:formula="of:=SUM([.D49:.AH49])" office:value-type="float" office:value="0">
            <text:p>0</text:p>
          </table:table-cell>
          <table:table-cell table:style-name="ce103" table:number-columns-repeated="1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99" table:formula="of:=SUM([.D50:.AH50])" office:value-type="float" office:value="2.5">
            <text:p>2.5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12.1181in" draw:caption-point-x="-0.2402in" draw:caption-point-y="0.602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12.1181in" draw:caption-point-x="-0.2402in" draw:caption-point-y="0.602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5.3854in" svg:y="12.1201in" draw:caption-point-x="-0.2402in" draw:caption-point-y="0.6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99" table:formula="of:=SUM([.D51:.AH51])" office:value-type="float" office:value="15">
            <text:p>1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8.2878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1.5492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0059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4622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9189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3.3756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4.7457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202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6587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1154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572in" svg:y="12.378in" draw:caption-point-x="-0.2402in" draw:caption-point-y="0.6035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99" table:formula="of:=SUM([.D52:.AH52])" office:value-type="float" office:value="0"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2.6276in" draw:caption-point-x="-0.2402in" draw:caption-point-y="0.601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12.6291in" draw:caption-point-x="-0.2402in" draw:caption-point-y="0.6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2.6299in" draw:caption-point-x="-0.2402in" draw:caption-point-y="0.5992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12.6303in" draw:caption-point-x="-0.2402in" draw:caption-point-y="0.5988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6307in" draw:caption-point-x="-0.2402in" draw:caption-point-y="0.5984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99" table:formula="of:=SUM([.D53:.AH53])" office:value-type="float" office:value="4">
            <text:p>4</text:p>
          </table:table-cell>
          <table:table-cell table:style-name="ce103" office:value-type="float" office:value="0.5">
            <office:annotation draw:style-name="gr3" draw:text-style-name="P1" svg:width="1.1413in" svg:height="0.7012in" svg:x="2.6457in" svg:y="12.8886in" draw:caption-point-x="-0.2402in" draw:caption-point-y="0.602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1">
            <office:annotation draw:style-name="gr4" draw:text-style-name="P1" svg:width="1.1413in" svg:height="0.3902in" svg:x="3.1024in" svg:y="12.889in" draw:caption-point-x="-0.2402in" draw:caption-point-y="0.6016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4.9287in" svg:y="12.8902in" draw:caption-point-x="-0.2402in" draw:caption-point-y="0.6004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3854in" svg:y="12.8909in" draw:caption-point-x="-0.2402in" draw:caption-point-y="0.5996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3311in" svg:y="12.8917in" draw:caption-point-x="-0.2402in" draw:caption-point-y="0.5988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8921in" draw:caption-point-x="-0.2402in" draw:caption-point-y="0.5984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12.8913in" draw:caption-point-x="-0.2402in" draw:caption-point-y="0.5992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12.4622in" svg:y="12.8957in" draw:caption-point-x="-0.2402in" draw:caption-point-y="0.5949in">
              <dc:date>2017-03-22T00:00:00</dc:date>
              <text:p text:style-name="P1">Nhà có việc, xin đi trễ</text:p>
              <text:p text:style-name="P1">Vắng quá 2h, tính là off sáng</text:p>
            </office:annotation>
            <text:p>0.5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44" office:value-type="string">
            <text:p>TrungHT</text:p>
          </table:table-cell>
          <table:table-cell table:style-name="ce99" table:formula="of:=SUM([.D54:.AH54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13.1563in" draw:caption-point-x="-0.2402in" draw:caption-point-y="0.5961in">
              <dc:date>2017-03-17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13.1567in" draw:caption-point-x="-0.2402in" draw:caption-point-y="0.5957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52">
            <text:p>52</text:p>
          </table:table-cell>
          <table:table-cell table:style-name="ce44" office:value-type="string">
            <text:p>TruyenLVC</text:p>
          </table:table-cell>
          <table:table-cell table:style-name="ce99" table:formula="of:=SUM([.D55:.AH5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3.4146in" draw:caption-point-x="-0.2402in" draw:caption-point-y="0.5992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13.4169in" draw:caption-point-x="-0.2402in" draw:caption-point-y="0.5969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13.4189in" draw:caption-point-x="-0.2402in" draw:caption-point-y="0.5949in">
              <dc:date>2017-03-22T00:00:00</dc:date>
              <text:p text:style-name="P1">8h30 vào cty</text:p>
            </office:annotation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53">
            <text:p>53</text:p>
          </table:table-cell>
          <table:table-cell table:style-name="ce67" office:value-type="string">
            <text:p>VietBA</text:p>
          </table:table-cell>
          <table:table-cell table:style-name="ce99" table:formula="of:=SUM([.D56:.AH56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7">
          <table:table-cell table:style-name="ce42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99" table:formula="of:=SUM([.D57:.AH57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2" draw:text-style-name="P1" svg:width="1.1413in" svg:height="0.5457in" svg:x="5.8421in" svg:y="13.9374in" draw:caption-point-x="-0.2402in" draw:caption-point-y="0.5992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3.9409in" draw:caption-point-x="-0.2402in" draw:caption-point-y="0.5957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9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6"/>
          <table:table-cell table:style-name="ce104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7" table:number-columns-repeated="7"/>
          <table:table-cell table:style-name="ce104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6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3/22/2017</text:date>, <text:time>10:1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3-22">03/2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639</meta:editing-cycles>
    <meta:editing-duration>P46DT11H13M12S</meta:editing-duration>
    <meta:generator>OpenOffice/4.1.2$Win32 OpenOffice.org_project/412m3$Build-9782</meta:generator>
    <dc:date>2017-03-22T10:14:14.92</dc:date>
    <meta:document-statistic meta:table-count="6" meta:cell-count="4026" meta:object-count="0"/>
    <meta:user-defined meta:name="Info 1"/>
    <meta:user-defined meta:name="Info 2"/>
    <meta:user-defined meta:name="Info 3"/>
    <meta:user-defined meta:name="Info 4"/>
  </office:meta>
</office:document-meta>
</file>